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results_all.$Q$2]&lt;0)" style:apply-style-name="Good" style:base-cell-address="results_all.P2"/>
    </style:style>
    <style:style style:name="ce2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>
      <style:map style:condition="cell-content()=1" style:apply-style-name="VeryGood" style:base-cell-address="results_all.T2"/>
      <style:map style:condition="cell-content()=2" style:apply-style-name="Good" style:base-cell-address="results_all.T2"/>
      <style:map style:condition="cell-content()=3" style:apply-style-name="Neutral" style:base-cell-address="results_all.T2"/>
      <style:map style:condition="cell-content()=4" style:apply-style-name="Bad" style:base-cell-address="results_all.T2"/>
      <style:map style:condition="cell-content()=5" style:apply-style-name="Error" style:base-cell-address="results_all.T2"/>
    </style:style>
  </office:automatic-styles>
  <office:body>
    <office:spreadsheet>
      <table:calculation-settings table:automatic-find-labels="false" table:use-regular-expressions="false" table:use-wildcards="true"/>
      <table:table table:name="results_all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4"/>
        <table:table-row table:style-name="ro1">
          <table:table-cell office:value-type="string" calcext:value-type="string">
            <text:p>TESTACC</text:p>
          </table:table-cell>
          <table:table-cell office:value-type="string" calcext:value-type="string">
            <text:p>TS-CHIEF</text:p>
          </table:table-cell>
          <table:table-cell office:value-type="string" calcext:value-type="string">
            <text:p>HIVE-COTE v1.0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InceptionTime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ResNet</text:p>
          </table:table-cell>
          <table:table-cell office:value-type="string" calcext:value-type="string">
            <text:p>ProximityForest</text:p>
          </table:table-cell>
          <table:table-cell office:value-type="string" calcext:value-type="string">
            <text:p>WEASEL</text:p>
          </table:table-cell>
          <table:table-cell office:value-type="string" calcext:value-type="string">
            <text:p>S-BOSS</text:p>
          </table:table-cell>
          <table:table-cell office:value-type="string" calcext:value-type="string">
            <text:p>cBOSS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SF</text:p>
          </table:table-cell>
          <table:table-cell office:value-type="string" calcext:value-type="string">
            <text:p>Catch22</text:p>
          </table:table-cell>
          <table:table-cell office:value-type="string" calcext:value-type="string">
            <text:p>Our results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CSF1</text:p>
          </table:table-cell>
          <table:table-cell office:value-type="float" office:value="0.807" calcext:value-type="float">
            <text:p>0.807</text:p>
          </table:table-cell>
          <table:table-cell office:value-type="float" office:value="0.85" calcext:value-type="float">
            <text:p>0.8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26666666666666" calcext:value-type="float">
            <text:p>0.826666666666666</text:p>
          </table:table-cell>
          <table:table-cell office:value-type="float" office:value="0.838333333333333" calcext:value-type="float">
            <text:p>0.838333333333333</text:p>
          </table:table-cell>
          <table:table-cell office:value-type="float" office:value="0.824" calcext:value-type="float">
            <text:p>0.824</text:p>
          </table:table-cell>
          <table:table-cell office:value-type="float" office:value="0.638333333333333" calcext:value-type="float">
            <text:p>0.63833333333333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5" calcext:value-type="float">
            <text:p>0.815</text:p>
          </table:table-cell>
          <table:table-cell office:value-type="float" office:value="0.757333333333333" calcext:value-type="float">
            <text:p>0.757333333333333</text:p>
          </table:table-cell>
          <table:table-cell office:value-type="float" office:value="0.768333333333333" calcext:value-type="float">
            <text:p>0.768333333333333</text:p>
          </table:table-cell>
          <table:table-cell office:value-type="float" office:value="0.76" calcext:value-type="float">
            <text:p>0.76</text:p>
          </table:table-cell>
          <table:table-cell office:value-type="float" office:value="0.635" calcext:value-type="float">
            <text:p>0.635</text:p>
          </table:table-cell>
          <table:table-cell office:value-type="float" office:value="0.777666666666667" calcext:value-type="float">
            <text:p>0.777666666666667</text:p>
          </table:table-cell>
          <table:table-cell table:style-name="ce1" office:value-type="float" office:value="0.360000014305115" calcext:value-type="float">
            <text:p>0.360000014305115</text:p>
          </table:table-cell>
          <table:table-cell table:formula="of:=IF([.P2]; 1-[.P2]/MIN([.B2:.O2]); &quot;&quot;)" office:value-type="float" office:value="0.433070843613992" calcext:value-type="float">
            <text:p>0.433070843613992</text:p>
          </table:table-cell>
          <table:table-cell table:formula="of:=IF([.P2]; 1-[.P2]/MAX([.B2:.O2]); &quot;&quot;)" office:value-type="float" office:value="0.576470571405747" calcext:value-type="float">
            <text:p>0.576470571405747</text:p>
          </table:table-cell>
          <table:table-cell table:formula="of:=IF([.P2]; 1-[.P2]/AVERAGE([.B2:.O2]); &quot;&quot;)" office:value-type="float" office:value="0.538574200414587" calcext:value-type="float">
            <text:p>0.538574200414587</text:p>
          </table:table-cell>
          <table:table-cell table:formula="of:=IF([.P2]&gt;MAX([.B2:.O2]); 1; IF([.P2]&gt;AVERAGE([.B2:.O2]); 2; IF([.P2]&gt;MIN([.B2:.O2]); 3; IF([.P2]&gt;MAX([.B2:.O2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iac</text:p>
          </table:table-cell>
          <table:table-cell office:value-type="float" office:value="0.779710144927536" calcext:value-type="float">
            <text:p>0.779710144927536</text:p>
          </table:table-cell>
          <table:table-cell office:value-type="float" office:value="0.796248934356351" calcext:value-type="float">
            <text:p>0.796248934356351</text:p>
          </table:table-cell>
          <table:table-cell office:value-type="float" office:value="0.771952259164535" calcext:value-type="float">
            <text:p>0.771952259164535</text:p>
          </table:table-cell>
          <table:table-cell office:value-type="float" office:value="0.822080136402387" calcext:value-type="float">
            <text:p>0.822080136402387</text:p>
          </table:table-cell>
          <table:table-cell office:value-type="float" office:value="0.793179880647911" calcext:value-type="float">
            <text:p>0.793179880647911</text:p>
          </table:table-cell>
          <table:table-cell office:value-type="float" office:value="0.815430520034101" calcext:value-type="float">
            <text:p>0.815430520034101</text:p>
          </table:table-cell>
          <table:table-cell office:value-type="float" office:value="0.722165387894288" calcext:value-type="float">
            <text:p>0.722165387894288</text:p>
          </table:table-cell>
          <table:table-cell office:value-type="float" office:value="0.798806479113385" calcext:value-type="float">
            <text:p>0.798806479113385</text:p>
          </table:table-cell>
          <table:table-cell office:value-type="float" office:value="0.742710997442455" calcext:value-type="float">
            <text:p>0.742710997442455</text:p>
          </table:table-cell>
          <table:table-cell office:value-type="float" office:value="0.746291560102302" calcext:value-type="float">
            <text:p>0.746291560102302</text:p>
          </table:table-cell>
          <table:table-cell office:value-type="float" office:value="0.749019607843137" calcext:value-type="float">
            <text:p>0.749019607843137</text:p>
          </table:table-cell>
          <table:table-cell office:value-type="float" office:value="0.757971014492753" calcext:value-type="float">
            <text:p>0.757971014492753</text:p>
          </table:table-cell>
          <table:table-cell office:value-type="float" office:value="0.711935208866155" calcext:value-type="float">
            <text:p>0.711935208866155</text:p>
          </table:table-cell>
          <table:table-cell office:value-type="float" office:value="0.684654731457801" calcext:value-type="float">
            <text:p>0.684654731457801</text:p>
          </table:table-cell>
          <table:table-cell office:value-type="float" office:value="0.524296700954437" calcext:value-type="float">
            <text:p>0.524296700954437</text:p>
          </table:table-cell>
          <table:table-cell table:formula="of:=IF([.P3]; 1-[.P3]/MIN([.B3:.O3]); &quot;&quot;)" office:value-type="float" office:value="0.234217369917128" calcext:value-type="float">
            <text:p>0.234217369917128</text:p>
          </table:table-cell>
          <table:table-cell table:formula="of:=IF([.P3]; 1-[.P3]/MAX([.B3:.O3]); &quot;&quot;)" office:value-type="float" office:value="0.362231639303583" calcext:value-type="float">
            <text:p>0.362231639303583</text:p>
          </table:table-cell>
          <table:table-cell table:formula="of:=IF([.P3]; 1-[.P3]/AVERAGE([.B3:.O3]); &quot;&quot;)" office:value-type="float" office:value="0.313501110431931" calcext:value-type="float">
            <text:p>0.313501110431931</text:p>
          </table:table-cell>
          <table:table-cell table:formula="of:=IF([.P3]&gt;MAX([.B3:.O3]); 1; IF([.P3]&gt;AVERAGE([.B3:.O3]); 2; IF([.P3]&gt;MIN([.B3:.O3]); 3; IF([.P3]&gt;MAX([.B3:.O3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rowHead</text:p>
          </table:table-cell>
          <table:table-cell office:value-type="float" office:value="0.881142857142857" calcext:value-type="float">
            <text:p>0.88114285714285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59047619047619" calcext:value-type="float">
            <text:p>0.859047619047619</text:p>
          </table:table-cell>
          <table:table-cell office:value-type="float" office:value="0.880380952380952" calcext:value-type="float">
            <text:p>0.88038095238095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858666666666666" calcext:value-type="float">
            <text:p>0.858666666666666</text:p>
          </table:table-cell>
          <table:table-cell office:value-type="float" office:value="0.883619047619048" calcext:value-type="float">
            <text:p>0.883619047619048</text:p>
          </table:table-cell>
          <table:table-cell office:value-type="float" office:value="0.848380952380952" calcext:value-type="float">
            <text:p>0.848380952380952</text:p>
          </table:table-cell>
          <table:table-cell office:value-type="float" office:value="0.887809523809524" calcext:value-type="float">
            <text:p>0.887809523809524</text:p>
          </table:table-cell>
          <table:table-cell office:value-type="float" office:value="0.877904761904762" calcext:value-type="float">
            <text:p>0.877904761904762</text:p>
          </table:table-cell>
          <table:table-cell office:value-type="float" office:value="0.868761904761905" calcext:value-type="float">
            <text:p>0.868761904761905</text:p>
          </table:table-cell>
          <table:table-cell office:value-type="float" office:value="0.828190476190476" calcext:value-type="float">
            <text:p>0.828190476190476</text:p>
          </table:table-cell>
          <table:table-cell office:value-type="float" office:value="0.796761904761905" calcext:value-type="float">
            <text:p>0.796761904761905</text:p>
          </table:table-cell>
          <table:table-cell office:value-type="float" office:value="0.750285714285714" calcext:value-type="float">
            <text:p>0.750285714285714</text:p>
          </table:table-cell>
          <table:table-cell office:value-type="float" office:value="0.731428563594818" calcext:value-type="float">
            <text:p>0.731428563594818</text:p>
          </table:table-cell>
          <table:table-cell table:formula="of:=IF([.P4]; 1-[.P4]/MIN([.B4:.O4]); &quot;&quot;)" office:value-type="float" office:value="0.0251332930000517" calcext:value-type="float">
            <text:p>0.025133293000052</text:p>
          </table:table-cell>
          <table:table-cell table:formula="of:=IF([.P4]; 1-[.P4]/MAX([.B4:.O4]); &quot;&quot;)" office:value-type="float" office:value="0.176142467523537" calcext:value-type="float">
            <text:p>0.176142467523537</text:p>
          </table:table-cell>
          <table:table-cell table:formula="of:=IF([.P4]; 1-[.P4]/AVERAGE([.B4:.O4]); &quot;&quot;)" office:value-type="float" office:value="0.139757425925383" calcext:value-type="float">
            <text:p>0.139757425925383</text:p>
          </table:table-cell>
          <table:table-cell table:formula="of:=IF([.P4]&gt;MAX([.B4:.O4]); 1; IF([.P4]&gt;AVERAGE([.B4:.O4]); 2; IF([.P4]&gt;MIN([.B4:.O4]); 3; IF([.P4]&gt;MAX([.B4:.O4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0.632222222222222" calcext:value-type="float">
            <text:p>0.632222222222222</text:p>
          </table:table-cell>
          <table:table-cell office:value-type="float" office:value="0.735555555555556" calcext:value-type="float">
            <text:p>0.735555555555556</text:p>
          </table:table-cell>
          <table:table-cell office:value-type="float" office:value="0.76" calcext:value-type="float">
            <text:p>0.76</text:p>
          </table:table-cell>
          <table:table-cell office:value-type="float" office:value="0.682222222222222" calcext:value-type="float">
            <text:p>0.682222222222222</text:p>
          </table:table-cell>
          <table:table-cell office:value-type="float" office:value="0.735555555555555" calcext:value-type="float">
            <text:p>0.735555555555555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594444444444444" calcext:value-type="float">
            <text:p>0.594444444444444</text:p>
          </table:table-cell>
          <table:table-cell office:value-type="float" office:value="0.74" calcext:value-type="float">
            <text:p>0.74</text:p>
          </table:table-cell>
          <table:table-cell office:value-type="float" office:value="0.655555555555555" calcext:value-type="float">
            <text:p>0.655555555555555</text:p>
          </table:table-cell>
          <table:table-cell office:value-type="float" office:value="0.571111111111111" calcext:value-type="float">
            <text:p>0.571111111111111</text:p>
          </table:table-cell>
          <table:table-cell office:value-type="float" office:value="0.612222222222222" calcext:value-type="float">
            <text:p>0.612222222222222</text:p>
          </table:table-cell>
          <table:table-cell office:value-type="float" office:value="0.742222222222222" calcext:value-type="float">
            <text:p>0.742222222222222</text:p>
          </table:table-cell>
          <table:table-cell office:value-type="float" office:value="0.688888888888889" calcext:value-type="float">
            <text:p>0.688888888888889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600000023841858" calcext:value-type="float">
            <text:p>0.600000023841858</text:p>
          </table:table-cell>
          <table:table-cell table:formula="of:=IF([.P5]; 1-[.P5]/MIN([.B5:.O5]); &quot;&quot;)" office:value-type="float" office:value="-0.26760568417294" calcext:value-type="float">
            <text:p>-0.26760568417294</text:p>
          </table:table-cell>
          <table:table-cell table:formula="of:=IF([.P5]; 1-[.P5]/MAX([.B5:.O5]); &quot;&quot;)" office:value-type="float" office:value="0.210526284418608" calcext:value-type="float">
            <text:p>0.210526284418608</text:p>
          </table:table-cell>
          <table:table-cell table:formula="of:=IF([.P5]; 1-[.P5]/AVERAGE([.B5:.O5]); &quot;&quot;)" office:value-type="float" office:value="0.0967741576574178" calcext:value-type="float">
            <text:p>0.096774157657418</text:p>
          </table:table-cell>
          <table:table-cell table:formula="of:=IF([.P5]&gt;MAX([.B5:.O5]); 1; IF([.P5]&gt;AVERAGE([.B5:.O5]); 2; IF([.P5]&gt;MIN([.B5:.O5]); 3; IF([.P5]&gt;MAX([.B5:.O5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etleFly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86666666666666" calcext:value-type="float">
            <text:p>0.886666666666666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43333333333333" calcext:value-type="float">
            <text:p>0.943333333333333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4" calcext:value-type="float">
            <text:p>0.84</text:p>
          </table:table-cell>
          <table:table-cell office:value-type="float" office:value="0.899999976158142" calcext:value-type="float">
            <text:p>0.899999976158142</text:p>
          </table:table-cell>
          <table:table-cell table:formula="of:=IF([.P6]; 1-[.P6]/MIN([.B6:.O6]); &quot;&quot;)" office:value-type="float" office:value="-0.079999971389771" calcext:value-type="float">
            <text:p>-0.079999971389771</text:p>
          </table:table-cell>
          <table:table-cell table:formula="of:=IF([.P6]; 1-[.P6]/MAX([.B6:.O6]); &quot;&quot;)" office:value-type="float" office:value="0.0769231013762645" calcext:value-type="float">
            <text:p>0.076923101376265</text:p>
          </table:table-cell>
          <table:table-cell table:formula="of:=IF([.P6]; 1-[.P6]/AVERAGE([.B6:.O6]); &quot;&quot;)" office:value-type="float" office:value="0.00263854884849657" calcext:value-type="float">
            <text:p>0.002638548848497</text:p>
          </table:table-cell>
          <table:table-cell table:formula="of:=IF([.P6]&gt;MAX([.B6:.O6]); 1; IF([.P6]&gt;AVERAGE([.B6:.O6]); 2; IF([.P6]&gt;MIN([.B6:.O6]); 3; IF([.P6]&gt;MAX([.B6:.O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rdChicken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87" calcext:value-type="float">
            <text:p>0.87</text:p>
          </table:table-cell>
          <table:table-cell office:value-type="float" office:value="0.945" calcext:value-type="float">
            <text:p>0.945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868333333333333" calcext:value-type="float">
            <text:p>0.86833333333333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899999976158142" calcext:value-type="float">
            <text:p>0.899999976158142</text:p>
          </table:table-cell>
          <table:table-cell table:formula="of:=IF([.P7]; 1-[.P7]/MIN([.B7:.O7]); &quot;&quot;)" office:value-type="float" office:value="-0.104294449273794" calcext:value-type="float">
            <text:p>-0.104294449273794</text:p>
          </table:table-cell>
          <table:table-cell table:formula="of:=IF([.P7]; 1-[.P7]/MAX([.B7:.O7]); &quot;&quot;)" office:value-type="float" office:value="0.0847457869578213" calcext:value-type="float">
            <text:p>0.084745786957821</text:p>
          </table:table-cell>
          <table:table-cell table:formula="of:=IF([.P7]; 1-[.P7]/AVERAGE([.B7:.O7]); &quot;&quot;)" office:value-type="float" office:value="0.0175438856753223" calcext:value-type="float">
            <text:p>0.017543885675322</text:p>
          </table:table-cell>
          <table:table-cell table:formula="of:=IF([.P7]&gt;MAX([.B7:.O7]); 1; IF([.P7]&gt;AVERAGE([.B7:.O7]); 2; IF([.P7]&gt;MIN([.B7:.O7]); 3; IF([.P7]&gt;MAX([.B7:.O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ME</text:p>
          </table:table-cell>
          <table:table-cell office:value-type="float" office:value="0.996444444444444" calcext:value-type="float">
            <text:p>0.996444444444444</text:p>
          </table:table-cell>
          <table:table-cell office:value-type="float" office:value="0.982222222222222" calcext:value-type="float">
            <text:p>0.982222222222222</text:p>
          </table:table-cell>
          <table:table-cell office:value-type="float" office:value="0.997333333333333" calcext:value-type="float">
            <text:p>0.997333333333333</text:p>
          </table:table-cell>
          <table:table-cell office:value-type="float" office:value="0.996444444444444" calcext:value-type="float">
            <text:p>0.996444444444444</text:p>
          </table:table-cell>
          <table:table-cell office:value-type="float" office:value="0.929777777777778" calcext:value-type="float">
            <text:p>0.929777777777778</text:p>
          </table:table-cell>
          <table:table-cell table:number-columns-repeated="2" office:value-type="float" office:value="0.999111111111111" calcext:value-type="float">
            <text:p>0.999111111111111</text:p>
          </table:table-cell>
          <table:table-cell office:value-type="float" office:value="0.947777777777778" calcext:value-type="float">
            <text:p>0.947777777777778</text:p>
          </table:table-cell>
          <table:table-cell office:value-type="float" office:value="0.865111111111111" calcext:value-type="float">
            <text:p>0.865111111111111</text:p>
          </table:table-cell>
          <table:table-cell office:value-type="float" office:value="0.784666666666667" calcext:value-type="float">
            <text:p>0.784666666666667</text:p>
          </table:table-cell>
          <table:table-cell office:value-type="float" office:value="0.865777777777778" calcext:value-type="float">
            <text:p>0.8657777777777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962444444444445" calcext:value-type="float">
            <text:p>0.962444444444445</text:p>
          </table:table-cell>
          <table:table-cell office:value-type="float" office:value="0.904888888888889" calcext:value-type="float">
            <text:p>0.904888888888889</text:p>
          </table:table-cell>
          <table:table-cell office:value-type="float" office:value="0.95333331823349" calcext:value-type="float">
            <text:p>0.95333331823349</text:p>
          </table:table-cell>
          <table:table-cell table:formula="of:=IF([.P8]; 1-[.P8]/MIN([.B8:.O8]); &quot;&quot;)" office:value-type="float" office:value="-0.214953251784396" calcext:value-type="float">
            <text:p>-0.214953251784396</text:p>
          </table:table-cell>
          <table:table-cell table:formula="of:=IF([.P8]; 1-[.P8]/MAX([.B8:.O8]); &quot;&quot;)" office:value-type="float" office:value="0.0458185204513556" calcext:value-type="float">
            <text:p>0.045818520451356</text:p>
          </table:table-cell>
          <table:table-cell table:formula="of:=IF([.P8]; 1-[.P8]/AVERAGE([.B8:.O8]); &quot;&quot;)" office:value-type="float" office:value="-0.0253170877427977" calcext:value-type="float">
            <text:p>-0.025317087742798</text:p>
          </table:table-cell>
          <table:table-cell table:formula="of:=IF([.P8]&gt;MAX([.B8:.O8]); 1; IF([.P8]&gt;AVERAGE([.B8:.O8]); 2; IF([.P8]&gt;MIN([.B8:.O8]); 3; IF([.P8]&gt;MAX([.B8:.O8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0.878888888888889" calcext:value-type="float">
            <text:p>0.878888888888889</text:p>
          </table:table-cell>
          <table:table-cell office:value-type="float" office:value="0.868888888888889" calcext:value-type="float">
            <text:p>0.868888888888889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901111111111111" calcext:value-type="float">
            <text:p>0.901111111111111</text:p>
          </table:table-cell>
          <table:table-cell office:value-type="float" office:value="0.858333333333333" calcext:value-type="float">
            <text:p>0.858333333333333</text:p>
          </table:table-cell>
          <table:table-cell office:value-type="float" office:value="0.908333333333334" calcext:value-type="float">
            <text:p>0.908333333333334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0.834444444444445" calcext:value-type="float">
            <text:p>0.834444444444445</text:p>
          </table:table-cell>
          <table:table-cell office:value-type="float" office:value="0.859444444444444" calcext:value-type="float">
            <text:p>0.859444444444444</text:p>
          </table:table-cell>
          <table:table-cell office:value-type="float" office:value="0.843333333333333" calcext:value-type="float">
            <text:p>0.843333333333333</text:p>
          </table:table-cell>
          <table:table-cell office:value-type="float" office:value="0.848333333333333" calcext:value-type="float">
            <text:p>0.848333333333333</text:p>
          </table:table-cell>
          <table:table-cell office:value-type="float" office:value="0.753333333333334" calcext:value-type="float">
            <text:p>0.753333333333334</text:p>
          </table:table-cell>
          <table:table-cell office:value-type="float" office:value="0.766111111111111" calcext:value-type="float">
            <text:p>0.766111111111111</text:p>
          </table:table-cell>
          <table:table-cell office:value-type="float" office:value="0.746111111111111" calcext:value-type="float">
            <text:p>0.746111111111111</text:p>
          </table:table-cell>
          <table:table-cell office:value-type="float" office:value="0.716666638851166" calcext:value-type="float">
            <text:p>0.716666638851166</text:p>
          </table:table-cell>
          <table:table-cell table:formula="of:=IF([.P9]; 1-[.P9]/MIN([.B9:.O9]); &quot;&quot;)" office:value-type="float" office:value="0.0394639241011925" calcext:value-type="float">
            <text:p>0.039463924101193</text:p>
          </table:table-cell>
          <table:table-cell table:formula="of:=IF([.P9]; 1-[.P9]/MAX([.B9:.O9]); &quot;&quot;)" office:value-type="float" office:value="0.21389399760384" calcext:value-type="float">
            <text:p>0.21389399760384</text:p>
          </table:table-cell>
          <table:table-cell table:formula="of:=IF([.P9]; 1-[.P9]/AVERAGE([.B9:.O9]); &quot;&quot;)" office:value-type="float" office:value="0.1485550280963" calcext:value-type="float">
            <text:p>0.1485550280963</text:p>
          </table:table-cell>
          <table:table-cell table:formula="of:=IF([.P9]&gt;MAX([.B9:.O9]); 1; IF([.P9]&gt;AVERAGE([.B9:.O9]); 2; IF([.P9]&gt;MIN([.B9:.O9]); 3; IF([.P9]&gt;MAX([.B9:.O9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BF</text:p>
          </table:table-cell>
          <table:table-cell office:value-type="float" office:value="0.998444444444444" calcext:value-type="float">
            <text:p>0.998444444444444</text:p>
          </table:table-cell>
          <table:table-cell office:value-type="float" office:value="0.998259259259259" calcext:value-type="float">
            <text:p>0.998259259259259</text:p>
          </table:table-cell>
          <table:table-cell office:value-type="float" office:value="0.995925925925926" calcext:value-type="float">
            <text:p>0.995925925925926</text:p>
          </table:table-cell>
          <table:table-cell office:value-type="float" office:value="0.996111111111111" calcext:value-type="float">
            <text:p>0.996111111111111</text:p>
          </table:table-cell>
          <table:table-cell office:value-type="float" office:value="0.985296296296296" calcext:value-type="float">
            <text:p>0.985296296296296</text:p>
          </table:table-cell>
          <table:table-cell office:value-type="float" office:value="0.988222222222222" calcext:value-type="float">
            <text:p>0.988222222222222</text:p>
          </table:table-cell>
          <table:table-cell office:value-type="float" office:value="0.993629629629629" calcext:value-type="float">
            <text:p>0.993629629629629</text:p>
          </table:table-cell>
          <table:table-cell office:value-type="float" office:value="0.979777777777777" calcext:value-type="float">
            <text:p>0.979777777777777</text:p>
          </table:table-cell>
          <table:table-cell office:value-type="float" office:value="0.999074074074074" calcext:value-type="float">
            <text:p>0.999074074074074</text:p>
          </table:table-cell>
          <table:table-cell office:value-type="float" office:value="0.99837037037037" calcext:value-type="float">
            <text:p>0.99837037037037</text:p>
          </table:table-cell>
          <table:table-cell office:value-type="float" office:value="0.998925925925926" calcext:value-type="float">
            <text:p>0.998925925925926</text:p>
          </table:table-cell>
          <table:table-cell office:value-type="float" office:value="0.949037037037037" calcext:value-type="float">
            <text:p>0.949037037037037</text:p>
          </table:table-cell>
          <table:table-cell office:value-type="float" office:value="0.971851851851852" calcext:value-type="float">
            <text:p>0.971851851851852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874444425106049" calcext:value-type="float">
            <text:p>0.874444425106049</text:p>
          </table:table-cell>
          <table:table-cell table:formula="of:=IF([.P10]; 1-[.P10]/MIN([.B10:.O10]); &quot;&quot;)" office:value-type="float" office:value="0.0785982095744884" calcext:value-type="float">
            <text:p>0.078598209574488</text:p>
          </table:table-cell>
          <table:table-cell table:formula="of:=IF([.P10]; 1-[.P10]/MAX([.B10:.O10]); &quot;&quot;)" office:value-type="float" office:value="0.124745153740007" calcext:value-type="float">
            <text:p>0.124745153740007</text:p>
          </table:table-cell>
          <table:table-cell table:formula="of:=IF([.P10]; 1-[.P10]/AVERAGE([.B10:.O10]); &quot;&quot;)" office:value-type="float" office:value="0.113306062347868" calcext:value-type="float">
            <text:p>0.113306062347868</text:p>
          </table:table-cell>
          <table:table-cell table:formula="of:=IF([.P10]&gt;MAX([.B10:.O10]); 1; IF([.P10]&gt;AVERAGE([.B10:.O10]); 2; IF([.P10]&gt;MIN([.B10:.O10]); 3; IF([.P10]&gt;MAX([.B10:.O10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natown</text:p>
          </table:table-cell>
          <table:table-cell office:value-type="float" office:value="0.96183574879227" calcext:value-type="float">
            <text:p>0.96183574879227</text:p>
          </table:table-cell>
          <table:table-cell office:value-type="float" office:value="0.962779397473275" calcext:value-type="float">
            <text:p>0.962779397473275</text:p>
          </table:table-cell>
          <table:table-cell office:value-type="float" office:value="0.966861030126336" calcext:value-type="float">
            <text:p>0.966861030126336</text:p>
          </table:table-cell>
          <table:table-cell office:value-type="float" office:value="0.964820213799806" calcext:value-type="float">
            <text:p>0.964820213799806</text:p>
          </table:table-cell>
          <table:table-cell office:value-type="float" office:value="0.962973760932944" calcext:value-type="float">
            <text:p>0.962973760932944</text:p>
          </table:table-cell>
          <table:table-cell office:value-type="float" office:value="0.970144927536232" calcext:value-type="float">
            <text:p>0.970144927536232</text:p>
          </table:table-cell>
          <table:table-cell office:value-type="float" office:value="0.948019323671497" calcext:value-type="float">
            <text:p>0.948019323671497</text:p>
          </table:table-cell>
          <table:table-cell office:value-type="float" office:value="0.957337220602527" calcext:value-type="float">
            <text:p>0.957337220602527</text:p>
          </table:table-cell>
          <table:table-cell office:value-type="float" office:value="0.87910592808552" calcext:value-type="float">
            <text:p>0.87910592808552</text:p>
          </table:table-cell>
          <table:table-cell office:value-type="float" office:value="0.947632850241546" calcext:value-type="float">
            <text:p>0.947632850241546</text:p>
          </table:table-cell>
          <table:table-cell office:value-type="float" office:value="0.877065111758989" calcext:value-type="float">
            <text:p>0.877065111758989</text:p>
          </table:table-cell>
          <table:table-cell office:value-type="float" office:value="0.888532555879495" calcext:value-type="float">
            <text:p>0.888532555879495</text:p>
          </table:table-cell>
          <table:table-cell office:value-type="float" office:value="0.952964042759961" calcext:value-type="float">
            <text:p>0.952964042759961</text:p>
          </table:table-cell>
          <table:table-cell office:value-type="float" office:value="0.934492753623188" calcext:value-type="float">
            <text:p>0.934492753623188</text:p>
          </table:table-cell>
          <table:table-cell office:value-type="float" office:value="0.915451884269714" calcext:value-type="float">
            <text:p>0.915451884269714</text:p>
          </table:table-cell>
          <table:table-cell table:formula="of:=IF([.P11]; 1-[.P11]/MIN([.B11:.O11]); &quot;&quot;)" office:value-type="float" office:value="-0.0437673007352204" calcext:value-type="float">
            <text:p>-0.04376730073522</text:p>
          </table:table-cell>
          <table:table-cell table:formula="of:=IF([.P11]; 1-[.P11]/MAX([.B11:.O11]); &quot;&quot;)" office:value-type="float" office:value="0.0563761575349525" calcext:value-type="float">
            <text:p>0.056376157534953</text:p>
          </table:table-cell>
          <table:table-cell table:formula="of:=IF([.P11]; 1-[.P11]/AVERAGE([.B11:.O11]); &quot;&quot;)" office:value-type="float" office:value="0.0271916749563079" calcext:value-type="float">
            <text:p>0.027191674956308</text:p>
          </table:table-cell>
          <table:table-cell table:formula="of:=IF([.P11]&gt;MAX([.B11:.O11]); 1; IF([.P11]&gt;AVERAGE([.B11:.O11]); 2; IF([.P11]&gt;MIN([.B11:.O11]); 3; IF([.P11]&gt;MAX([.B11:.O11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lorineConcentration</text:p>
          </table:table-cell>
          <table:table-cell office:value-type="float" office:value="0.660842013888889" calcext:value-type="float">
            <text:p>0.660842013888889</text:p>
          </table:table-cell>
          <table:table-cell office:value-type="float" office:value="0.733949652777778" calcext:value-type="float">
            <text:p>0.733949652777778</text:p>
          </table:table-cell>
          <table:table-cell office:value-type="float" office:value="0.796137152777778" calcext:value-type="float">
            <text:p>0.796137152777778</text:p>
          </table:table-cell>
          <table:table-cell office:value-type="float" office:value="0.863611111111111" calcext:value-type="float">
            <text:p>0.863611111111111</text:p>
          </table:table-cell>
          <table:table-cell office:value-type="float" office:value="0.735225694444444" calcext:value-type="float">
            <text:p>0.735225694444444</text:p>
          </table:table-cell>
          <table:table-cell office:value-type="float" office:value="0.841006944444445" calcext:value-type="float">
            <text:p>0.841006944444445</text:p>
          </table:table-cell>
          <table:table-cell office:value-type="float" office:value="0.631137152777778" calcext:value-type="float">
            <text:p>0.631137152777778</text:p>
          </table:table-cell>
          <table:table-cell office:value-type="float" office:value="0.754861111111111" calcext:value-type="float">
            <text:p>0.754861111111111</text:p>
          </table:table-cell>
          <table:table-cell office:value-type="float" office:value="0.659114583333333" calcext:value-type="float">
            <text:p>0.659114583333333</text:p>
          </table:table-cell>
          <table:table-cell office:value-type="float" office:value="0.664956597222222" calcext:value-type="float">
            <text:p>0.664956597222222</text:p>
          </table:table-cell>
          <table:table-cell office:value-type="float" office:value="0.658246527777778" calcext:value-type="float">
            <text:p>0.658246527777778</text:p>
          </table:table-cell>
          <table:table-cell office:value-type="float" office:value="0.764756944444444" calcext:value-type="float">
            <text:p>0.764756944444444</text:p>
          </table:table-cell>
          <table:table-cell office:value-type="float" office:value="0.723064236111111" calcext:value-type="float">
            <text:p>0.723064236111111</text:p>
          </table:table-cell>
          <table:table-cell office:value-type="float" office:value="0.597951388888889" calcext:value-type="float">
            <text:p>0.597951388888889</text:p>
          </table:table-cell>
          <table:table-cell office:value-type="float" office:value="0.606249988079071" calcext:value-type="float">
            <text:p>0.606249988079071</text:p>
          </table:table-cell>
          <table:table-cell table:formula="of:=IF([.P12]; 1-[.P12]/MIN([.B12:.O12]); &quot;&quot;)" office:value-type="float" office:value="-0.0138783843375669" calcext:value-type="float">
            <text:p>-0.013878384337567</text:p>
          </table:table-cell>
          <table:table-cell table:formula="of:=IF([.P12]; 1-[.P12]/MAX([.B12:.O12]); &quot;&quot;)" office:value-type="float" office:value="0.298005803446556" calcext:value-type="float">
            <text:p>0.298005803446556</text:p>
          </table:table-cell>
          <table:table-cell table:formula="of:=IF([.P12]; 1-[.P12]/AVERAGE([.B12:.O12]); &quot;&quot;)" office:value-type="float" office:value="0.158391995725574" calcext:value-type="float">
            <text:p>0.158391995725574</text:p>
          </table:table-cell>
          <table:table-cell table:formula="of:=IF([.P12]&gt;MAX([.B12:.O12]); 1; IF([.P12]&gt;AVERAGE([.B12:.O12]); 2; IF([.P12]&gt;MIN([.B12:.O12]); 3; IF([.P12]&gt;MAX([.B12:.O12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nCECGTorso</text:p>
          </table:table-cell>
          <table:table-cell office:value-type="float" office:value="0.953429951690821" calcext:value-type="float">
            <text:p>0.953429951690821</text:p>
          </table:table-cell>
          <table:table-cell office:value-type="float" office:value="0.993743961352657" calcext:value-type="float">
            <text:p>0.993743961352657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832125603864734" calcext:value-type="float">
            <text:p>0.832125603864734</text:p>
          </table:table-cell>
          <table:table-cell office:value-type="float" office:value="0.977777777777778" calcext:value-type="float">
            <text:p>0.977777777777778</text:p>
          </table:table-cell>
          <table:table-cell office:value-type="float" office:value="0.767874396135266" calcext:value-type="float">
            <text:p>0.767874396135266</text:p>
          </table:table-cell>
          <table:table-cell office:value-type="float" office:value="0.937657004830918" calcext:value-type="float">
            <text:p>0.937657004830918</text:p>
          </table:table-cell>
          <table:table-cell office:value-type="float" office:value="0.984975845410628" calcext:value-type="float">
            <text:p>0.984975845410628</text:p>
          </table:table-cell>
          <table:table-cell office:value-type="float" office:value="0.942632850241546" calcext:value-type="float">
            <text:p>0.942632850241546</text:p>
          </table:table-cell>
          <table:table-cell office:value-type="float" office:value="0.829154589371981" calcext:value-type="float">
            <text:p>0.829154589371981</text:p>
          </table:table-cell>
          <table:table-cell office:value-type="float" office:value="0.91475845410628" calcext:value-type="float">
            <text:p>0.91475845410628</text:p>
          </table:table-cell>
          <table:table-cell office:value-type="float" office:value="0.94743961352657" calcext:value-type="float">
            <text:p>0.94743961352657</text:p>
          </table:table-cell>
          <table:table-cell office:value-type="float" office:value="0.958188405797101" calcext:value-type="float">
            <text:p>0.958188405797101</text:p>
          </table:table-cell>
          <table:table-cell office:value-type="float" office:value="0.802995169082126" calcext:value-type="float">
            <text:p>0.802995169082126</text:p>
          </table:table-cell>
          <table:table-cell/>
          <table:table-cell table:formula="of:=IF([.P13]; 1-[.P13]/MIN([.B13:.O13]); &quot;&quot;)">
            <text:p/>
          </table:table-cell>
          <table:table-cell table:formula="of:=IF([.P13]; 1-[.P13]/MAX([.B13:.O13]); &quot;&quot;)">
            <text:p/>
          </table:table-cell>
          <table:table-cell table:formula="of:=IF([.P13]; 1-[.P13]/AVERAGE([.B13:.O13])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0.990476190476191" calcext:value-type="float">
            <text:p>0.990476190476191</text:p>
          </table:table-cell>
          <table:table-cell office:value-type="float" office:value="0.992857142857143" calcext:value-type="float">
            <text:p>0.99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998809523809524" calcext:value-type="float">
            <text:p>0.998809523809524</text:p>
          </table:table-cell>
          <table:table-cell office:value-type="float" office:value="0.989285714285714" calcext:value-type="float">
            <text:p>0.989285714285714</text:p>
          </table:table-cell>
          <table:table-cell office:value-type="float" office:value="0.996428571428572" calcext:value-type="float">
            <text:p>0.996428571428572</text:p>
          </table:table-cell>
          <table:table-cell office:value-type="float" office:value="0.991666666666667" calcext:value-type="float">
            <text:p>0.991666666666667</text:p>
          </table:table-cell>
          <table:table-cell office:value-type="float" office:value="0.989285714285714" calcext:value-type="float">
            <text:p>0.989285714285714</text:p>
          </table:table-cell>
          <table:table-cell office:value-type="float" office:value="0.980952380952381" calcext:value-type="float">
            <text:p>0.980952380952381</text:p>
          </table:table-cell>
          <table:table-cell office:value-type="float" office:value="0.990476190476191" calcext:value-type="float">
            <text:p>0.990476190476191</text:p>
          </table:table-cell>
          <table:table-cell office:value-type="float" office:value="0.985714285714286" calcext:value-type="float">
            <text:p>0.985714285714286</text:p>
          </table:table-cell>
          <table:table-cell office:value-type="float" office:value="0.98452380952381" calcext:value-type="float">
            <text:p>0.98452380952381</text:p>
          </table:table-cell>
          <table:table-cell office:value-type="float" office:value="0.986904761904762" calcext:value-type="float">
            <text:p>0.986904761904762</text:p>
          </table:table-cell>
          <table:table-cell office:value-type="float" office:value="0.979761904761905" calcext:value-type="float">
            <text:p>0.979761904761905</text:p>
          </table:table-cell>
          <table:table-cell office:value-type="float" office:value="0.964285731315613" calcext:value-type="float">
            <text:p>0.964285731315613</text:p>
          </table:table-cell>
          <table:table-cell table:formula="of:=IF([.P14]; 1-[.P14]/MIN([.B14:.O14]); &quot;&quot;)" office:value-type="float" office:value="0.0157958513911124" calcext:value-type="float">
            <text:p>0.015795851391112</text:p>
          </table:table-cell>
          <table:table-cell table:formula="of:=IF([.P14]; 1-[.P14]/MAX([.B14:.O14]); &quot;&quot;)" office:value-type="float" office:value="0.0357142686843872" calcext:value-type="float">
            <text:p>0.035714268684387</text:p>
          </table:table-cell>
          <table:table-cell table:formula="of:=IF([.P14]; 1-[.P14]/AVERAGE([.B14:.O14]); &quot;&quot;)" office:value-type="float" office:value="0.0257731786708244" calcext:value-type="float">
            <text:p>0.025773178670824</text:p>
          </table:table-cell>
          <table:table-cell table:formula="of:=IF([.P14]&gt;MAX([.B14:.O14]); 1; IF([.P14]&gt;AVERAGE([.B14:.O14]); 2; IF([.P14]&gt;MIN([.B14:.O14]); 3; IF([.P14]&gt;MAX([.B14:.O14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office:value-type="float" office:value="0.753866666666667" calcext:value-type="float">
            <text:p>0.753866666666667</text:p>
          </table:table-cell>
          <table:table-cell office:value-type="float" office:value="0.811066666666667" calcext:value-type="float">
            <text:p>0.811066666666667</text:p>
          </table:table-cell>
          <table:table-cell office:value-type="float" office:value="0.842933333333333" calcext:value-type="float">
            <text:p>0.842933333333333</text:p>
          </table:table-cell>
          <table:table-cell office:value-type="float" office:value="0.865866666666667" calcext:value-type="float">
            <text:p>0.865866666666667</text:p>
          </table:table-cell>
          <table:table-cell office:value-type="float" office:value="0.799066666666667" calcext:value-type="float">
            <text:p>0.799066666666667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714266666666667" calcext:value-type="float">
            <text:p>0.714266666666667</text:p>
          </table:table-cell>
          <table:table-cell office:value-type="float" office:value="0.778533333333333" calcext:value-type="float">
            <text:p>0.778533333333333</text:p>
          </table:table-cell>
          <table:table-cell office:value-type="float" office:value="0.82" calcext:value-type="float">
            <text:p>0.82</text:p>
          </table:table-cell>
          <table:table-cell office:value-type="float" office:value="0.7788" calcext:value-type="float">
            <text:p>0.7788</text:p>
          </table:table-cell>
          <table:table-cell office:value-type="float" office:value="0.800533333333333" calcext:value-type="float">
            <text:p>0.800533333333333</text:p>
          </table:table-cell>
          <table:table-cell office:value-type="float" office:value="0.778933333333333" calcext:value-type="float">
            <text:p>0.77893333333333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80266666666667" calcext:value-type="float">
            <text:p>0.780266666666667</text:p>
          </table:table-cell>
          <table:table-cell office:value-type="float" office:value="0.587999999523163" calcext:value-type="float">
            <text:p>0.587999999523163</text:p>
          </table:table-cell>
          <table:table-cell table:formula="of:=IF([.P15]; 1-[.P15]/MIN([.B15:.O15]); &quot;&quot;)" office:value-type="float" office:value="0.0937114680592436" calcext:value-type="float">
            <text:p>0.093711468059244</text:p>
          </table:table-cell>
          <table:table-cell table:formula="of:=IF([.P15]; 1-[.P15]/MAX([.B15:.O15]); &quot;&quot;)" office:value-type="float" office:value="0.320911611268291" calcext:value-type="float">
            <text:p>0.320911611268291</text:p>
          </table:table-cell>
          <table:table-cell table:formula="of:=IF([.P15]; 1-[.P15]/AVERAGE([.B15:.O15]); &quot;&quot;)" office:value-type="float" office:value="0.253897281571818" calcext:value-type="float">
            <text:p>0.253897281571818</text:p>
          </table:table-cell>
          <table:table-cell table:formula="of:=IF([.P15]&gt;MAX([.B15:.O15]); 1; IF([.P15]&gt;AVERAGE([.B15:.O15]); 2; IF([.P15]&gt;MIN([.B15:.O15]); 3; IF([.P15]&gt;MAX([.B15:.O1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icketX</text:p>
          </table:table-cell>
          <table:table-cell office:value-type="float" office:value="0.83042735042735" calcext:value-type="float">
            <text:p>0.83042735042735</text:p>
          </table:table-cell>
          <table:table-cell office:value-type="float" office:value="0.816153846153846" calcext:value-type="float">
            <text:p>0.816153846153846</text:p>
          </table:table-cell>
          <table:table-cell office:value-type="float" office:value="0.838974358974359" calcext:value-type="float">
            <text:p>0.838974358974359</text:p>
          </table:table-cell>
          <table:table-cell office:value-type="float" office:value="0.853333333333333" calcext:value-type="float">
            <text:p>0.853333333333333</text:p>
          </table:table-cell>
          <table:table-cell office:value-type="float" office:value="0.792051282051282" calcext:value-type="float">
            <text:p>0.792051282051282</text:p>
          </table:table-cell>
          <table:table-cell office:value-type="float" office:value="0.808119658119658" calcext:value-type="float">
            <text:p>0.808119658119658</text:p>
          </table:table-cell>
          <table:table-cell office:value-type="float" office:value="0.80042735042735" calcext:value-type="float">
            <text:p>0.80042735042735</text:p>
          </table:table-cell>
          <table:table-cell office:value-type="float" office:value="0.775726495726496" calcext:value-type="float">
            <text:p>0.775726495726496</text:p>
          </table:table-cell>
          <table:table-cell office:value-type="float" office:value="0.784102564102564" calcext:value-type="float">
            <text:p>0.784102564102564</text:p>
          </table:table-cell>
          <table:table-cell office:value-type="float" office:value="0.764273504273504" calcext:value-type="float">
            <text:p>0.764273504273504</text:p>
          </table:table-cell>
          <table:table-cell office:value-type="float" office:value="0.762393162393163" calcext:value-type="float">
            <text:p>0.762393162393163</text:p>
          </table:table-cell>
          <table:table-cell office:value-type="float" office:value="0.706239316239316" calcext:value-type="float">
            <text:p>0.706239316239316</text:p>
          </table:table-cell>
          <table:table-cell office:value-type="float" office:value="0.692735042735043" calcext:value-type="float">
            <text:p>0.692735042735043</text:p>
          </table:table-cell>
          <table:table-cell office:value-type="float" office:value="0.608888888888889" calcext:value-type="float">
            <text:p>0.608888888888889</text:p>
          </table:table-cell>
          <table:table-cell office:value-type="float" office:value="0.615384638309479" calcext:value-type="float">
            <text:p>0.615384638309479</text:p>
          </table:table-cell>
          <table:table-cell table:formula="of:=IF([.P16]; 1-[.P16]/MIN([.B16:.O16]); &quot;&quot;)" office:value-type="float" office:value="-0.0106682016031583" calcext:value-type="float">
            <text:p>-0.010668201603158</text:p>
          </table:table-cell>
          <table:table-cell table:formula="of:=IF([.P16]; 1-[.P16]/MAX([.B16:.O16]); &quot;&quot;)" office:value-type="float" office:value="0.278846126981079" calcext:value-type="float">
            <text:p>0.278846126981079</text:p>
          </table:table-cell>
          <table:table-cell table:formula="of:=IF([.P16]; 1-[.P16]/AVERAGE([.B16:.O16]); &quot;&quot;)" office:value-type="float" office:value="0.204771342144809" calcext:value-type="float">
            <text:p>0.204771342144809</text:p>
          </table:table-cell>
          <table:table-cell table:formula="of:=IF([.P16]&gt;MAX([.B16:.O16]); 1; IF([.P16]&gt;AVERAGE([.B16:.O16]); 2; IF([.P16]&gt;MIN([.B16:.O16]); 3; IF([.P16]&gt;MAX([.B16:.O1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cketY</text:p>
          </table:table-cell>
          <table:table-cell office:value-type="float" office:value="0.817008547008547" calcext:value-type="float">
            <text:p>0.817008547008547</text:p>
          </table:table-cell>
          <table:table-cell office:value-type="float" office:value="0.80982905982906" calcext:value-type="float">
            <text:p>0.80982905982906</text:p>
          </table:table-cell>
          <table:table-cell office:value-type="float" office:value="0.845042735042735" calcext:value-type="float">
            <text:p>0.845042735042735</text:p>
          </table:table-cell>
          <table:table-cell office:value-type="float" office:value="0.85982905982906" calcext:value-type="float">
            <text:p>0.85982905982906</text:p>
          </table:table-cell>
          <table:table-cell office:value-type="float" office:value="0.777948717948718" calcext:value-type="float">
            <text:p>0.777948717948718</text:p>
          </table:table-cell>
          <table:table-cell office:value-type="float" office:value="0.81017094017094" calcext:value-type="float">
            <text:p>0.81017094017094</text:p>
          </table:table-cell>
          <table:table-cell office:value-type="float" office:value="0.79982905982906" calcext:value-type="float">
            <text:p>0.79982905982906</text:p>
          </table:table-cell>
          <table:table-cell office:value-type="float" office:value="0.77957264957265" calcext:value-type="float">
            <text:p>0.77957264957265</text:p>
          </table:table-cell>
          <table:table-cell office:value-type="float" office:value="0.771367521367521" calcext:value-type="float">
            <text:p>0.771367521367521</text:p>
          </table:table-cell>
          <table:table-cell office:value-type="float" office:value="0.751282051282051" calcext:value-type="float">
            <text:p>0.751282051282051</text:p>
          </table:table-cell>
          <table:table-cell office:value-type="float" office:value="0.75042735042735" calcext:value-type="float">
            <text:p>0.75042735042735</text:p>
          </table:table-cell>
          <table:table-cell office:value-type="float" office:value="0.709145299145299" calcext:value-type="float">
            <text:p>0.709145299145299</text:p>
          </table:table-cell>
          <table:table-cell office:value-type="float" office:value="0.685897435897436" calcext:value-type="float">
            <text:p>0.685897435897436</text:p>
          </table:table-cell>
          <table:table-cell office:value-type="float" office:value="0.59051282051282" calcext:value-type="float">
            <text:p>0.59051282051282</text:p>
          </table:table-cell>
          <table:table-cell office:value-type="float" office:value="0.666666686534882" calcext:value-type="float">
            <text:p>0.666666686534882</text:p>
          </table:table-cell>
          <table:table-cell table:formula="of:=IF([.P17]; 1-[.P17]/MIN([.B17:.O17]); &quot;&quot;)" office:value-type="float" office:value="-0.128962256832844" calcext:value-type="float">
            <text:p>-0.128962256832844</text:p>
          </table:table-cell>
          <table:table-cell table:formula="of:=IF([.P17]; 1-[.P17]/MAX([.B17:.O17]); &quot;&quot;)" office:value-type="float" office:value="0.224652064367981" calcext:value-type="float">
            <text:p>0.224652064367981</text:p>
          </table:table-cell>
          <table:table-cell table:formula="of:=IF([.P17]; 1-[.P17]/AVERAGE([.B17:.O17]); &quot;&quot;)" office:value-type="float" office:value="0.132417526004325" calcext:value-type="float">
            <text:p>0.132417526004325</text:p>
          </table:table-cell>
          <table:table-cell table:formula="of:=IF([.P17]&gt;MAX([.B17:.O17]); 1; IF([.P17]&gt;AVERAGE([.B17:.O17]); 2; IF([.P17]&gt;MIN([.B17:.O17]); 3; IF([.P17]&gt;MAX([.B17:.O1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cketZ</text:p>
          </table:table-cell>
          <table:table-cell office:value-type="float" office:value="0.838205128205128" calcext:value-type="float">
            <text:p>0.838205128205128</text:p>
          </table:table-cell>
          <table:table-cell office:value-type="float" office:value="0.833931623931624" calcext:value-type="float">
            <text:p>0.833931623931624</text:p>
          </table:table-cell>
          <table:table-cell office:value-type="float" office:value="0.853247863247863" calcext:value-type="float">
            <text:p>0.853247863247863</text:p>
          </table:table-cell>
          <table:table-cell office:value-type="float" office:value="0.860940170940171" calcext:value-type="float">
            <text:p>0.860940170940171</text:p>
          </table:table-cell>
          <table:table-cell office:value-type="float" office:value="0.807179487179487" calcext:value-type="float">
            <text:p>0.807179487179487</text:p>
          </table:table-cell>
          <table:table-cell office:value-type="float" office:value="0.813247863247863" calcext:value-type="float">
            <text:p>0.813247863247863</text:p>
          </table:table-cell>
          <table:table-cell office:value-type="float" office:value="0.802820512820513" calcext:value-type="float">
            <text:p>0.802820512820513</text:p>
          </table:table-cell>
          <table:table-cell office:value-type="float" office:value="0.78991452991453" calcext:value-type="float">
            <text:p>0.78991452991453</text:p>
          </table:table-cell>
          <table:table-cell office:value-type="float" office:value="0.786752136752137" calcext:value-type="float">
            <text:p>0.786752136752137</text:p>
          </table:table-cell>
          <table:table-cell office:value-type="float" office:value="0.772478632478633" calcext:value-type="float">
            <text:p>0.772478632478633</text:p>
          </table:table-cell>
          <table:table-cell office:value-type="float" office:value="0.769316239316239" calcext:value-type="float">
            <text:p>0.769316239316239</text:p>
          </table:table-cell>
          <table:table-cell office:value-type="float" office:value="0.721623931623931" calcext:value-type="float">
            <text:p>0.721623931623931</text:p>
          </table:table-cell>
          <table:table-cell office:value-type="float" office:value="0.705897435897436" calcext:value-type="float">
            <text:p>0.705897435897436</text:p>
          </table:table-cell>
          <table:table-cell office:value-type="float" office:value="0.628205128205128" calcext:value-type="float">
            <text:p>0.628205128205128</text:p>
          </table:table-cell>
          <table:table-cell office:value-type="float" office:value="0.63589745759964" calcext:value-type="float">
            <text:p>0.63589745759964</text:p>
          </table:table-cell>
          <table:table-cell table:formula="of:=IF([.P18]; 1-[.P18]/MIN([.B18:.O18]); &quot;&quot;)" office:value-type="float" office:value="-0.0122449325055494" calcext:value-type="float">
            <text:p>-0.012244932505549</text:p>
          </table:table-cell>
          <table:table-cell table:formula="of:=IF([.P18]; 1-[.P18]/MAX([.B18:.O18]); &quot;&quot;)" office:value-type="float" office:value="0.261391814363567" calcext:value-type="float">
            <text:p>0.261391814363567</text:p>
          </table:table-cell>
          <table:table-cell table:formula="of:=IF([.P18]; 1-[.P18]/AVERAGE([.B18:.O18]); &quot;&quot;)" office:value-type="float" office:value="0.189479390282305" calcext:value-type="float">
            <text:p>0.189479390282305</text:p>
          </table:table-cell>
          <table:table-cell table:formula="of:=IF([.P18]&gt;MAX([.B18:.O18]); 1; IF([.P18]&gt;AVERAGE([.B18:.O18]); 2; IF([.P18]&gt;MIN([.B18:.O18]); 3; IF([.P18]&gt;MAX([.B18:.O18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float" office:value="0.762101190476191" calcext:value-type="float">
            <text:p>0.762101190476191</text:p>
          </table:table-cell>
          <table:table-cell office:value-type="float" office:value="0.768162698412698" calcext:value-type="float">
            <text:p>0.768162698412698</text:p>
          </table:table-cell>
          <table:table-cell office:value-type="float" office:value="0.751684523809524" calcext:value-type="float">
            <text:p>0.751684523809524</text:p>
          </table:table-cell>
          <table:table-cell office:value-type="float" office:value="0.793255952380952" calcext:value-type="float">
            <text:p>0.793255952380952</text:p>
          </table:table-cell>
          <table:table-cell office:value-type="float" office:value="0.736700396825397" calcext:value-type="float">
            <text:p>0.736700396825397</text:p>
          </table:table-cell>
          <table:table-cell office:value-type="float" office:value="0.763801587301588" calcext:value-type="float">
            <text:p>0.763801587301588</text:p>
          </table:table-cell>
          <table:table-cell office:value-type="float" office:value="0.753109126984127" calcext:value-type="float">
            <text:p>0.753109126984127</text:p>
          </table:table-cell>
          <table:table-cell office:value-type="float" office:value="0.723825396825397" calcext:value-type="float">
            <text:p>0.723825396825397</text:p>
          </table:table-cell>
          <table:table-cell office:value-type="float" office:value="0.707785714285714" calcext:value-type="float">
            <text:p>0.707785714285714</text:p>
          </table:table-cell>
          <table:table-cell office:value-type="float" office:value="0.700888888888889" calcext:value-type="float">
            <text:p>0.700888888888889</text:p>
          </table:table-cell>
          <table:table-cell office:value-type="float" office:value="0.685688492063492" calcext:value-type="float">
            <text:p>0.685688492063492</text:p>
          </table:table-cell>
          <table:table-cell office:value-type="float" office:value="0.73" calcext:value-type="float">
            <text:p>0.73</text:p>
          </table:table-cell>
          <table:table-cell office:value-type="float" office:value="0.745593253968254" calcext:value-type="float">
            <text:p>0.745593253968254</text:p>
          </table:table-cell>
          <table:table-cell office:value-type="float" office:value="0.653140873015873" calcext:value-type="float">
            <text:p>0.653140873015873</text:p>
          </table:table-cell>
          <table:table-cell office:value-type="float" office:value="0.738928556442261" calcext:value-type="float">
            <text:p>0.738928556442261</text:p>
          </table:table-cell>
          <table:table-cell table:formula="of:=IF([.P19]; 1-[.P19]/MIN([.B19:.O19]); &quot;&quot;)" office:value-type="float" office:value="-0.131346371006095" calcext:value-type="float">
            <text:p>-0.131346371006095</text:p>
          </table:table-cell>
          <table:table-cell table:formula="of:=IF([.P19]; 1-[.P19]/MAX([.B19:.O19]); &quot;&quot;)" office:value-type="float" office:value="0.0684865909617547" calcext:value-type="float">
            <text:p>0.068486590961755</text:p>
          </table:table-cell>
          <table:table-cell table:formula="of:=IF([.P19]; 1-[.P19]/AVERAGE([.B19:.O19]); &quot;&quot;)" office:value-type="float" office:value="-0.00674031337813585" calcext:value-type="float">
            <text:p>-0.006740313378136</text:p>
          </table:table-cell>
          <table:table-cell table:formula="of:=IF([.P19]&gt;MAX([.B19:.O19]); 1; IF([.P19]&gt;AVERAGE([.B19:.O19]); 2; IF([.P19]&gt;MIN([.B19:.O19]); 3; IF([.P19]&gt;MAX([.B19:.O19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atomSizeReduction</text:p>
          </table:table-cell>
          <table:table-cell office:value-type="float" office:value="0.945860566448801" calcext:value-type="float">
            <text:p>0.945860566448801</text:p>
          </table:table-cell>
          <table:table-cell office:value-type="float" office:value="0.914270152505446" calcext:value-type="float">
            <text:p>0.914270152505446</text:p>
          </table:table-cell>
          <table:table-cell office:value-type="float" office:value="0.957952069716775" calcext:value-type="float">
            <text:p>0.957952069716775</text:p>
          </table:table-cell>
          <table:table-cell office:value-type="float" office:value="0.950871459694989" calcext:value-type="float">
            <text:p>0.950871459694989</text:p>
          </table:table-cell>
          <table:table-cell office:value-type="float" office:value="0.859259259259259" calcext:value-type="float">
            <text:p>0.859259259259259</text:p>
          </table:table-cell>
          <table:table-cell office:value-type="float" office:value="0.306209150326797" calcext:value-type="float">
            <text:p>0.306209150326797</text:p>
          </table:table-cell>
          <table:table-cell office:value-type="float" office:value="0.956753812636165" calcext:value-type="float">
            <text:p>0.956753812636165</text:p>
          </table:table-cell>
          <table:table-cell office:value-type="float" office:value="0.908061002178649" calcext:value-type="float">
            <text:p>0.908061002178649</text:p>
          </table:table-cell>
          <table:table-cell office:value-type="float" office:value="0.945424836601307" calcext:value-type="float">
            <text:p>0.945424836601307</text:p>
          </table:table-cell>
          <table:table-cell office:value-type="float" office:value="0.88355119825708" calcext:value-type="float">
            <text:p>0.88355119825708</text:p>
          </table:table-cell>
          <table:table-cell office:value-type="float" office:value="0.94520697167756" calcext:value-type="float">
            <text:p>0.94520697167756</text:p>
          </table:table-cell>
          <table:table-cell office:value-type="float" office:value="0.932135076252723" calcext:value-type="float">
            <text:p>0.932135076252723</text:p>
          </table:table-cell>
          <table:table-cell office:value-type="float" office:value="0.941721132897603" calcext:value-type="float">
            <text:p>0.941721132897603</text:p>
          </table:table-cell>
          <table:table-cell office:value-type="float" office:value="0.924727668845316" calcext:value-type="float">
            <text:p>0.924727668845316</text:p>
          </table:table-cell>
          <table:table-cell office:value-type="float" office:value="0.879084944725037" calcext:value-type="float">
            <text:p>0.879084944725037</text:p>
          </table:table-cell>
          <table:table-cell table:formula="of:=IF([.P20]; 1-[.P20]/MIN([.B20:.O20]); &quot;&quot;)" office:value-type="float" office:value="-1.87086438725573" calcext:value-type="float">
            <text:p>-1.87086438725573</text:p>
          </table:table-cell>
          <table:table-cell table:formula="of:=IF([.P20]; 1-[.P20]/MAX([.B20:.O20]); &quot;&quot;)" office:value-type="float" office:value="0.0823288841737729" calcext:value-type="float">
            <text:p>0.082328884173773</text:p>
          </table:table-cell>
          <table:table-cell table:formula="of:=IF([.P20]; 1-[.P20]/AVERAGE([.B20:.O20]); &quot;&quot;)" office:value-type="float" office:value="0.00523885453610629" calcext:value-type="float">
            <text:p>0.005238854536106</text:p>
          </table:table-cell>
          <table:table-cell table:formula="of:=IF([.P20]&gt;MAX([.B20:.O20]); 1; IF([.P20]&gt;AVERAGE([.B20:.O20]); 2; IF([.P20]&gt;MIN([.B20:.O20]); 3; IF([.P20]&gt;MAX([.B20:.O20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alPhalanxOutlineAgeGroup</text:p>
          </table:table-cell>
          <table:table-cell office:value-type="float" office:value="0.828057553956834" calcext:value-type="float">
            <text:p>0.828057553956834</text:p>
          </table:table-cell>
          <table:table-cell office:value-type="float" office:value="0.823980815347722" calcext:value-type="float">
            <text:p>0.823980815347722</text:p>
          </table:table-cell>
          <table:table-cell office:value-type="float" office:value="0.811510791366906" calcext:value-type="float">
            <text:p>0.811510791366906</text:p>
          </table:table-cell>
          <table:table-cell office:value-type="float" office:value="0.765707434052758" calcext:value-type="float">
            <text:p>0.765707434052758</text:p>
          </table:table-cell>
          <table:table-cell office:value-type="float" office:value="0.796163069544365" calcext:value-type="float">
            <text:p>0.796163069544365</text:p>
          </table:table-cell>
          <table:table-cell office:value-type="float" office:value="0.776019184652278" calcext:value-type="float">
            <text:p>0.776019184652278</text:p>
          </table:table-cell>
          <table:table-cell office:value-type="float" office:value="0.802158273381295" calcext:value-type="float">
            <text:p>0.802158273381295</text:p>
          </table:table-cell>
          <table:table-cell office:value-type="float" office:value="0.792805755395683" calcext:value-type="float">
            <text:p>0.792805755395683</text:p>
          </table:table-cell>
          <table:table-cell office:value-type="float" office:value="0.821342925659473" calcext:value-type="float">
            <text:p>0.821342925659473</text:p>
          </table:table-cell>
          <table:table-cell office:value-type="float" office:value="0.805515587529976" calcext:value-type="float">
            <text:p>0.805515587529976</text:p>
          </table:table-cell>
          <table:table-cell office:value-type="float" office:value="0.820623501199041" calcext:value-type="float">
            <text:p>0.820623501199041</text:p>
          </table:table-cell>
          <table:table-cell office:value-type="float" office:value="0.821582733812949" calcext:value-type="float">
            <text:p>0.821582733812949</text:p>
          </table:table-cell>
          <table:table-cell office:value-type="float" office:value="0.809352517985612" calcext:value-type="float">
            <text:p>0.809352517985612</text:p>
          </table:table-cell>
          <table:table-cell office:value-type="float" office:value="0.782973621103118" calcext:value-type="float">
            <text:p>0.782973621103118</text:p>
          </table:table-cell>
          <table:table-cell office:value-type="float" office:value="0.769784152507782" calcext:value-type="float">
            <text:p>0.769784152507782</text:p>
          </table:table-cell>
          <table:table-cell table:formula="of:=IF([.P21]; 1-[.P21]/MIN([.B21:.O21]); &quot;&quot;)" office:value-type="float" office:value="-0.00532412024974938" calcext:value-type="float">
            <text:p>-0.005324120249749</text:p>
          </table:table-cell>
          <table:table-cell table:formula="of:=IF([.P21]; 1-[.P21]/MAX([.B21:.O21]); &quot;&quot;)" office:value-type="float" office:value="0.0703736125231819" calcext:value-type="float">
            <text:p>0.070373612523182</text:p>
          </table:table-cell>
          <table:table-cell table:formula="of:=IF([.P21]; 1-[.P21]/AVERAGE([.B21:.O21]); &quot;&quot;)" office:value-type="float" office:value="0.0427095787963721" calcext:value-type="float">
            <text:p>0.042709578796372</text:p>
          </table:table-cell>
          <table:table-cell table:formula="of:=IF([.P21]&gt;MAX([.B21:.O21]); 1; IF([.P21]&gt;AVERAGE([.B21:.O21]); 2; IF([.P21]&gt;MIN([.B21:.O21]); 3; IF([.P21]&gt;MAX([.B21:.O21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alPhalanxOutlineCorrect</text:p>
          </table:table-cell>
          <table:table-cell office:value-type="float" office:value="0.819323671497585" calcext:value-type="float">
            <text:p>0.819323671497585</text:p>
          </table:table-cell>
          <table:table-cell office:value-type="float" office:value="0.823550724637681" calcext:value-type="float">
            <text:p>0.823550724637681</text:p>
          </table:table-cell>
          <table:table-cell office:value-type="float" office:value="0.8243961352657" calcext:value-type="float">
            <text:p>0.8243961352657</text:p>
          </table:table-cell>
          <table:table-cell office:value-type="float" office:value="0.815338164251208" calcext:value-type="float">
            <text:p>0.815338164251208</text:p>
          </table:table-cell>
          <table:table-cell office:value-type="float" office:value="0.827294685990338" calcext:value-type="float">
            <text:p>0.827294685990338</text:p>
          </table:table-cell>
          <table:table-cell office:value-type="float" office:value="0.809178743961352" calcext:value-type="float">
            <text:p>0.809178743961352</text:p>
          </table:table-cell>
          <table:table-cell office:value-type="float" office:value="0.823429951690821" calcext:value-type="float">
            <text:p>0.823429951690821</text:p>
          </table:table-cell>
          <table:table-cell office:value-type="float" office:value="0.819202898550724" calcext:value-type="float">
            <text:p>0.819202898550724</text:p>
          </table:table-cell>
          <table:table-cell office:value-type="float" office:value="0.810990338164251" calcext:value-type="float">
            <text:p>0.810990338164251</text:p>
          </table:table-cell>
          <table:table-cell office:value-type="float" office:value="0.780193236714976" calcext:value-type="float">
            <text:p>0.780193236714976</text:p>
          </table:table-cell>
          <table:table-cell office:value-type="float" office:value="0.81171497584541" calcext:value-type="float">
            <text:p>0.81171497584541</text:p>
          </table:table-cell>
          <table:table-cell office:value-type="float" office:value="0.811231884057971" calcext:value-type="float">
            <text:p>0.811231884057971</text:p>
          </table:table-cell>
          <table:table-cell office:value-type="float" office:value="0.805797101449275" calcext:value-type="float">
            <text:p>0.805797101449275</text:p>
          </table:table-cell>
          <table:table-cell office:value-type="float" office:value="0.81207729468599" calcext:value-type="float">
            <text:p>0.81207729468599</text:p>
          </table:table-cell>
          <table:table-cell office:value-type="float" office:value="0.739130437374115" calcext:value-type="float">
            <text:p>0.739130437374115</text:p>
          </table:table-cell>
          <table:table-cell table:formula="of:=IF([.P22]; 1-[.P22]/MIN([.B22:.O22]); &quot;&quot;)" office:value-type="float" office:value="0.0526315756257475" calcext:value-type="float">
            <text:p>0.052631575625748</text:p>
          </table:table-cell>
          <table:table-cell table:formula="of:=IF([.P22]; 1-[.P22]/MAX([.B22:.O22]); &quot;&quot;)" office:value-type="float" office:value="0.106569339933186" calcext:value-type="float">
            <text:p>0.106569339933186</text:p>
          </table:table-cell>
          <table:table-cell table:formula="of:=IF([.P22]; 1-[.P22]/AVERAGE([.B22:.O22]); &quot;&quot;)" office:value-type="float" office:value="0.0917956296331627" calcext:value-type="float">
            <text:p>0.091795629633163</text:p>
          </table:table-cell>
          <table:table-cell table:formula="of:=IF([.P22]&gt;MAX([.B22:.O22]); 1; IF([.P22]&gt;AVERAGE([.B22:.O22]); 2; IF([.P22]&gt;MIN([.B22:.O22]); 3; IF([.P22]&gt;MAX([.B22:.O22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talPhalanxTW</text:p>
          </table:table-cell>
          <table:table-cell office:value-type="float" office:value="0.691846522781775" calcext:value-type="float">
            <text:p>0.691846522781775</text:p>
          </table:table-cell>
          <table:table-cell office:value-type="float" office:value="0.696163069544364" calcext:value-type="float">
            <text:p>0.696163069544364</text:p>
          </table:table-cell>
          <table:table-cell office:value-type="float" office:value="0.701199040767386" calcext:value-type="float">
            <text:p>0.701199040767386</text:p>
          </table:table-cell>
          <table:table-cell office:value-type="float" office:value="0.665467625899281" calcext:value-type="float">
            <text:p>0.665467625899281</text:p>
          </table:table-cell>
          <table:table-cell office:value-type="float" office:value="0.689928057553957" calcext:value-type="float">
            <text:p>0.689928057553957</text:p>
          </table:table-cell>
          <table:table-cell office:value-type="float" office:value="0.667146282973621" calcext:value-type="float">
            <text:p>0.667146282973621</text:p>
          </table:table-cell>
          <table:table-cell office:value-type="float" office:value="0.692086330935252" calcext:value-type="float">
            <text:p>0.692086330935252</text:p>
          </table:table-cell>
          <table:table-cell office:value-type="float" office:value="0.678657074340528" calcext:value-type="float">
            <text:p>0.678657074340528</text:p>
          </table:table-cell>
          <table:table-cell office:value-type="float" office:value="0.669544364508393" calcext:value-type="float">
            <text:p>0.669544364508393</text:p>
          </table:table-cell>
          <table:table-cell office:value-type="float" office:value="0.673141486810552" calcext:value-type="float">
            <text:p>0.673141486810552</text:p>
          </table:table-cell>
          <table:table-cell office:value-type="float" office:value="0.671462829736211" calcext:value-type="float">
            <text:p>0.671462829736211</text:p>
          </table:table-cell>
          <table:table-cell office:value-type="float" office:value="0.694484412470024" calcext:value-type="float">
            <text:p>0.694484412470024</text:p>
          </table:table-cell>
          <table:table-cell office:value-type="float" office:value="0.691127098321343" calcext:value-type="float">
            <text:p>0.691127098321343</text:p>
          </table:table-cell>
          <table:table-cell office:value-type="float" office:value="0.6810551558753" calcext:value-type="float">
            <text:p>0.6810551558753</text:p>
          </table:table-cell>
          <table:table-cell office:value-type="float" office:value="0.676258981227875" calcext:value-type="float">
            <text:p>0.676258981227875</text:p>
          </table:table-cell>
          <table:table-cell table:formula="of:=IF([.P23]; 1-[.P23]/MIN([.B23:.O23]); &quot;&quot;)" office:value-type="float" office:value="-0.0162161988181029" calcext:value-type="float">
            <text:p>-0.016216198818103</text:p>
          </table:table-cell>
          <table:table-cell table:formula="of:=IF([.P23]; 1-[.P23]/MAX([.B23:.O23]); &quot;&quot;)" office:value-type="float" office:value="0.0355677319698229" calcext:value-type="float">
            <text:p>0.035567731969823</text:p>
          </table:table-cell>
          <table:table-cell table:formula="of:=IF([.P23]; 1-[.P23]/AVERAGE([.B23:.O23]); &quot;&quot;)" office:value-type="float" office:value="0.0100052828786249" calcext:value-type="float">
            <text:p>0.010005282878625</text:p>
          </table:table-cell>
          <table:table-cell table:formula="of:=IF([.P23]&gt;MAX([.B23:.O23]); 1; IF([.P23]&gt;AVERAGE([.B23:.O23]); 2; IF([.P23]&gt;MIN([.B23:.O23]); 3; IF([.P23]&gt;MAX([.B23:.O23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rthquakes</text:p>
          </table:table-cell>
          <table:table-cell office:value-type="float" office:value="0.748201438848921" calcext:value-type="float">
            <text:p>0.748201438848921</text:p>
          </table:table-cell>
          <table:table-cell office:value-type="float" office:value="0.747482014388489" calcext:value-type="float">
            <text:p>0.747482014388489</text:p>
          </table:table-cell>
          <table:table-cell office:value-type="float" office:value="0.748441247002398" calcext:value-type="float">
            <text:p>0.748441247002398</text:p>
          </table:table-cell>
          <table:table-cell office:value-type="float" office:value="0.731175059952038" calcext:value-type="float">
            <text:p>0.731175059952038</text:p>
          </table:table-cell>
          <table:table-cell office:value-type="float" office:value="0.741966426858513" calcext:value-type="float">
            <text:p>0.741966426858513</text:p>
          </table:table-cell>
          <table:table-cell office:value-type="float" office:value="0.717026378896882" calcext:value-type="float">
            <text:p>0.717026378896882</text:p>
          </table:table-cell>
          <table:table-cell office:value-type="float" office:value="0.749640287769784" calcext:value-type="float">
            <text:p>0.749640287769784</text:p>
          </table:table-cell>
          <table:table-cell table:number-columns-repeated="3" office:value-type="float" office:value="0.747482014388489" calcext:value-type="float">
            <text:p>0.747482014388489</text:p>
          </table:table-cell>
          <table:table-cell office:value-type="float" office:value="0.746043165467626" calcext:value-type="float">
            <text:p>0.746043165467626</text:p>
          </table:table-cell>
          <table:table-cell office:value-type="float" office:value="0.748201438848921" calcext:value-type="float">
            <text:p>0.748201438848921</text:p>
          </table:table-cell>
          <table:table-cell office:value-type="float" office:value="0.747482014388489" calcext:value-type="float">
            <text:p>0.747482014388489</text:p>
          </table:table-cell>
          <table:table-cell office:value-type="float" office:value="0.73884892086331" calcext:value-type="float">
            <text:p>0.73884892086331</text:p>
          </table:table-cell>
          <table:table-cell office:value-type="float" office:value="0.748201429843903" calcext:value-type="float">
            <text:p>0.748201429843903</text:p>
          </table:table-cell>
          <table:table-cell table:formula="of:=IF([.P24]; 1-[.P24]/MIN([.B24:.O24]); &quot;&quot;)" office:value-type="float" office:value="-0.0434782483107277" calcext:value-type="float">
            <text:p>-0.043478248310728</text:p>
          </table:table-cell>
          <table:table-cell table:formula="of:=IF([.P24]; 1-[.P24]/MAX([.B24:.O24]); &quot;&quot;)" office:value-type="float" office:value="0.00191939780899741" calcext:value-type="float">
            <text:p>0.001919397808997</text:p>
          </table:table-cell>
          <table:table-cell table:formula="of:=IF([.P24]; 1-[.P24]/AVERAGE([.B24:.O24]); &quot;&quot;)" office:value-type="float" office:value="-0.00652117598652069" calcext:value-type="float">
            <text:p>-0.006521175986521</text:p>
          </table:table-cell>
          <table:table-cell table:formula="of:=IF([.P24]&gt;MAX([.B24:.O24]); 1; IF([.P24]&gt;AVERAGE([.B24:.O24]); 2; IF([.P24]&gt;MIN([.B24:.O24]); 3; IF([.P24]&gt;MAX([.B24:.O24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G200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666666666667" calcext:value-type="float">
            <text:p>0.858666666666667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71666666666667" calcext:value-type="float">
            <text:p>0.871666666666667</text:p>
          </table:table-cell>
          <table:table-cell office:value-type="float" office:value="0.829666666666667" calcext:value-type="float">
            <text:p>0.829666666666667</text:p>
          </table:table-cell>
          <table:table-cell office:value-type="float" office:value="0.878333333333334" calcext:value-type="float">
            <text:p>0.87833333333333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" calcext:value-type="float">
            <text:p>0.86</text:p>
          </table:table-cell>
          <table:table-cell office:value-type="float" office:value="0.788666666666667" calcext:value-type="float">
            <text:p>0.788666666666667</text:p>
          </table:table-cell>
          <table:table-cell office:value-type="float" office:value="0.810000002384186" calcext:value-type="float">
            <text:p>0.810000002384186</text:p>
          </table:table-cell>
          <table:table-cell table:formula="of:=IF([.P25]; 1-[.P25]/MIN([.B25:.O25]); &quot;&quot;)" office:value-type="float" office:value="-0.0270498762267777" calcext:value-type="float">
            <text:p>-0.027049876226778</text:p>
          </table:table-cell>
          <table:table-cell table:formula="of:=IF([.P25]; 1-[.P25]/MAX([.B25:.O25]); &quot;&quot;)" office:value-type="float" office:value="0.0989988850009057" calcext:value-type="float">
            <text:p>0.098998885000906</text:p>
          </table:table-cell>
          <table:table-cell table:formula="of:=IF([.P25]; 1-[.P25]/AVERAGE([.B25:.O25]); &quot;&quot;)" office:value-type="float" office:value="0.058400218651099" calcext:value-type="float">
            <text:p>0.058400218651099</text:p>
          </table:table-cell>
          <table:table-cell table:formula="of:=IF([.P25]&gt;MAX([.B25:.O25]); 1; IF([.P25]&gt;AVERAGE([.B25:.O25]); 2; IF([.P25]&gt;MIN([.B25:.O25]); 3; IF([.P25]&gt;MAX([.B25:.O25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G5000</text:p>
          </table:table-cell>
          <table:table-cell office:value-type="float" office:value="0.948459259259259" calcext:value-type="float">
            <text:p>0.948459259259259</text:p>
          </table:table-cell>
          <table:table-cell office:value-type="float" office:value="0.945622222222222" calcext:value-type="float">
            <text:p>0.945622222222222</text:p>
          </table:table-cell>
          <table:table-cell office:value-type="float" office:value="0.947385185185185" calcext:value-type="float">
            <text:p>0.947385185185185</text:p>
          </table:table-cell>
          <table:table-cell office:value-type="float" office:value="0.942118518518518" calcext:value-type="float">
            <text:p>0.942118518518518</text:p>
          </table:table-cell>
          <table:table-cell office:value-type="float" office:value="0.941777777777778" calcext:value-type="float">
            <text:p>0.941777777777778</text:p>
          </table:table-cell>
          <table:table-cell office:value-type="float" office:value="0.937022222222222" calcext:value-type="float">
            <text:p>0.937022222222222</text:p>
          </table:table-cell>
          <table:table-cell office:value-type="float" office:value="0.939511111111111" calcext:value-type="float">
            <text:p>0.939511111111111</text:p>
          </table:table-cell>
          <table:table-cell office:value-type="float" office:value="0.945881481481481" calcext:value-type="float">
            <text:p>0.945881481481481</text:p>
          </table:table-cell>
          <table:table-cell office:value-type="float" office:value="0.940696296296296" calcext:value-type="float">
            <text:p>0.940696296296296</text:p>
          </table:table-cell>
          <table:table-cell office:value-type="float" office:value="0.943214814814815" calcext:value-type="float">
            <text:p>0.943214814814815</text:p>
          </table:table-cell>
          <table:table-cell office:value-type="float" office:value="0.940059259259259" calcext:value-type="float">
            <text:p>0.940059259259259</text:p>
          </table:table-cell>
          <table:table-cell office:value-type="float" office:value="0.936688888888889" calcext:value-type="float">
            <text:p>0.936688888888889</text:p>
          </table:table-cell>
          <table:table-cell office:value-type="float" office:value="0.943377777777778" calcext:value-type="float">
            <text:p>0.943377777777778</text:p>
          </table:table-cell>
          <table:table-cell office:value-type="float" office:value="0.936237037037037" calcext:value-type="float">
            <text:p>0.936237037037037</text:p>
          </table:table-cell>
          <table:table-cell office:value-type="float" office:value="0.94311112165451" calcext:value-type="float">
            <text:p>0.94311112165451</text:p>
          </table:table-cell>
          <table:table-cell table:formula="of:=IF([.P26]; 1-[.P26]/MIN([.B26:.O26]); &quot;&quot;)" office:value-type="float" office:value="-0.00734224811189699" calcext:value-type="float">
            <text:p>-0.007342248111897</text:p>
          </table:table-cell>
          <table:table-cell table:formula="of:=IF([.P26]; 1-[.P26]/MAX([.B26:.O26]); &quot;&quot;)" office:value-type="float" office:value="0.00563876366068228" calcext:value-type="float">
            <text:p>0.005638763660682</text:p>
          </table:table-cell>
          <table:table-cell table:formula="of:=IF([.P26]; 1-[.P26]/AVERAGE([.B26:.O26]); &quot;&quot;)" office:value-type="float" office:value="-0.00117559829802438" calcext:value-type="float">
            <text:p>-0.001175598298024</text:p>
          </table:table-cell>
          <table:table-cell table:formula="of:=IF([.P26]&gt;MAX([.B26:.O26]); 1; IF([.P26]&gt;AVERAGE([.B26:.O26]); 2; IF([.P26]&gt;MIN([.B26:.O26]); 3; IF([.P26]&gt;MAX([.B26:.O26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GFiveDays</text:p>
          </table:table-cell>
          <table:table-cell office:value-type="float" office:value="0.994425087108014" calcext:value-type="float">
            <text:p>0.994425087108014</text:p>
          </table:table-cell>
          <table:table-cell office:value-type="float" office:value="0.993766937669377" calcext:value-type="float">
            <text:p>0.993766937669377</text:p>
          </table:table-cell>
          <table:table-cell office:value-type="float" office:value="0.995973674022455" calcext:value-type="float">
            <text:p>0.995973674022455</text:p>
          </table:table-cell>
          <table:table-cell office:value-type="float" office:value="0.995857530003872" calcext:value-type="float">
            <text:p>0.995857530003872</text:p>
          </table:table-cell>
          <table:table-cell office:value-type="float" office:value="0.977893921796361" calcext:value-type="float">
            <text:p>0.977893921796361</text:p>
          </table:table-cell>
          <table:table-cell office:value-type="float" office:value="0.951025938830817" calcext:value-type="float">
            <text:p>0.951025938830817</text:p>
          </table:table-cell>
          <table:table-cell office:value-type="float" office:value="0.88281068524971" calcext:value-type="float">
            <text:p>0.88281068524971</text:p>
          </table:table-cell>
          <table:table-cell office:value-type="float" office:value="0.993534649632211" calcext:value-type="float">
            <text:p>0.993534649632211</text:p>
          </table:table-cell>
          <table:table-cell office:value-type="float" office:value="0.992218350754936" calcext:value-type="float">
            <text:p>0.992218350754936</text:p>
          </table:table-cell>
          <table:table-cell office:value-type="float" office:value="0.983933410762679" calcext:value-type="float">
            <text:p>0.983933410762679</text:p>
          </table:table-cell>
          <table:table-cell office:value-type="float" office:value="0.992295780100658" calcext:value-type="float">
            <text:p>0.992295780100658</text:p>
          </table:table-cell>
          <table:table-cell office:value-type="float" office:value="0.972861014324429" calcext:value-type="float">
            <text:p>0.972861014324429</text:p>
          </table:table-cell>
          <table:table-cell office:value-type="float" office:value="0.951955090979481" calcext:value-type="float">
            <text:p>0.951955090979481</text:p>
          </table:table-cell>
          <table:table-cell office:value-type="float" office:value="0.815873015873016" calcext:value-type="float">
            <text:p>0.815873015873016</text:p>
          </table:table-cell>
          <table:table-cell office:value-type="float" office:value="0.948896646499634" calcext:value-type="float">
            <text:p>0.948896646499634</text:p>
          </table:table-cell>
          <table:table-cell table:formula="of:=IF([.P27]; 1-[.P27]/MIN([.B27:.O27]); &quot;&quot;)" office:value-type="float" office:value="-0.163044527810835" calcext:value-type="float">
            <text:p>-0.163044527810835</text:p>
          </table:table-cell>
          <table:table-cell table:formula="of:=IF([.P27]; 1-[.P27]/MAX([.B27:.O27]); &quot;&quot;)" office:value-type="float" office:value="0.0472673412467727" calcext:value-type="float">
            <text:p>0.047267341246773</text:p>
          </table:table-cell>
          <table:table-cell table:formula="of:=IF([.P27]; 1-[.P27]/AVERAGE([.B27:.O27]); &quot;&quot;)" office:value-type="float" office:value="0.0155524992549442" calcext:value-type="float">
            <text:p>0.015552499254944</text:p>
          </table:table-cell>
          <table:table-cell table:formula="of:=IF([.P27]&gt;MAX([.B27:.O27]); 1; IF([.P27]&gt;AVERAGE([.B27:.O27]); 2; IF([.P27]&gt;MIN([.B27:.O27]); 3; IF([.P27]&gt;MAX([.B27:.O2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ectricDevices</text:p>
          </table:table-cell>
          <table:table-cell office:value-type="float" office:value="0.865041283015605" calcext:value-type="float">
            <text:p>0.865041283015605</text:p>
          </table:table-cell>
          <table:table-cell office:value-type="float" office:value="0.87970864133489" calcext:value-type="float">
            <text:p>0.87970864133489</text:p>
          </table:table-cell>
          <table:table-cell office:value-type="float" office:value="0.893156961915878" calcext:value-type="float">
            <text:p>0.893156961915878</text:p>
          </table:table-cell>
          <table:table-cell office:value-type="float" office:value="0.890169887174167" calcext:value-type="float">
            <text:p>0.890169887174167</text:p>
          </table:table-cell>
          <table:table-cell office:value-type="float" office:value="0.88177495352959" calcext:value-type="float">
            <text:p>0.88177495352959</text:p>
          </table:table-cell>
          <table:table-cell office:value-type="float" office:value="0.888380236026456" calcext:value-type="float">
            <text:p>0.888380236026456</text:p>
          </table:table-cell>
          <table:table-cell office:value-type="float" office:value="0.842441533739679" calcext:value-type="float">
            <text:p>0.842441533739679</text:p>
          </table:table-cell>
          <table:table-cell office:value-type="float" office:value="0.871698439458782" calcext:value-type="float">
            <text:p>0.871698439458782</text:p>
          </table:table-cell>
          <table:table-cell office:value-type="float" office:value="0.805969826654563" calcext:value-type="float">
            <text:p>0.805969826654563</text:p>
          </table:table-cell>
          <table:table-cell office:value-type="float" office:value="0.813145722560844" calcext:value-type="float">
            <text:p>0.813145722560844</text:p>
          </table:table-cell>
          <table:table-cell office:value-type="float" office:value="0.797384688540181" calcext:value-type="float">
            <text:p>0.797384688540181</text:p>
          </table:table-cell>
          <table:table-cell office:value-type="float" office:value="0.824030605628323" calcext:value-type="float">
            <text:p>0.824030605628323</text:p>
          </table:table-cell>
          <table:table-cell office:value-type="float" office:value="0.793061859680975" calcext:value-type="float">
            <text:p>0.793061859680975</text:p>
          </table:table-cell>
          <table:table-cell office:value-type="float" office:value="0.87214369083128" calcext:value-type="float">
            <text:p>0.87214369083128</text:p>
          </table:table-cell>
          <table:table-cell office:value-type="float" office:value="0.639605760574341" calcext:value-type="float">
            <text:p>0.639605760574341</text:p>
          </table:table-cell>
          <table:table-cell table:formula="of:=IF([.P28]; 1-[.P28]/MIN([.B28:.O28]); &quot;&quot;)" office:value-type="float" office:value="0.193498271582957" calcext:value-type="float">
            <text:p>0.193498271582957</text:p>
          </table:table-cell>
          <table:table-cell table:formula="of:=IF([.P28]; 1-[.P28]/MAX([.B28:.O28]); &quot;&quot;)" office:value-type="float" office:value="0.283882018674135" calcext:value-type="float">
            <text:p>0.283882018674135</text:p>
          </table:table-cell>
          <table:table-cell table:formula="of:=IF([.P28]; 1-[.P28]/AVERAGE([.B28:.O28]); &quot;&quot;)" office:value-type="float" office:value="0.248665945967934" calcext:value-type="float">
            <text:p>0.248665945967934</text:p>
          </table:table-cell>
          <table:table-cell table:formula="of:=IF([.P28]&gt;MAX([.B28:.O28]); 1; IF([.P28]&gt;AVERAGE([.B28:.O28]); 2; IF([.P28]&gt;MIN([.B28:.O28]); 3; IF([.P28]&gt;MAX([.B28:.O28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OGHorizontalSignal</text:p>
          </table:table-cell>
          <table:table-cell office:value-type="float" office:value="0.853683241252302" calcext:value-type="float">
            <text:p>0.853683241252302</text:p>
          </table:table-cell>
          <table:table-cell office:value-type="float" office:value="0.795672191528545" calcext:value-type="float">
            <text:p>0.795672191528545</text:p>
          </table:table-cell>
          <table:table-cell office:value-type="float" office:value="0.813812154696132" calcext:value-type="float">
            <text:p>0.813812154696132</text:p>
          </table:table-cell>
          <table:table-cell office:value-type="float" office:value="0.883517495395948" calcext:value-type="float">
            <text:p>0.883517495395948</text:p>
          </table:table-cell>
          <table:table-cell office:value-type="float" office:value="0.759852670349908" calcext:value-type="float">
            <text:p>0.759852670349908</text:p>
          </table:table-cell>
          <table:table-cell office:value-type="float" office:value="0.864732965009208" calcext:value-type="float">
            <text:p>0.864732965009208</text:p>
          </table:table-cell>
          <table:table-cell office:value-type="float" office:value="0.824401473296501" calcext:value-type="float">
            <text:p>0.824401473296501</text:p>
          </table:table-cell>
          <table:table-cell office:value-type="float" office:value="0.747329650092081" calcext:value-type="float">
            <text:p>0.747329650092081</text:p>
          </table:table-cell>
          <table:table-cell office:value-type="float" office:value="0.70828729281768" calcext:value-type="float">
            <text:p>0.70828729281768</text:p>
          </table:table-cell>
          <table:table-cell office:value-type="float" office:value="0.720441988950276" calcext:value-type="float">
            <text:p>0.720441988950276</text:p>
          </table:table-cell>
          <table:table-cell office:value-type="float" office:value="0.706721915285451" calcext:value-type="float">
            <text:p>0.706721915285451</text:p>
          </table:table-cell>
          <table:table-cell office:value-type="float" office:value="0.624861878453039" calcext:value-type="float">
            <text:p>0.624861878453039</text:p>
          </table:table-cell>
          <table:table-cell office:value-type="float" office:value="0.705985267034991" calcext:value-type="float">
            <text:p>0.705985267034991</text:p>
          </table:table-cell>
          <table:table-cell office:value-type="float" office:value="0.673020257826888" calcext:value-type="float">
            <text:p>0.673020257826888</text:p>
          </table:table-cell>
          <table:table-cell office:value-type="float" office:value="0.49723756313324" calcext:value-type="float">
            <text:p>0.49723756313324</text:p>
          </table:table-cell>
          <table:table-cell table:formula="of:=IF([.P29]; 1-[.P29]/MIN([.B29:.O29]); &quot;&quot;)" office:value-type="float" office:value="0.20424404131639" calcext:value-type="float">
            <text:p>0.20424404131639</text:p>
          </table:table-cell>
          <table:table-cell table:formula="of:=IF([.P29]; 1-[.P29]/MAX([.B29:.O29]); &quot;&quot;)" office:value-type="float" office:value="0.437206885291612" calcext:value-type="float">
            <text:p>0.437206885291612</text:p>
          </table:table-cell>
          <table:table-cell table:formula="of:=IF([.P29]; 1-[.P29]/AVERAGE([.B29:.O29]); &quot;&quot;)" office:value-type="float" office:value="0.348332048109837" calcext:value-type="float">
            <text:p>0.348332048109837</text:p>
          </table:table-cell>
          <table:table-cell table:formula="of:=IF([.P29]&gt;MAX([.B29:.O29]); 1; IF([.P29]&gt;AVERAGE([.B29:.O29]); 2; IF([.P29]&gt;MIN([.B29:.O29]); 3; IF([.P29]&gt;MAX([.B29:.O29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OGVerticalSignal</text:p>
          </table:table-cell>
          <table:table-cell office:value-type="float" office:value="0.809484346224678" calcext:value-type="float">
            <text:p>0.809484346224678</text:p>
          </table:table-cell>
          <table:table-cell office:value-type="float" office:value="0.762983425414365" calcext:value-type="float">
            <text:p>0.762983425414365</text:p>
          </table:table-cell>
          <table:table-cell office:value-type="float" office:value="0.781123388581952" calcext:value-type="float">
            <text:p>0.781123388581952</text:p>
          </table:table-cell>
          <table:table-cell office:value-type="float" office:value="0.814732965009208" calcext:value-type="float">
            <text:p>0.814732965009208</text:p>
          </table:table-cell>
          <table:table-cell office:value-type="float" office:value="0.71316758747698" calcext:value-type="float">
            <text:p>0.71316758747698</text:p>
          </table:table-cell>
          <table:table-cell office:value-type="float" office:value="0.751749539594844" calcext:value-type="float">
            <text:p>0.751749539594844</text:p>
          </table:table-cell>
          <table:table-cell office:value-type="float" office:value="0.777624309392265" calcext:value-type="float">
            <text:p>0.777624309392265</text:p>
          </table:table-cell>
          <table:table-cell office:value-type="float" office:value="0.697513812154696" calcext:value-type="float">
            <text:p>0.697513812154696</text:p>
          </table:table-cell>
          <table:table-cell office:value-type="float" office:value="0.683057090239411" calcext:value-type="float">
            <text:p>0.683057090239411</text:p>
          </table:table-cell>
          <table:table-cell office:value-type="float" office:value="0.668692449355433" calcext:value-type="float">
            <text:p>0.668692449355433</text:p>
          </table:table-cell>
          <table:table-cell office:value-type="float" office:value="0.660313075506446" calcext:value-type="float">
            <text:p>0.660313075506446</text:p>
          </table:table-cell>
          <table:table-cell office:value-type="float" office:value="0.603499079189687" calcext:value-type="float">
            <text:p>0.603499079189687</text:p>
          </table:table-cell>
          <table:table-cell office:value-type="float" office:value="0.67255985267035" calcext:value-type="float">
            <text:p>0.67255985267035</text:p>
          </table:table-cell>
          <table:table-cell office:value-type="float" office:value="0.614917127071823" calcext:value-type="float">
            <text:p>0.614917127071823</text:p>
          </table:table-cell>
          <table:table-cell office:value-type="float" office:value="0.475138127803803" calcext:value-type="float">
            <text:p>0.475138127803803</text:p>
          </table:table-cell>
          <table:table-cell table:formula="of:=IF([.P30]; 1-[.P30]/MIN([.B30:.O30]); &quot;&quot;)" office:value-type="float" office:value="0.212694527319302" calcext:value-type="float">
            <text:p>0.212694527319302</text:p>
          </table:table-cell>
          <table:table-cell table:formula="of:=IF([.P30]; 1-[.P30]/MAX([.B30:.O30]); &quot;&quot;)" office:value-type="float" office:value="0.416817352175713" calcext:value-type="float">
            <text:p>0.416817352175713</text:p>
          </table:table-cell>
          <table:table-cell table:formula="of:=IF([.P30]; 1-[.P30]/AVERAGE([.B30:.O30]); &quot;&quot;)" office:value-type="float" office:value="0.335565275824196" calcext:value-type="float">
            <text:p>0.335565275824196</text:p>
          </table:table-cell>
          <table:table-cell table:formula="of:=IF([.P30]&gt;MAX([.B30:.O30]); 1; IF([.P30]&gt;AVERAGE([.B30:.O30]); 2; IF([.P30]&gt;MIN([.B30:.O30]); 3; IF([.P30]&gt;MAX([.B30:.O30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hanolLevel</text:p>
          </table:table-cell>
          <table:table-cell office:value-type="float" office:value="0.6056" calcext:value-type="float">
            <text:p>0.6056</text:p>
          </table:table-cell>
          <table:table-cell office:value-type="float" office:value="0.849" calcext:value-type="float">
            <text:p>0.849</text:p>
          </table:table-cell>
          <table:table-cell office:value-type="float" office:value="0.625266666666667" calcext:value-type="float">
            <text:p>0.625266666666667</text:p>
          </table:table-cell>
          <table:table-cell office:value-type="float" office:value="0.875133333333334" calcext:value-type="float">
            <text:p>0.875133333333334</text:p>
          </table:table-cell>
          <table:table-cell office:value-type="float" office:value="0.855733333333333" calcext:value-type="float">
            <text:p>0.855733333333333</text:p>
          </table:table-cell>
          <table:table-cell office:value-type="float" office:value="0.852533333333333" calcext:value-type="float">
            <text:p>0.852533333333333</text:p>
          </table:table-cell>
          <table:table-cell office:value-type="float" office:value="0.324066666666667" calcext:value-type="float">
            <text:p>0.324066666666667</text:p>
          </table:table-cell>
          <table:table-cell office:value-type="float" office:value="0.705066666666667" calcext:value-type="float">
            <text:p>0.70506666666666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490733333333333" calcext:value-type="float">
            <text:p>0.490733333333333</text:p>
          </table:table-cell>
          <table:table-cell office:value-type="float" office:value="0.508733333333333" calcext:value-type="float">
            <text:p>0.508733333333333</text:p>
          </table:table-cell>
          <table:table-cell office:value-type="float" office:value="0.661066666666667" calcext:value-type="float">
            <text:p>0.661066666666667</text:p>
          </table:table-cell>
          <table:table-cell office:value-type="float" office:value="0.669266666666667" calcext:value-type="float">
            <text:p>0.669266666666667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247999995946884" calcext:value-type="float">
            <text:p>0.247999995946884</text:p>
          </table:table-cell>
          <table:table-cell table:formula="of:=IF([.P31]; 1-[.P31]/MIN([.B31:.O31]); &quot;&quot;)" office:value-type="float" office:value="0.234725377658247" calcext:value-type="float">
            <text:p>0.234725377658247</text:p>
          </table:table-cell>
          <table:table-cell table:formula="of:=IF([.P31]; 1-[.P31]/MAX([.B31:.O31]); &quot;&quot;)" office:value-type="float" office:value="0.716614615738306" calcext:value-type="float">
            <text:p>0.716614615738306</text:p>
          </table:table-cell>
          <table:table-cell table:formula="of:=IF([.P31]; 1-[.P31]/AVERAGE([.B31:.O31]); &quot;&quot;)" office:value-type="float" office:value="0.610989115845429" calcext:value-type="float">
            <text:p>0.610989115845429</text:p>
          </table:table-cell>
          <table:table-cell table:formula="of:=IF([.P31]&gt;MAX([.B31:.O31]); 1; IF([.P31]&gt;AVERAGE([.B31:.O31]); 2; IF([.P31]&gt;MIN([.B31:.O31]); 3; IF([.P31]&gt;MAX([.B31:.O31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eAll</text:p>
          </table:table-cell>
          <table:table-cell office:value-type="float" office:value="0.982721893491124" calcext:value-type="float">
            <text:p>0.982721893491124</text:p>
          </table:table-cell>
          <table:table-cell office:value-type="float" office:value="0.979723865877712" calcext:value-type="float">
            <text:p>0.979723865877712</text:p>
          </table:table-cell>
          <table:table-cell office:value-type="float" office:value="0.988007889546351" calcext:value-type="float">
            <text:p>0.988007889546351</text:p>
          </table:table-cell>
          <table:table-cell office:value-type="float" office:value="0.983195266272189" calcext:value-type="float">
            <text:p>0.983195266272189</text:p>
          </table:table-cell>
          <table:table-cell office:value-type="float" office:value="0.953688362919132" calcext:value-type="float">
            <text:p>0.953688362919132</text:p>
          </table:table-cell>
          <table:table-cell office:value-type="float" office:value="0.981854043392505" calcext:value-type="float">
            <text:p>0.981854043392505</text:p>
          </table:table-cell>
          <table:table-cell office:value-type="float" office:value="0.977061143984221" calcext:value-type="float">
            <text:p>0.977061143984221</text:p>
          </table:table-cell>
          <table:table-cell office:value-type="float" office:value="0.973116370808679" calcext:value-type="float">
            <text:p>0.973116370808679</text:p>
          </table:table-cell>
          <table:table-cell office:value-type="float" office:value="0.975069033530572" calcext:value-type="float">
            <text:p>0.975069033530572</text:p>
          </table:table-cell>
          <table:table-cell office:value-type="float" office:value="0.969033530571992" calcext:value-type="float">
            <text:p>0.969033530571992</text:p>
          </table:table-cell>
          <table:table-cell office:value-type="float" office:value="0.970098619329388" calcext:value-type="float">
            <text:p>0.970098619329388</text:p>
          </table:table-cell>
          <table:table-cell office:value-type="float" office:value="0.964852071005917" calcext:value-type="float">
            <text:p>0.964852071005917</text:p>
          </table:table-cell>
          <table:table-cell office:value-type="float" office:value="0.949960552268245" calcext:value-type="float">
            <text:p>0.949960552268245</text:p>
          </table:table-cell>
          <table:table-cell office:value-type="float" office:value="0.810848126232742" calcext:value-type="float">
            <text:p>0.810848126232742</text:p>
          </table:table-cell>
          <table:table-cell office:value-type="float" office:value="0.730177521705627" calcext:value-type="float">
            <text:p>0.730177521705627</text:p>
          </table:table-cell>
          <table:table-cell table:formula="of:=IF([.P32]; 1-[.P32]/MIN([.B32:.O32]); &quot;&quot;)" office:value-type="float" office:value="0.0994891668578135" calcext:value-type="float">
            <text:p>0.099489166857814</text:p>
          </table:table-cell>
          <table:table-cell table:formula="of:=IF([.P32]; 1-[.P32]/MAX([.B32:.O32]); &quot;&quot;)" office:value-type="float" office:value="0.260959826908981" calcext:value-type="float">
            <text:p>0.260959826908981</text:p>
          </table:table-cell>
          <table:table-cell table:formula="of:=IF([.P32]; 1-[.P32]/AVERAGE([.B32:.O32]); &quot;&quot;)" office:value-type="float" office:value="0.240485174884699" calcext:value-type="float">
            <text:p>0.240485174884699</text:p>
          </table:table-cell>
          <table:table-cell table:formula="of:=IF([.P32]&gt;MAX([.B32:.O32]); 1; IF([.P32]&gt;AVERAGE([.B32:.O32]); 2; IF([.P32]&gt;MIN([.B32:.O32]); 3; IF([.P32]&gt;MAX([.B32:.O32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eFour</text:p>
          </table:table-cell>
          <table:table-cell office:value-type="float" office:value="0.999621212121212" calcext:value-type="float">
            <text:p>0.999621212121212</text:p>
          </table:table-cell>
          <table:table-cell office:value-type="float" office:value="0.97310606060606" calcext:value-type="float">
            <text:p>0.97310606060606</text:p>
          </table:table-cell>
          <table:table-cell office:value-type="float" office:value="0.931439393939394" calcext:value-type="float">
            <text:p>0.931439393939394</text:p>
          </table:table-cell>
          <table:table-cell office:value-type="float" office:value="0.938636363636364" calcext:value-type="float">
            <text:p>0.938636363636364</text:p>
          </table:table-cell>
          <table:table-cell office:value-type="float" office:value="0.656439393939394" calcext:value-type="float">
            <text:p>0.656439393939394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5454545454546" calcext:value-type="float">
            <text:p>0.945454545454546</text:p>
          </table:table-cell>
          <table:table-cell office:value-type="float" office:value="0.981060606060606" calcext:value-type="float">
            <text:p>0.981060606060606</text:p>
          </table:table-cell>
          <table:table-cell office:value-type="float" office:value="0.981818181818182" calcext:value-type="float">
            <text:p>0.981818181818182</text:p>
          </table:table-cell>
          <table:table-cell office:value-type="float" office:value="0.996969696969697" calcext:value-type="float">
            <text:p>0.996969696969697</text:p>
          </table:table-cell>
          <table:table-cell office:value-type="float" office:value="0.995454545454545" calcext:value-type="float">
            <text:p>0.995454545454545</text:p>
          </table:table-cell>
          <table:table-cell office:value-type="float" office:value="0.876893939393939" calcext:value-type="float">
            <text:p>0.876893939393939</text:p>
          </table:table-cell>
          <table:table-cell office:value-type="float" office:value="0.906818181818182" calcext:value-type="float">
            <text:p>0.906818181818182</text:p>
          </table:table-cell>
          <table:table-cell office:value-type="float" office:value="0.679545454545455" calcext:value-type="float">
            <text:p>0.679545454545455</text:p>
          </table:table-cell>
          <table:table-cell office:value-type="float" office:value="0.943181812763214" calcext:value-type="float">
            <text:p>0.943181812763214</text:p>
          </table:table-cell>
          <table:table-cell table:formula="of:=IF([.P33]; 1-[.P33]/MIN([.B33:.O33]); &quot;&quot;)" office:value-type="float" office:value="-0.436814763817013" calcext:value-type="float">
            <text:p>-0.436814763817013</text:p>
          </table:table-cell>
          <table:table-cell table:formula="of:=IF([.P33]; 1-[.P33]/MAX([.B33:.O33]); &quot;&quot;)" office:value-type="float" office:value="0.0564607860193691" calcext:value-type="float">
            <text:p>0.056460786019369</text:p>
          </table:table-cell>
          <table:table-cell table:formula="of:=IF([.P33]; 1-[.P33]/AVERAGE([.B33:.O33]); &quot;&quot;)" office:value-type="float" office:value="-0.03255234737503" calcext:value-type="float">
            <text:p>-0.03255234737503</text:p>
          </table:table-cell>
          <table:table-cell table:formula="of:=IF([.P33]&gt;MAX([.B33:.O33]); 1; IF([.P33]&gt;AVERAGE([.B33:.O33]); 2; IF([.P33]&gt;MIN([.B33:.O33]); 3; IF([.P33]&gt;MAX([.B33:.O33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esUCR</text:p>
          </table:table-cell>
          <table:table-cell office:value-type="float" office:value="0.972926829268293" calcext:value-type="float">
            <text:p>0.972926829268293</text:p>
          </table:table-cell>
          <table:table-cell office:value-type="float" office:value="0.961349593495935" calcext:value-type="float">
            <text:p>0.961349593495935</text:p>
          </table:table-cell>
          <table:table-cell office:value-type="float" office:value="0.971284552845529" calcext:value-type="float">
            <text:p>0.971284552845529</text:p>
          </table:table-cell>
          <table:table-cell office:value-type="float" office:value="0.976959349593496" calcext:value-type="float">
            <text:p>0.976959349593496</text:p>
          </table:table-cell>
          <table:table-cell office:value-type="float" office:value="0.91009756097561" calcext:value-type="float">
            <text:p>0.91009756097561</text:p>
          </table:table-cell>
          <table:table-cell office:value-type="float" office:value="0.964260162601626" calcext:value-type="float">
            <text:p>0.964260162601626</text:p>
          </table:table-cell>
          <table:table-cell office:value-type="float" office:value="0.95609756097561" calcext:value-type="float">
            <text:p>0.95609756097561</text:p>
          </table:table-cell>
          <table:table-cell office:value-type="float" office:value="0.956195121951219" calcext:value-type="float">
            <text:p>0.956195121951219</text:p>
          </table:table-cell>
          <table:table-cell office:value-type="float" office:value="0.956959349593496" calcext:value-type="float">
            <text:p>0.956959349593496</text:p>
          </table:table-cell>
          <table:table-cell office:value-type="float" office:value="0.952471544715447" calcext:value-type="float">
            <text:p>0.952471544715447</text:p>
          </table:table-cell>
          <table:table-cell office:value-type="float" office:value="0.95130081300813" calcext:value-type="float">
            <text:p>0.95130081300813</text:p>
          </table:table-cell>
          <table:table-cell office:value-type="float" office:value="0.891951219512195" calcext:value-type="float">
            <text:p>0.891951219512195</text:p>
          </table:table-cell>
          <table:table-cell office:value-type="float" office:value="0.903983739837398" calcext:value-type="float">
            <text:p>0.903983739837398</text:p>
          </table:table-cell>
          <table:table-cell office:value-type="float" office:value="0.708682926829269" calcext:value-type="float">
            <text:p>0.708682926829269</text:p>
          </table:table-cell>
          <table:table-cell office:value-type="float" office:value="0.780975580215454" calcext:value-type="float">
            <text:p>0.780975580215454</text:p>
          </table:table-cell>
          <table:table-cell table:formula="of:=IF([.P34]; 1-[.P34]/MIN([.B34:.O34]); &quot;&quot;)" office:value-type="float" office:value="-0.102009870210407" calcext:value-type="float">
            <text:p>-0.102009870210407</text:p>
          </table:table-cell>
          <table:table-cell table:formula="of:=IF([.P34]; 1-[.P34]/MAX([.B34:.O34]); &quot;&quot;)" office:value-type="float" office:value="0.200605858841096" calcext:value-type="float">
            <text:p>0.200605858841096</text:p>
          </table:table-cell>
          <table:table-cell table:formula="of:=IF([.P34]; 1-[.P34]/AVERAGE([.B34:.O34]); &quot;&quot;)" office:value-type="float" office:value="0.161176794371536" calcext:value-type="float">
            <text:p>0.161176794371536</text:p>
          </table:table-cell>
          <table:table-cell table:formula="of:=IF([.P34]&gt;MAX([.B34:.O34]); 1; IF([.P34]&gt;AVERAGE([.B34:.O34]); 2; IF([.P34]&gt;MIN([.B34:.O34]); 3; IF([.P34]&gt;MAX([.B34:.O3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ftyWords</text:p>
          </table:table-cell>
          <table:table-cell office:value-type="float" office:value="0.842710622710623" calcext:value-type="float">
            <text:p>0.842710622710623</text:p>
          </table:table-cell>
          <table:table-cell office:value-type="float" office:value="0.771648351648352" calcext:value-type="float">
            <text:p>0.771648351648352</text:p>
          </table:table-cell>
          <table:table-cell office:value-type="float" office:value="0.825054945054946" calcext:value-type="float">
            <text:p>0.825054945054946</text:p>
          </table:table-cell>
          <table:table-cell office:value-type="float" office:value="0.826739926739927" calcext:value-type="float">
            <text:p>0.826739926739927</text:p>
          </table:table-cell>
          <table:table-cell office:value-type="float" office:value="0.736556776556777" calcext:value-type="float">
            <text:p>0.736556776556777</text:p>
          </table:table-cell>
          <table:table-cell office:value-type="float" office:value="0.723956043956044" calcext:value-type="float">
            <text:p>0.723956043956044</text:p>
          </table:table-cell>
          <table:table-cell office:value-type="float" office:value="0.825934065934066" calcext:value-type="float">
            <text:p>0.825934065934066</text:p>
          </table:table-cell>
          <table:table-cell office:value-type="float" office:value="0.776996336996337" calcext:value-type="float">
            <text:p>0.776996336996337</text:p>
          </table:table-cell>
          <table:table-cell office:value-type="float" office:value="0.765054945054945" calcext:value-type="float">
            <text:p>0.765054945054945</text:p>
          </table:table-cell>
          <table:table-cell office:value-type="float" office:value="0.717875457875458" calcext:value-type="float">
            <text:p>0.717875457875458</text:p>
          </table:table-cell>
          <table:table-cell office:value-type="float" office:value="0.705860805860806" calcext:value-type="float">
            <text:p>0.705860805860806</text:p>
          </table:table-cell>
          <table:table-cell office:value-type="float" office:value="0.666593406593407" calcext:value-type="float">
            <text:p>0.666593406593407</text:p>
          </table:table-cell>
          <table:table-cell office:value-type="float" office:value="0.721684981684982" calcext:value-type="float">
            <text:p>0.721684981684982</text:p>
          </table:table-cell>
          <table:table-cell office:value-type="float" office:value="0.597802197802198" calcext:value-type="float">
            <text:p>0.597802197802198</text:p>
          </table:table-cell>
          <table:table-cell office:value-type="float" office:value="0.71208792924881" calcext:value-type="float">
            <text:p>0.71208792924881</text:p>
          </table:table-cell>
          <table:table-cell table:formula="of:=IF([.P35]; 1-[.P35]/MIN([.B35:.O35]); &quot;&quot;)" office:value-type="float" office:value="-0.191176499294884" calcext:value-type="float">
            <text:p>-0.191176499294884</text:p>
          </table:table-cell>
          <table:table-cell table:formula="of:=IF([.P35]; 1-[.P35]/MAX([.B35:.O35]); &quot;&quot;)" office:value-type="float" office:value="0.15500302232059" calcext:value-type="float">
            <text:p>0.15500302232059</text:p>
          </table:table-cell>
          <table:table-cell table:formula="of:=IF([.P35]; 1-[.P35]/AVERAGE([.B35:.O35]); &quot;&quot;)" office:value-type="float" office:value="0.050953347750495" calcext:value-type="float">
            <text:p>0.050953347750495</text:p>
          </table:table-cell>
          <table:table-cell table:formula="of:=IF([.P35]&gt;MAX([.B35:.O35]); 1; IF([.P35]&gt;AVERAGE([.B35:.O35]); 2; IF([.P35]&gt;MIN([.B35:.O35]); 3; IF([.P35]&gt;MAX([.B35:.O35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981523809523809" calcext:value-type="float">
            <text:p>0.981523809523809</text:p>
          </table:table-cell>
          <table:table-cell office:value-type="float" office:value="0.979428571428571" calcext:value-type="float">
            <text:p>0.979428571428571</text:p>
          </table:table-cell>
          <table:table-cell office:value-type="float" office:value="0.974095238095238" calcext:value-type="float">
            <text:p>0.974095238095238</text:p>
          </table:table-cell>
          <table:table-cell office:value-type="float" office:value="0.972761904761905" calcext:value-type="float">
            <text:p>0.972761904761905</text:p>
          </table:table-cell>
          <table:table-cell office:value-type="float" office:value="0.949904761904762" calcext:value-type="float">
            <text:p>0.949904761904762</text:p>
          </table:table-cell>
          <table:table-cell office:value-type="float" office:value="0.969904761904762" calcext:value-type="float">
            <text:p>0.969904761904762</text:p>
          </table:table-cell>
          <table:table-cell office:value-type="float" office:value="0.933904761904762" calcext:value-type="float">
            <text:p>0.933904761904762</text:p>
          </table:table-cell>
          <table:table-cell office:value-type="float" office:value="0.950857142857143" calcext:value-type="float">
            <text:p>0.950857142857143</text:p>
          </table:table-cell>
          <table:table-cell office:value-type="float" office:value="0.971238095238095" calcext:value-type="float">
            <text:p>0.971238095238095</text:p>
          </table:table-cell>
          <table:table-cell office:value-type="float" office:value="0.97447619047619" calcext:value-type="float">
            <text:p>0.97447619047619</text:p>
          </table:table-cell>
          <table:table-cell office:value-type="float" office:value="0.969714285714286" calcext:value-type="float">
            <text:p>0.969714285714286</text:p>
          </table:table-cell>
          <table:table-cell office:value-type="float" office:value="0.859047619047619" calcext:value-type="float">
            <text:p>0.859047619047619</text:p>
          </table:table-cell>
          <table:table-cell office:value-type="float" office:value="0.83047619047619" calcext:value-type="float">
            <text:p>0.83047619047619</text:p>
          </table:table-cell>
          <table:table-cell office:value-type="float" office:value="0.772571428571429" calcext:value-type="float">
            <text:p>0.772571428571429</text:p>
          </table:table-cell>
          <table:table-cell office:value-type="float" office:value="0.759999990463257" calcext:value-type="float">
            <text:p>0.759999990463257</text:p>
          </table:table-cell>
          <table:table-cell table:formula="of:=IF([.P36]; 1-[.P36]/MIN([.B36:.O36]); &quot;&quot;)" office:value-type="float" office:value="0.0162722016932702" calcext:value-type="float">
            <text:p>0.01627220169327</text:p>
          </table:table-cell>
          <table:table-cell table:formula="of:=IF([.P36]; 1-[.P36]/MAX([.B36:.O36]); &quot;&quot;)" office:value-type="float" office:value="0.225693780335319" calcext:value-type="float">
            <text:p>0.225693780335319</text:p>
          </table:table-cell>
          <table:table-cell table:formula="of:=IF([.P36]; 1-[.P36]/AVERAGE([.B36:.O36]); &quot;&quot;)" office:value-type="float" office:value="0.187159871670653" calcext:value-type="float">
            <text:p>0.187159871670653</text:p>
          </table:table-cell>
          <table:table-cell table:formula="of:=IF([.P36]&gt;MAX([.B36:.O36]); 1; IF([.P36]&gt;AVERAGE([.B36:.O36]); 2; IF([.P36]&gt;MIN([.B36:.O36]); 3; IF([.P36]&gt;MAX([.B36:.O36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dA</text:p>
          </table:table-cell>
          <table:table-cell office:value-type="float" office:value="0.94739898989899" calcext:value-type="float">
            <text:p>0.94739898989899</text:p>
          </table:table-cell>
          <table:table-cell office:value-type="float" office:value="0.944116161616162" calcext:value-type="float">
            <text:p>0.944116161616162</text:p>
          </table:table-cell>
          <table:table-cell office:value-type="float" office:value="0.942449494949495" calcext:value-type="float">
            <text:p>0.942449494949495</text:p>
          </table:table-cell>
          <table:table-cell office:value-type="float" office:value="0.959040404040404" calcext:value-type="float">
            <text:p>0.959040404040404</text:p>
          </table:table-cell>
          <table:table-cell office:value-type="float" office:value="0.934242424242424" calcext:value-type="float">
            <text:p>0.934242424242424</text:p>
          </table:table-cell>
          <table:table-cell office:value-type="float" office:value="0.931515151515151" calcext:value-type="float">
            <text:p>0.931515151515151</text:p>
          </table:table-cell>
          <table:table-cell office:value-type="float" office:value="0.850025252525252" calcext:value-type="float">
            <text:p>0.850025252525252</text:p>
          </table:table-cell>
          <table:table-cell office:value-type="float" office:value="0.968686868686869" calcext:value-type="float">
            <text:p>0.968686868686869</text:p>
          </table:table-cell>
          <table:table-cell office:value-type="float" office:value="0.907575757575758" calcext:value-type="float">
            <text:p>0.907575757575758</text:p>
          </table:table-cell>
          <table:table-cell office:value-type="float" office:value="0.915732323232323" calcext:value-type="float">
            <text:p>0.915732323232323</text:p>
          </table:table-cell>
          <table:table-cell office:value-type="float" office:value="0.921363636363637" calcext:value-type="float">
            <text:p>0.921363636363637</text:p>
          </table:table-cell>
          <table:table-cell office:value-type="float" office:value="0.940025252525252" calcext:value-type="float">
            <text:p>0.940025252525252</text:p>
          </table:table-cell>
          <table:table-cell office:value-type="float" office:value="0.815757575757576" calcext:value-type="float">
            <text:p>0.815757575757576</text:p>
          </table:table-cell>
          <table:table-cell office:value-type="float" office:value="0.909191919191919" calcext:value-type="float">
            <text:p>0.909191919191919</text:p>
          </table:table-cell>
          <table:table-cell office:value-type="float" office:value="0.87348484992981" calcext:value-type="float">
            <text:p>0.87348484992981</text:p>
          </table:table-cell>
          <table:table-cell table:formula="of:=IF([.P37]; 1-[.P37]/MIN([.B37:.O37]); &quot;&quot;)" office:value-type="float" office:value="-0.0707652320833472" calcext:value-type="float">
            <text:p>-0.070765232083347</text:p>
          </table:table-cell>
          <table:table-cell table:formula="of:=IF([.P37]; 1-[.P37]/MAX([.B37:.O37]); &quot;&quot;)" office:value-type="float" office:value="0.0982794562768392" calcext:value-type="float">
            <text:p>0.098279456276839</text:p>
          </table:table-cell>
          <table:table-cell table:formula="of:=IF([.P37]; 1-[.P37]/AVERAGE([.B37:.O37]); &quot;&quot;)" office:value-type="float" office:value="0.0510845907528728" calcext:value-type="float">
            <text:p>0.051084590752873</text:p>
          </table:table-cell>
          <table:table-cell table:formula="of:=IF([.P37]&gt;MAX([.B37:.O37]); 1; IF([.P37]&gt;AVERAGE([.B37:.O37]); 2; IF([.P37]&gt;MIN([.B37:.O37]); 3; IF([.P37]&gt;MAX([.B37:.O3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ezerRegularTrain</text:p>
          </table:table-cell>
          <table:table-cell office:value-type="float" office:value="0.998491228070176" calcext:value-type="float">
            <text:p>0.998491228070176</text:p>
          </table:table-cell>
          <table:table-cell office:value-type="float" office:value="0.999087719298246" calcext:value-type="float">
            <text:p>0.999087719298246</text:p>
          </table:table-cell>
          <table:table-cell office:value-type="float" office:value="0.994374269005848" calcext:value-type="float">
            <text:p>0.994374269005848</text:p>
          </table:table-cell>
          <table:table-cell office:value-type="float" office:value="0.995742690058479" calcext:value-type="float">
            <text:p>0.995742690058479</text:p>
          </table:table-cell>
          <table:table-cell office:value-type="float" office:value="0.999251461988304" calcext:value-type="float">
            <text:p>0.999251461988304</text:p>
          </table:table-cell>
          <table:table-cell office:value-type="float" office:value="0.996736842105264" calcext:value-type="float">
            <text:p>0.996736842105264</text:p>
          </table:table-cell>
          <table:table-cell office:value-type="float" office:value="0.942350877192982" calcext:value-type="float">
            <text:p>0.942350877192982</text:p>
          </table:table-cell>
          <table:table-cell office:value-type="float" office:value="0.990608187134503" calcext:value-type="float">
            <text:p>0.990608187134503</text:p>
          </table:table-cell>
          <table:table-cell office:value-type="float" office:value="0.976105263157895" calcext:value-type="float">
            <text:p>0.976105263157895</text:p>
          </table:table-cell>
          <table:table-cell office:value-type="float" office:value="0.993929824561404" calcext:value-type="float">
            <text:p>0.993929824561404</text:p>
          </table:table-cell>
          <table:table-cell office:value-type="float" office:value="0.988058479532164" calcext:value-type="float">
            <text:p>0.988058479532164</text:p>
          </table:table-cell>
          <table:table-cell office:value-type="float" office:value="0.95225730994152" calcext:value-type="float">
            <text:p>0.95225730994152</text:p>
          </table:table-cell>
          <table:table-cell office:value-type="float" office:value="0.997076023391813" calcext:value-type="float">
            <text:p>0.997076023391813</text:p>
          </table:table-cell>
          <table:table-cell office:value-type="float" office:value="0.998187134502924" calcext:value-type="float">
            <text:p>0.998187134502924</text:p>
          </table:table-cell>
          <table:table-cell office:value-type="float" office:value="0.948771953582764" calcext:value-type="float">
            <text:p>0.948771953582764</text:p>
          </table:table-cell>
          <table:table-cell table:formula="of:=IF([.P38]; 1-[.P38]/MIN([.B38:.O38]); &quot;&quot;)" office:value-type="float" office:value="-0.00681389124283327" calcext:value-type="float">
            <text:p>-0.006813891242833</text:p>
          </table:table-cell>
          <table:table-cell table:formula="of:=IF([.P38]; 1-[.P38]/MAX([.B38:.O38]); &quot;&quot;)" office:value-type="float" office:value="0.050517322541712" calcext:value-type="float">
            <text:p>0.050517322541712</text:p>
          </table:table-cell>
          <table:table-cell table:formula="of:=IF([.P38]; 1-[.P38]/AVERAGE([.B38:.O38]); &quot;&quot;)" office:value-type="float" office:value="0.0390276311377042" calcext:value-type="float">
            <text:p>0.039027631137704</text:p>
          </table:table-cell>
          <table:table-cell table:formula="of:=IF([.P38]&gt;MAX([.B38:.O38]); 1; IF([.P38]&gt;AVERAGE([.B38:.O38]); 2; IF([.P38]&gt;MIN([.B38:.O38]); 3; IF([.P38]&gt;MAX([.B38:.O38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eezerSmallTrain</text:p>
          </table:table-cell>
          <table:table-cell office:value-type="float" office:value="0.995461988304094" calcext:value-type="float">
            <text:p>0.995461988304094</text:p>
          </table:table-cell>
          <table:table-cell office:value-type="float" office:value="0.983660818713451" calcext:value-type="float">
            <text:p>0.983660818713451</text:p>
          </table:table-cell>
          <table:table-cell office:value-type="float" office:value="0.987204678362573" calcext:value-type="float">
            <text:p>0.987204678362573</text:p>
          </table:table-cell>
          <table:table-cell office:value-type="float" office:value="0.948830409356725" calcext:value-type="float">
            <text:p>0.948830409356725</text:p>
          </table:table-cell>
          <table:table-cell office:value-type="float" office:value="0.988561403508772" calcext:value-type="float">
            <text:p>0.988561403508772</text:p>
          </table:table-cell>
          <table:table-cell office:value-type="float" office:value="0.949473684210526" calcext:value-type="float">
            <text:p>0.949473684210526</text:p>
          </table:table-cell>
          <table:table-cell office:value-type="float" office:value="0.823380116959064" calcext:value-type="float">
            <text:p>0.823380116959064</text:p>
          </table:table-cell>
          <table:table-cell office:value-type="float" office:value="0.900573099415205" calcext:value-type="float">
            <text:p>0.900573099415205</text:p>
          </table:table-cell>
          <table:table-cell office:value-type="float" office:value="0.947602339181286" calcext:value-type="float">
            <text:p>0.947602339181286</text:p>
          </table:table-cell>
          <table:table-cell office:value-type="float" office:value="0.966818713450292" calcext:value-type="float">
            <text:p>0.966818713450292</text:p>
          </table:table-cell>
          <table:table-cell office:value-type="float" office:value="0.961637426900585" calcext:value-type="float">
            <text:p>0.961637426900585</text:p>
          </table:table-cell>
          <table:table-cell office:value-type="float" office:value="0.87872514619883" calcext:value-type="float">
            <text:p>0.87872514619883</text:p>
          </table:table-cell>
          <table:table-cell office:value-type="float" office:value="0.961438596491228" calcext:value-type="float">
            <text:p>0.961438596491228</text:p>
          </table:table-cell>
          <table:table-cell office:value-type="float" office:value="0.959766081871345" calcext:value-type="float">
            <text:p>0.959766081871345</text:p>
          </table:table-cell>
          <table:table-cell office:value-type="float" office:value="0.740701735019684" calcext:value-type="float">
            <text:p>0.740701735019684</text:p>
          </table:table-cell>
          <table:table-cell table:formula="of:=IF([.P39]; 1-[.P39]/MIN([.B39:.O39]); &quot;&quot;)" office:value-type="float" office:value="0.100413381664754" calcext:value-type="float">
            <text:p>0.100413381664754</text:p>
          </table:table-cell>
          <table:table-cell table:formula="of:=IF([.P39]; 1-[.P39]/MAX([.B39:.O39]); &quot;&quot;)" office:value-type="float" office:value="0.255921628628361" calcext:value-type="float">
            <text:p>0.255921628628361</text:p>
          </table:table-cell>
          <table:table-cell table:formula="of:=IF([.P39]; 1-[.P39]/AVERAGE([.B39:.O39]); &quot;&quot;)" office:value-type="float" office:value="0.217556851325418" calcext:value-type="float">
            <text:p>0.217556851325418</text:p>
          </table:table-cell>
          <table:table-cell table:formula="of:=IF([.P39]&gt;MAX([.B39:.O39]); 1; IF([.P39]&gt;AVERAGE([.B39:.O39]); 2; IF([.P39]&gt;MIN([.B39:.O39]); 3; IF([.P39]&gt;MAX([.B39:.O39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nPoint</text:p>
          </table:table-cell>
          <table:table-cell office:value-type="float" office:value="1" calcext:value-type="float">
            <text:p>1</text:p>
          </table:table-cell>
          <table:table-cell office:value-type="float" office:value="0.998222222222222" calcext:value-type="float">
            <text:p>0.998222222222222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5111111111111" calcext:value-type="float">
            <text:p>0.995111111111111</text:p>
          </table:table-cell>
          <table:table-cell office:value-type="float" office:value="0.986444444444444" calcext:value-type="float">
            <text:p>0.986444444444444</text:p>
          </table:table-cell>
          <table:table-cell office:value-type="float" office:value="0.990888888888889" calcext:value-type="float">
            <text:p>0.990888888888889</text:p>
          </table:table-cell>
          <table:table-cell office:value-type="float" office:value="0.991333333333333" calcext:value-type="float">
            <text:p>0.991333333333333</text:p>
          </table:table-cell>
          <table:table-cell office:value-type="float" office:value="0.993111111111111" calcext:value-type="float">
            <text:p>0.993111111111111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999777777777778" calcext:value-type="float">
            <text:p>0.999777777777778</text:p>
          </table:table-cell>
          <table:table-cell office:value-type="float" office:value="0.996444444444444" calcext:value-type="float">
            <text:p>0.996444444444444</text:p>
          </table:table-cell>
          <table:table-cell office:value-type="float" office:value="0.980888888888889" calcext:value-type="float">
            <text:p>0.980888888888889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943111111111111" calcext:value-type="float">
            <text:p>0.943111111111111</text:p>
          </table:table-cell>
          <table:table-cell office:value-type="float" office:value="0.95333331823349" calcext:value-type="float">
            <text:p>0.95333331823349</text:p>
          </table:table-cell>
          <table:table-cell table:formula="of:=IF([.P40]; 1-[.P40]/MIN([.B40:.O40]); &quot;&quot;)" office:value-type="float" office:value="-0.0108388152805619" calcext:value-type="float">
            <text:p>-0.010838815280562</text:p>
          </table:table-cell>
          <table:table-cell table:formula="of:=IF([.P40]; 1-[.P40]/MAX([.B40:.O40]); &quot;&quot;)" office:value-type="float" office:value="0.04666668176651" calcext:value-type="float">
            <text:p>0.04666668176651</text:p>
          </table:table-cell>
          <table:table-cell table:formula="of:=IF([.P40]; 1-[.P40]/AVERAGE([.B40:.O40]); &quot;&quot;)" office:value-type="float" office:value="0.0342033053739549" calcext:value-type="float">
            <text:p>0.034203305373955</text:p>
          </table:table-cell>
          <table:table-cell table:formula="of:=IF([.P40]&gt;MAX([.B40:.O40]); 1; IF([.P40]&gt;AVERAGE([.B40:.O40]); 2; IF([.P40]&gt;MIN([.B40:.O40]); 3; IF([.P40]&gt;MAX([.B40:.O40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nPointAgeSpan</text:p>
          </table:table-cell>
          <table:table-cell office:value-type="float" office:value="0.99957805907173" calcext:value-type="float">
            <text:p>0.99957805907173</text:p>
          </table:table-cell>
          <table:table-cell office:value-type="float" office:value="0.996624472573839" calcext:value-type="float">
            <text:p>0.996624472573839</text:p>
          </table:table-cell>
          <table:table-cell office:value-type="float" office:value="0.993459915611814" calcext:value-type="float">
            <text:p>0.993459915611814</text:p>
          </table:table-cell>
          <table:table-cell office:value-type="float" office:value="0.984071729957806" calcext:value-type="float">
            <text:p>0.984071729957806</text:p>
          </table:table-cell>
          <table:table-cell office:value-type="float" office:value="0.966033755274262" calcext:value-type="float">
            <text:p>0.966033755274262</text:p>
          </table:table-cell>
          <table:table-cell office:value-type="float" office:value="0.994409282700422" calcext:value-type="float">
            <text:p>0.994409282700422</text:p>
          </table:table-cell>
          <table:table-cell office:value-type="float" office:value="0.996940928270042" calcext:value-type="float">
            <text:p>0.996940928270042</text:p>
          </table:table-cell>
          <table:table-cell office:value-type="float" office:value="0.981329113924051" calcext:value-type="float">
            <text:p>0.981329113924051</text:p>
          </table:table-cell>
          <table:table-cell office:value-type="float" office:value="0.995358649789029" calcext:value-type="float">
            <text:p>0.995358649789029</text:p>
          </table:table-cell>
          <table:table-cell office:value-type="float" office:value="0.998628691983122" calcext:value-type="float">
            <text:p>0.998628691983122</text:p>
          </table:table-cell>
          <table:table-cell office:value-type="float" office:value="0.994936708860759" calcext:value-type="float">
            <text:p>0.994936708860759</text:p>
          </table:table-cell>
          <table:table-cell office:value-type="float" office:value="0.986286919831224" calcext:value-type="float">
            <text:p>0.986286919831224</text:p>
          </table:table-cell>
          <table:table-cell office:value-type="float" office:value="0.977742616033755" calcext:value-type="float">
            <text:p>0.977742616033755</text:p>
          </table:table-cell>
          <table:table-cell office:value-type="float" office:value="0.943881856540085" calcext:value-type="float">
            <text:p>0.943881856540085</text:p>
          </table:table-cell>
          <table:table-cell office:value-type="float" office:value="0.898734152317047" calcext:value-type="float">
            <text:p>0.898734152317047</text:p>
          </table:table-cell>
          <table:table-cell table:formula="of:=IF([.P41]; 1-[.P41]/MIN([.B41:.O41]); &quot;&quot;)" office:value-type="float" office:value="0.0478319441254358" calcext:value-type="float">
            <text:p>0.047831944125436</text:p>
          </table:table-cell>
          <table:table-cell table:formula="of:=IF([.P41]; 1-[.P41]/MAX([.B41:.O41]); &quot;&quot;)" office:value-type="float" office:value="0.100886474887547" calcext:value-type="float">
            <text:p>0.100886474887547</text:p>
          </table:table-cell>
          <table:table-cell table:formula="of:=IF([.P41]; 1-[.P41]/AVERAGE([.B41:.O41]); &quot;&quot;)" office:value-type="float" office:value="0.0888536062735388" calcext:value-type="float">
            <text:p>0.088853606273539</text:p>
          </table:table-cell>
          <table:table-cell table:formula="of:=IF([.P41]&gt;MAX([.B41:.O41]); 1; IF([.P41]&gt;AVERAGE([.B41:.O41]); 2; IF([.P41]&gt;MIN([.B41:.O41]); 3; IF([.P41]&gt;MAX([.B41:.O41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nPointMaleVersusFemale</text:p>
          </table:table-cell>
          <table:table-cell office:value-type="float" office:value="0.999367088607595" calcext:value-type="float">
            <text:p>0.999367088607595</text:p>
          </table:table-cell>
          <table:table-cell table:number-columns-repeated="2" office:value-type="float" office:value="0.999894514767932" calcext:value-type="float">
            <text:p>0.999894514767932</text:p>
          </table:table-cell>
          <table:table-cell office:value-type="float" office:value="0.99831223628692" calcext:value-type="float">
            <text:p>0.99831223628692</text:p>
          </table:table-cell>
          <table:table-cell office:value-type="float" office:value="0.986497890295358" calcext:value-type="float">
            <text:p>0.986497890295358</text:p>
          </table:table-cell>
          <table:table-cell office:value-type="float" office:value="0.990084388185654" calcext:value-type="float">
            <text:p>0.990084388185654</text:p>
          </table:table-cell>
          <table:table-cell office:value-type="float" office:value="0.999367088607595" calcext:value-type="float">
            <text:p>0.999367088607595</text:p>
          </table:table-cell>
          <table:table-cell office:value-type="float" office:value="0.993881856540084" calcext:value-type="float">
            <text:p>0.993881856540084</text:p>
          </table:table-cell>
          <table:table-cell office:value-type="float" office:value="0.99957805907173" calcext:value-type="float">
            <text:p>0.99957805907173</text:p>
          </table:table-cell>
          <table:table-cell office:value-type="float" office:value="0.99915611814346" calcext:value-type="float">
            <text:p>0.99915611814346</text:p>
          </table:table-cell>
          <table:table-cell office:value-type="float" office:value="0.99957805907173" calcext:value-type="float">
            <text:p>0.99957805907173</text:p>
          </table:table-cell>
          <table:table-cell office:value-type="float" office:value="0.991139240506329" calcext:value-type="float">
            <text:p>0.991139240506329</text:p>
          </table:table-cell>
          <table:table-cell office:value-type="float" office:value="0.995991561181434" calcext:value-type="float">
            <text:p>0.995991561181434</text:p>
          </table:table-cell>
          <table:table-cell office:value-type="float" office:value="0.993459915611814" calcext:value-type="float">
            <text:p>0.993459915611814</text:p>
          </table:table-cell>
          <table:table-cell office:value-type="float" office:value="1" calcext:value-type="float">
            <text:p>1</text:p>
          </table:table-cell>
          <table:table-cell table:formula="of:=IF([.P42]; 1-[.P42]/MIN([.B42:.O42]); &quot;&quot;)" office:value-type="float" office:value="-0.0136869118905054" calcext:value-type="float">
            <text:p>-0.013686911890506</text:p>
          </table:table-cell>
          <table:table-cell table:formula="of:=IF([.P42]; 1-[.P42]/MAX([.B42:.O42]); &quot;&quot;)" office:value-type="float" office:value="-0.000105496360375934" calcext:value-type="float">
            <text:p>-0.000105496360376</text:p>
          </table:table-cell>
          <table:table-cell table:formula="of:=IF([.P42]; 1-[.P42]/AVERAGE([.B42:.O42]); &quot;&quot;)" office:value-type="float" office:value="-0.00385749943272073" calcext:value-type="float">
            <text:p>-0.003857499432721</text:p>
          </table:table-cell>
          <table:table-cell table:formula="of:=IF([.P42]&gt;MAX([.B42:.O42]); 1; IF([.P42]&gt;AVERAGE([.B42:.O42]); 2; IF([.P42]&gt;MIN([.B42:.O42]); 3; IF([.P42]&gt;MAX([.B42:.O42])*0.75; 4; 5)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PointOldVersusYo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62962962963" calcext:value-type="float">
            <text:p>0.98962962962963</text:p>
          </table:table-cell>
          <table:table-cell office:value-type="float" office:value="1" calcext:value-type="float">
            <text:p>1</text:p>
          </table:table-cell>
          <table:table-cell office:value-type="float" office:value="0.978306878306878" calcext:value-type="float">
            <text:p>0.978306878306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6031746031746" calcext:value-type="float">
            <text:p>0.986031746031746</text:p>
          </table:table-cell>
          <table:table-cell table:number-columns-repeated="3" office:value-type="float" office:value="0.999153439153439" calcext:value-type="float">
            <text:p>0.999153439153439</text:p>
          </table:table-cell>
          <table:table-cell office:value-type="float" office:value="0.99978835978836" calcext:value-type="float">
            <text:p>0.99978835978836</text:p>
          </table:table-cell>
          <table:table-cell office:value-type="float" office:value="1" calcext:value-type="float">
            <text:p>1</text:p>
          </table:table-cell>
          <table:table-cell office:value-type="float" office:value="0.964232804232804" calcext:value-type="float">
            <text:p>0.964232804232804</text:p>
          </table:table-cell>
          <table:table-cell office:value-type="float" office:value="0.879365086555481" calcext:value-type="float">
            <text:p>0.879365086555481</text:p>
          </table:table-cell>
          <table:table-cell table:formula="of:=IF([.P43]; 1-[.P43]/MIN([.B43:.O43]); &quot;&quot;)" office:value-type="float" office:value="0.0880157958791377" calcext:value-type="float">
            <text:p>0.088015795879138</text:p>
          </table:table-cell>
          <table:table-cell table:formula="of:=IF([.P43]; 1-[.P43]/MAX([.B43:.O43]); &quot;&quot;)" office:value-type="float" office:value="0.120634913444519" calcext:value-type="float">
            <text:p>0.120634913444519</text:p>
          </table:table-cell>
          <table:table-cell table:formula="of:=IF([.P43]; 1-[.P43]/AVERAGE([.B43:.O43]); &quot;&quot;)" office:value-type="float" office:value="0.11529189168683" calcext:value-type="float">
            <text:p>0.11529189168683</text:p>
          </table:table-cell>
          <table:table-cell table:formula="of:=IF([.P43]&gt;MAX([.B43:.O43]); 1; IF([.P43]&gt;AVERAGE([.B43:.O43]); 2; IF([.P43]&gt;MIN([.B43:.O43]); 3; IF([.P43]&gt;MAX([.B43:.O43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float" office:value="0.805079365079365" calcext:value-type="float">
            <text:p>0.805079365079365</text:p>
          </table:table-cell>
          <table:table-cell office:value-type="float" office:value="0.84" calcext:value-type="float">
            <text:p>0.84</text:p>
          </table:table-cell>
          <table:table-cell office:value-type="float" office:value="0.855238095238095" calcext:value-type="float">
            <text:p>0.855238095238095</text:p>
          </table:table-cell>
          <table:table-cell office:value-type="float" office:value="0.850476190476191" calcext:value-type="float">
            <text:p>0.850476190476191</text:p>
          </table:table-cell>
          <table:table-cell office:value-type="float" office:value="0.810793650793651" calcext:value-type="float">
            <text:p>0.810793650793651</text:p>
          </table:table-cell>
          <table:table-cell office:value-type="float" office:value="0.807301587301588" calcext:value-type="float">
            <text:p>0.807301587301588</text:p>
          </table:table-cell>
          <table:table-cell office:value-type="float" office:value="0.783492063492064" calcext:value-type="float">
            <text:p>0.783492063492064</text:p>
          </table:table-cell>
          <table:table-cell office:value-type="float" office:value="0.821269841269842" calcext:value-type="float">
            <text:p>0.821269841269842</text:p>
          </table:table-cell>
          <table:table-cell office:value-type="float" office:value="0.834920634920635" calcext:value-type="float">
            <text:p>0.834920634920635</text:p>
          </table:table-cell>
          <table:table-cell office:value-type="float" office:value="0.811428571428572" calcext:value-type="float">
            <text:p>0.811428571428572</text:p>
          </table:table-cell>
          <table:table-cell office:value-type="float" office:value="0.837460317460318" calcext:value-type="float">
            <text:p>0.837460317460318</text:p>
          </table:table-cell>
          <table:table-cell office:value-type="float" office:value="0.81968253968254" calcext:value-type="float">
            <text:p>0.81968253968254</text:p>
          </table:table-cell>
          <table:table-cell office:value-type="float" office:value="0.79936507936508" calcext:value-type="float">
            <text:p>0.79936507936508</text:p>
          </table:table-cell>
          <table:table-cell office:value-type="float" office:value="0.693968253968254" calcext:value-type="float">
            <text:p>0.693968253968254</text:p>
          </table:table-cell>
          <table:table-cell office:value-type="float" office:value="0.714285731315613" calcext:value-type="float">
            <text:p>0.714285731315613</text:p>
          </table:table-cell>
          <table:table-cell table:formula="of:=IF([.P44]; 1-[.P44]/MIN([.B44:.O44]); &quot;&quot;)" office:value-type="float" office:value="-0.029277243204108" calcext:value-type="float">
            <text:p>-0.029277243204108</text:p>
          </table:table-cell>
          <table:table-cell table:formula="of:=IF([.P44]; 1-[.P44]/MAX([.B44:.O44]); &quot;&quot;)" office:value-type="float" office:value="0.164810670510698" calcext:value-type="float">
            <text:p>0.164810670510698</text:p>
          </table:table-cell>
          <table:table-cell table:formula="of:=IF([.P44]; 1-[.P44]/AVERAGE([.B44:.O44]); &quot;&quot;)" office:value-type="float" office:value="0.120529336599422" calcext:value-type="float">
            <text:p>0.120529336599422</text:p>
          </table:table-cell>
          <table:table-cell table:formula="of:=IF([.P44]&gt;MAX([.B44:.O44]); 1; IF([.P44]&gt;AVERAGE([.B44:.O44]); 2; IF([.P44]&gt;MIN([.B44:.O44]); 3; IF([.P44]&gt;MAX([.B44:.O4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ptics</text:p>
          </table:table-cell>
          <table:table-cell office:value-type="float" office:value="0.523268398268398" calcext:value-type="float">
            <text:p>0.523268398268398</text:p>
          </table:table-cell>
          <table:table-cell office:value-type="float" office:value="0.539393939393939" calcext:value-type="float">
            <text:p>0.539393939393939</text:p>
          </table:table-cell>
          <table:table-cell office:value-type="float" office:value="0.534199134199134" calcext:value-type="float">
            <text:p>0.534199134199134</text:p>
          </table:table-cell>
          <table:table-cell office:value-type="float" office:value="0.537012987012987" calcext:value-type="float">
            <text:p>0.537012987012987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496536796536796" calcext:value-type="float">
            <text:p>0.496536796536796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449242424242424" calcext:value-type="float">
            <text:p>0.449242424242424</text:p>
          </table:table-cell>
          <table:table-cell office:value-type="float" office:value="0.492207792207792" calcext:value-type="float">
            <text:p>0.492207792207792</text:p>
          </table:table-cell>
          <table:table-cell office:value-type="float" office:value="0.480194805194805" calcext:value-type="float">
            <text:p>0.480194805194805</text:p>
          </table:table-cell>
          <table:table-cell office:value-type="float" office:value="0.467424242424242" calcext:value-type="float">
            <text:p>0.467424242424242</text:p>
          </table:table-cell>
          <table:table-cell office:value-type="float" office:value="0.478787878787879" calcext:value-type="float">
            <text:p>0.478787878787879</text:p>
          </table:table-cell>
          <table:table-cell office:value-type="float" office:value="0.465584415584416" calcext:value-type="float">
            <text:p>0.465584415584416</text:p>
          </table:table-cell>
          <table:table-cell office:value-type="float" office:value="0.458658008658009" calcext:value-type="float">
            <text:p>0.458658008658009</text:p>
          </table:table-cell>
          <table:table-cell office:value-type="float" office:value="0.214285716414452" calcext:value-type="float">
            <text:p>0.214285716414452</text:p>
          </table:table-cell>
          <table:table-cell table:formula="of:=IF([.P45]; 1-[.P45]/MIN([.B45:.O45]); &quot;&quot;)" office:value-type="float" office:value="0.523006499718253" calcext:value-type="float">
            <text:p>0.523006499718253</text:p>
          </table:table-cell>
          <table:table-cell table:formula="of:=IF([.P45]; 1-[.P45]/MAX([.B45:.O45]); &quot;&quot;)" office:value-type="float" office:value="0.604395600465628" calcext:value-type="float">
            <text:p>0.604395600465628</text:p>
          </table:table-cell>
          <table:table-cell table:formula="of:=IF([.P45]; 1-[.P45]/AVERAGE([.B45:.O45]); &quot;&quot;)" office:value-type="float" office:value="0.566631225761781" calcext:value-type="float">
            <text:p>0.566631225761781</text:p>
          </table:table-cell>
          <table:table-cell table:formula="of:=IF([.P45]&gt;MAX([.B45:.O45]); 1; IF([.P45]&gt;AVERAGE([.B45:.O45]); 2; IF([.P45]&gt;MIN([.B45:.O45]); 3; IF([.P45]&gt;MAX([.B45:.O4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float" office:value="0.597395833333333" calcext:value-type="float">
            <text:p>0.597395833333333</text:p>
          </table:table-cell>
          <table:table-cell office:value-type="float" office:value="0.611979166666667" calcext:value-type="float">
            <text:p>0.611979166666667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596875" calcext:value-type="float">
            <text:p>0.596875</text:p>
          </table:table-cell>
          <table:table-cell office:value-type="float" office:value="0.574479166666667" calcext:value-type="float">
            <text:p>0.574479166666667</text:p>
          </table:table-cell>
          <table:table-cell office:value-type="float" office:value="0.602083333333333" calcext:value-type="float">
            <text:p>0.602083333333333</text:p>
          </table:table-cell>
          <table:table-cell office:value-type="float" office:value="0.608333333333333" calcext:value-type="float">
            <text:p>0.608333333333333</text:p>
          </table:table-cell>
          <table:table-cell office:value-type="float" office:value="0.574479166666667" calcext:value-type="float">
            <text:p>0.574479166666667</text:p>
          </table:table-cell>
          <table:table-cell office:value-type="float" office:value="0.595833333333333" calcext:value-type="float">
            <text:p>0.595833333333333</text:p>
          </table:table-cell>
          <table:table-cell office:value-type="float" office:value="0.5984375" calcext:value-type="float">
            <text:p>0.5984375</text:p>
          </table:table-cell>
          <table:table-cell office:value-type="float" office:value="0.604166666666667" calcext:value-type="float">
            <text:p>0.604166666666667</text:p>
          </table:table-cell>
          <table:table-cell office:value-type="float" office:value="0.555729166666667" calcext:value-type="float">
            <text:p>0.555729166666667</text:p>
          </table:table-cell>
          <table:table-cell office:value-type="float" office:value="0.59375" calcext:value-type="float">
            <text:p>0.59375</text:p>
          </table:table-cell>
          <table:table-cell table:formula="of:=IF([.P46]; 1-[.P46]/MIN([.B46:.O46]); &quot;&quot;)" office:value-type="float" office:value="-0.0684161199625111" calcext:value-type="float">
            <text:p>-0.068416119962511</text:p>
          </table:table-cell>
          <table:table-cell table:formula="of:=IF([.P46]; 1-[.P46]/MAX([.B46:.O46]); &quot;&quot;)" office:value-type="float" office:value="0.0617283950617285" calcext:value-type="float">
            <text:p>0.061728395061729</text:p>
          </table:table-cell>
          <table:table-cell table:formula="of:=IF([.P46]; 1-[.P46]/AVERAGE([.B46:.O46]); &quot;&quot;)" office:value-type="float" office:value="0.0107233620529352" calcext:value-type="float">
            <text:p>0.010723362052935</text:p>
          </table:table-cell>
          <table:table-cell table:formula="of:=IF([.P46]&gt;MAX([.B46:.O46]); 1; IF([.P46]&gt;AVERAGE([.B46:.O46]); 2; IF([.P46]&gt;MIN([.B46:.O46]); 3; IF([.P46]&gt;MAX([.B46:.O4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seTwenty</text:p>
          </table:table-cell>
          <table:table-cell office:value-type="float" office:value="0.9703081232493" calcext:value-type="float">
            <text:p>0.9703081232493</text:p>
          </table:table-cell>
          <table:table-cell office:value-type="float" office:value="0.978711484593838" calcext:value-type="float">
            <text:p>0.978711484593838</text:p>
          </table:table-cell>
          <table:table-cell office:value-type="float" office:value="0.962745098039216" calcext:value-type="float">
            <text:p>0.962745098039216</text:p>
          </table:table-cell>
          <table:table-cell office:value-type="float" office:value="0.953221288515406" calcext:value-type="float">
            <text:p>0.953221288515406</text:p>
          </table:table-cell>
          <table:table-cell office:value-type="float" office:value="0.975070028011205" calcext:value-type="float">
            <text:p>0.975070028011205</text:p>
          </table:table-cell>
          <table:table-cell office:value-type="float" office:value="0.95546218487395" calcext:value-type="float">
            <text:p>0.95546218487395</text:p>
          </table:table-cell>
          <table:table-cell office:value-type="float" office:value="0.936974789915966" calcext:value-type="float">
            <text:p>0.936974789915966</text:p>
          </table:table-cell>
          <table:table-cell office:value-type="float" office:value="0.810644257703082" calcext:value-type="float">
            <text:p>0.810644257703082</text:p>
          </table:table-cell>
          <table:table-cell office:value-type="float" office:value="0.9296918767507" calcext:value-type="float">
            <text:p>0.9296918767507</text:p>
          </table:table-cell>
          <table:table-cell office:value-type="float" office:value="0.939775910364146" calcext:value-type="float">
            <text:p>0.939775910364146</text:p>
          </table:table-cell>
          <table:table-cell office:value-type="float" office:value="0.956022408963585" calcext:value-type="float">
            <text:p>0.956022408963585</text:p>
          </table:table-cell>
          <table:table-cell office:value-type="float" office:value="0.9296918767507" calcext:value-type="float">
            <text:p>0.9296918767507</text:p>
          </table:table-cell>
          <table:table-cell office:value-type="float" office:value="0.83781512605042" calcext:value-type="float">
            <text:p>0.83781512605042</text:p>
          </table:table-cell>
          <table:table-cell office:value-type="float" office:value="0.946218487394958" calcext:value-type="float">
            <text:p>0.946218487394958</text:p>
          </table:table-cell>
          <table:table-cell office:value-type="float" office:value="0.831932783126831" calcext:value-type="float">
            <text:p>0.831932783126831</text:p>
          </table:table-cell>
          <table:table-cell table:formula="of:=IF([.P47]; 1-[.P47]/MIN([.B47:.O47]); &quot;&quot;)" office:value-type="float" office:value="-0.026261242488868" calcext:value-type="float">
            <text:p>-0.026261242488868</text:p>
          </table:table-cell>
          <table:table-cell table:formula="of:=IF([.P47]; 1-[.P47]/MAX([.B47:.O47]); &quot;&quot;)" office:value-type="float" office:value="0.149971369272242" calcext:value-type="float">
            <text:p>0.149971369272242</text:p>
          </table:table-cell>
          <table:table-cell table:formula="of:=IF([.P47]; 1-[.P47]/AVERAGE([.B47:.O47]); &quot;&quot;)" office:value-type="float" office:value="0.109712219495568" calcext:value-type="float">
            <text:p>0.109712219495568</text:p>
          </table:table-cell>
          <table:table-cell table:formula="of:=IF([.P47]&gt;MAX([.B47:.O47]); 1; IF([.P47]&gt;AVERAGE([.B47:.O47]); 2; IF([.P47]&gt;MIN([.B47:.O47]); 3; IF([.P47]&gt;MAX([.B47:.O4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lineSkate</text:p>
          </table:table-cell>
          <table:table-cell office:value-type="float" office:value="0.571878787878788" calcext:value-type="float">
            <text:p>0.571878787878788</text:p>
          </table:table-cell>
          <table:table-cell office:value-type="float" office:value="0.515151515151515" calcext:value-type="float">
            <text:p>0.515151515151515</text:p>
          </table:table-cell>
          <table:table-cell office:value-type="float" office:value="0.437939393939394" calcext:value-type="float">
            <text:p>0.437939393939394</text:p>
          </table:table-cell>
          <table:table-cell office:value-type="float" office:value="0.534424242424242" calcext:value-type="float">
            <text:p>0.534424242424242</text:p>
          </table:table-cell>
          <table:table-cell office:value-type="float" office:value="0.439272727272727" calcext:value-type="float">
            <text:p>0.439272727272727</text:p>
          </table:table-cell>
          <table:table-cell office:value-type="float" office:value="0.410121212121212" calcext:value-type="float">
            <text:p>0.410121212121212</text:p>
          </table:table-cell>
          <table:table-cell office:value-type="float" office:value="0.561030303030303" calcext:value-type="float">
            <text:p>0.561030303030303</text:p>
          </table:table-cell>
          <table:table-cell office:value-type="float" office:value="0.674606060606061" calcext:value-type="float">
            <text:p>0.674606060606061</text:p>
          </table:table-cell>
          <table:table-cell office:value-type="float" office:value="0.514242424242424" calcext:value-type="float">
            <text:p>0.514242424242424</text:p>
          </table:table-cell>
          <table:table-cell office:value-type="float" office:value="0.503454545454545" calcext:value-type="float">
            <text:p>0.503454545454545</text:p>
          </table:table-cell>
          <table:table-cell office:value-type="float" office:value="0.505636363636363" calcext:value-type="float">
            <text:p>0.505636363636363</text:p>
          </table:table-cell>
          <table:table-cell office:value-type="float" office:value="0.390424242424242" calcext:value-type="float">
            <text:p>0.390424242424242</text:p>
          </table:table-cell>
          <table:table-cell office:value-type="float" office:value="0.372787878787879" calcext:value-type="float">
            <text:p>0.372787878787879</text:p>
          </table:table-cell>
          <table:table-cell office:value-type="float" office:value="0.472363636363636" calcext:value-type="float">
            <text:p>0.472363636363636</text:p>
          </table:table-cell>
          <table:table-cell office:value-type="float" office:value="0.214545458555222" calcext:value-type="float">
            <text:p>0.214545458555222</text:p>
          </table:table-cell>
          <table:table-cell table:formula="of:=IF([.P48]; 1-[.P48]/MIN([.B48:.O48]); &quot;&quot;)" office:value-type="float" office:value="0.424483813012331" calcext:value-type="float">
            <text:p>0.424483813012331</text:p>
          </table:table-cell>
          <table:table-cell table:formula="of:=IF([.P48]; 1-[.P48]/MAX([.B48:.O48]); &quot;&quot;)" office:value-type="float" office:value="0.68196926905389" calcext:value-type="float">
            <text:p>0.68196926905389</text:p>
          </table:table-cell>
          <table:table-cell table:formula="of:=IF([.P48]; 1-[.P48]/AVERAGE([.B48:.O48]); &quot;&quot;)" office:value-type="float" office:value="0.564900566908773" calcext:value-type="float">
            <text:p>0.564900566908773</text:p>
          </table:table-cell>
          <table:table-cell table:formula="of:=IF([.P48]&gt;MAX([.B48:.O48]); 1; IF([.P48]&gt;AVERAGE([.B48:.O48]); 2; IF([.P48]&gt;MIN([.B48:.O48]); 3; IF([.P48]&gt;MAX([.B48:.O48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ctEPGRegularTr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014725568942" calcext:value-type="float">
            <text:p>0.987014725568942</text:p>
          </table:table-cell>
          <table:table-cell office:value-type="float" office:value="1" calcext:value-type="float">
            <text:p>1</text:p>
          </table:table-cell>
          <table:table-cell office:value-type="float" office:value="0.993440428380187" calcext:value-type="float">
            <text:p>0.993440428380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753681392236" calcext:value-type="float">
            <text:p>0.971753681392236</text:p>
          </table:table-cell>
          <table:table-cell office:value-type="float" office:value="0.977376171352075" calcext:value-type="float">
            <text:p>0.977376171352075</text:p>
          </table:table-cell>
          <table:table-cell office:value-type="float" office:value="1" calcext:value-type="float">
            <text:p>1</text:p>
          </table:table-cell>
          <table:table-cell office:value-type="float" office:value="0.996787148594378" calcext:value-type="float">
            <text:p>0.996787148594378</text:p>
          </table:table-cell>
          <table:table-cell office:value-type="float" office:value="0.992904953145917" calcext:value-type="float">
            <text:p>0.992904953145917</text:p>
          </table:table-cell>
          <table:table-cell office:value-type="float" office:value="1" calcext:value-type="float">
            <text:p>1</text:p>
          </table:table-cell>
          <table:table-cell office:value-type="float" office:value="0.928781793842035" calcext:value-type="float">
            <text:p>0.928781793842035</text:p>
          </table:table-cell>
          <table:table-cell office:value-type="float" office:value="1" calcext:value-type="float">
            <text:p>1</text:p>
          </table:table-cell>
          <table:table-cell table:formula="of:=IF([.P49]; 1-[.P49]/MIN([.B49:.O49]); &quot;&quot;)" office:value-type="float" office:value="-0.076679158258864" calcext:value-type="float">
            <text:p>-0.076679158258864</text:p>
          </table:table-cell>
          <table:table-cell table:formula="of:=IF([.P49]; 1-[.P49]/MAX([.B49:.O49]); &quot;&quot;)" office:value-type="float" office:value="0" calcext:value-type="float">
            <text:p>0</text:p>
          </table:table-cell>
          <table:table-cell table:formula="of:=IF([.P49]; 1-[.P49]/AVERAGE([.B49:.O49]); &quot;&quot;)" office:value-type="float" office:value="-0.0109720141137803" calcext:value-type="float">
            <text:p>-0.01097201411378</text:p>
          </table:table-cell>
          <table:table-cell table:formula="of:=IF([.P49]&gt;MAX([.B49:.O49]); 1; IF([.P49]&gt;AVERAGE([.B49:.O49]); 2; IF([.P49]&gt;MIN([.B49:.O49]); 3; IF([.P49]&gt;MAX([.B49:.O49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ctEPGSmallTr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4270414993307" calcext:value-type="float">
            <text:p>0.934270414993307</text:p>
          </table:table-cell>
          <table:table-cell office:value-type="float" office:value="1" calcext:value-type="float">
            <text:p>1</text:p>
          </table:table-cell>
          <table:table-cell office:value-type="float" office:value="0.88768406961178" calcext:value-type="float">
            <text:p>0.88768406961178</text:p>
          </table:table-cell>
          <table:table-cell office:value-type="float" office:value="0.396251673360107" calcext:value-type="float">
            <text:p>0.396251673360107</text:p>
          </table:table-cell>
          <table:table-cell office:value-type="float" office:value="1" calcext:value-type="float">
            <text:p>1</text:p>
          </table:table-cell>
          <table:table-cell office:value-type="float" office:value="0.90669344042838" calcext:value-type="float">
            <text:p>0.90669344042838</text:p>
          </table:table-cell>
          <table:table-cell office:value-type="float" office:value="0.975502008032129" calcext:value-type="float">
            <text:p>0.975502008032129</text:p>
          </table:table-cell>
          <table:table-cell office:value-type="float" office:value="0.990896921017403" calcext:value-type="float">
            <text:p>0.990896921017403</text:p>
          </table:table-cell>
          <table:table-cell office:value-type="float" office:value="0.984872824631861" calcext:value-type="float">
            <text:p>0.984872824631861</text:p>
          </table:table-cell>
          <table:table-cell office:value-type="float" office:value="0.972155287817939" calcext:value-type="float">
            <text:p>0.972155287817939</text:p>
          </table:table-cell>
          <table:table-cell office:value-type="float" office:value="0.995850066934404" calcext:value-type="float">
            <text:p>0.995850066934404</text:p>
          </table:table-cell>
          <table:table-cell office:value-type="float" office:value="0.837215528781794" calcext:value-type="float">
            <text:p>0.837215528781794</text:p>
          </table:table-cell>
          <table:table-cell office:value-type="float" office:value="1" calcext:value-type="float">
            <text:p>1</text:p>
          </table:table-cell>
          <table:table-cell table:formula="of:=IF([.P50]; 1-[.P50]/MIN([.B50:.O50]); &quot;&quot;)" office:value-type="float" office:value="-1.52364864864865" calcext:value-type="float">
            <text:p>-1.52364864864865</text:p>
          </table:table-cell>
          <table:table-cell table:formula="of:=IF([.P50]; 1-[.P50]/MAX([.B50:.O50]); &quot;&quot;)" office:value-type="float" office:value="0" calcext:value-type="float">
            <text:p>0</text:p>
          </table:table-cell>
          <table:table-cell table:formula="of:=IF([.P50]; 1-[.P50]/AVERAGE([.B50:.O50]); &quot;&quot;)" office:value-type="float" office:value="-0.0868390422347856" calcext:value-type="float">
            <text:p>-0.086839042234786</text:p>
          </table:table-cell>
          <table:table-cell table:formula="of:=IF([.P50]&gt;MAX([.B50:.O50]); 1; IF([.P50]&gt;AVERAGE([.B50:.O50]); 2; IF([.P50]&gt;MIN([.B50:.O50]); 3; IF([.P50]&gt;MAX([.B50:.O50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ctWingbeatSound</text:p>
          </table:table-cell>
          <table:table-cell office:value-type="float" office:value="0.632222222222222" calcext:value-type="float">
            <text:p>0.632222222222222</text:p>
          </table:table-cell>
          <table:table-cell office:value-type="float" office:value="0.64026936026936" calcext:value-type="float">
            <text:p>0.64026936026936</text:p>
          </table:table-cell>
          <table:table-cell office:value-type="float" office:value="0.656683501683502" calcext:value-type="float">
            <text:p>0.656683501683502</text:p>
          </table:table-cell>
          <table:table-cell office:value-type="float" office:value="0.627356902356902" calcext:value-type="float">
            <text:p>0.627356902356902</text:p>
          </table:table-cell>
          <table:table-cell office:value-type="float" office:value="0.628552188552189" calcext:value-type="float">
            <text:p>0.628552188552189</text:p>
          </table:table-cell>
          <table:table-cell office:value-type="float" office:value="0.491380471380471" calcext:value-type="float">
            <text:p>0.491380471380471</text:p>
          </table:table-cell>
          <table:table-cell office:value-type="float" office:value="0.606902356902357" calcext:value-type="float">
            <text:p>0.606902356902357</text:p>
          </table:table-cell>
          <table:table-cell office:value-type="float" office:value="0.61949494949495" calcext:value-type="float">
            <text:p>0.61949494949495</text:p>
          </table:table-cell>
          <table:table-cell office:value-type="float" office:value="0.518686868686869" calcext:value-type="float">
            <text:p>0.518686868686869</text:p>
          </table:table-cell>
          <table:table-cell office:value-type="float" office:value="0.538989898989899" calcext:value-type="float">
            <text:p>0.538989898989899</text:p>
          </table:table-cell>
          <table:table-cell office:value-type="float" office:value="0.511835016835017" calcext:value-type="float">
            <text:p>0.511835016835017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603451178451179" calcext:value-type="float">
            <text:p>0.603451178451179</text:p>
          </table:table-cell>
          <table:table-cell office:value-type="float" office:value="0.559225589225589" calcext:value-type="float">
            <text:p>0.559225589225589</text:p>
          </table:table-cell>
          <table:table-cell/>
          <table:table-cell table:formula="of:=IF([.P51]; 1-[.P51]/MIN([.B51:.O51]); &quot;&quot;)">
            <text:p/>
          </table:table-cell>
          <table:table-cell table:formula="of:=IF([.P51]; 1-[.P51]/MAX([.B51:.O51]); &quot;&quot;)">
            <text:p/>
          </table:table-cell>
          <table:table-cell table:formula="of:=IF([.P51]; 1-[.P51]/AVERAGE([.B51:.O51])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ItalyPowerDemand</text:p>
          </table:table-cell>
          <table:table-cell office:value-type="float" office:value="0.962423064463881" calcext:value-type="float">
            <text:p>0.962423064463881</text:p>
          </table:table-cell>
          <table:table-cell office:value-type="float" office:value="0.958179462261095" calcext:value-type="float">
            <text:p>0.958179462261095</text:p>
          </table:table-cell>
          <table:table-cell office:value-type="float" office:value="0.961613216715257" calcext:value-type="float">
            <text:p>0.961613216715257</text:p>
          </table:table-cell>
          <table:table-cell office:value-type="float" office:value="0.960349854227405" calcext:value-type="float">
            <text:p>0.960349854227405</text:p>
          </table:table-cell>
          <table:table-cell office:value-type="float" office:value="0.953806284418529" calcext:value-type="float">
            <text:p>0.953806284418529</text:p>
          </table:table-cell>
          <table:table-cell office:value-type="float" office:value="0.957110463232912" calcext:value-type="float">
            <text:p>0.957110463232912</text:p>
          </table:table-cell>
          <table:table-cell office:value-type="float" office:value="0.956009070294784" calcext:value-type="float">
            <text:p>0.956009070294784</text:p>
          </table:table-cell>
          <table:table-cell office:value-type="float" office:value="0.946809199870424" calcext:value-type="float">
            <text:p>0.946809199870424</text:p>
          </table:table-cell>
          <table:table-cell office:value-type="float" office:value="0.868351149983803" calcext:value-type="float">
            <text:p>0.868351149983803</text:p>
          </table:table-cell>
          <table:table-cell office:value-type="float" office:value="0.926465824425008" calcext:value-type="float">
            <text:p>0.926465824425008</text:p>
          </table:table-cell>
          <table:table-cell office:value-type="float" office:value="0.870877874959507" calcext:value-type="float">
            <text:p>0.870877874959507</text:p>
          </table:table-cell>
          <table:table-cell office:value-type="float" office:value="0.944541626174279" calcext:value-type="float">
            <text:p>0.944541626174279</text:p>
          </table:table-cell>
          <table:table-cell office:value-type="float" office:value="0.959475218658892" calcext:value-type="float">
            <text:p>0.959475218658892</text:p>
          </table:table-cell>
          <table:table-cell office:value-type="float" office:value="0.877486232588273" calcext:value-type="float">
            <text:p>0.877486232588273</text:p>
          </table:table-cell>
          <table:table-cell office:value-type="float" office:value="0.963070929050446" calcext:value-type="float">
            <text:p>0.963070929050446</text:p>
          </table:table-cell>
          <table:table-cell table:formula="of:=IF([.P52]; 1-[.P52]/MIN([.B52:.O52]); &quot;&quot;)" office:value-type="float" office:value="-0.109080041027653" calcext:value-type="float">
            <text:p>-0.109080041027653</text:p>
          </table:table-cell>
          <table:table-cell table:formula="of:=IF([.P52]; 1-[.P52]/MAX([.B52:.O52]); &quot;&quot;)" office:value-type="float" office:value="-0.000673159871667606" calcext:value-type="float">
            <text:p>-0.000673159871668</text:p>
          </table:table-cell>
          <table:table-cell table:formula="of:=IF([.P52]; 1-[.P52]/AVERAGE([.B52:.O52]); &quot;&quot;)" office:value-type="float" office:value="-0.0289613085549538" calcext:value-type="float">
            <text:p>-0.028961308554954</text:p>
          </table:table-cell>
          <table:table-cell table:formula="of:=IF([.P52]&gt;MAX([.B52:.O52]); 1; IF([.P52]&gt;AVERAGE([.B52:.O52]); 2; IF([.P52]&gt;MIN([.B52:.O52]); 3; IF([.P52]&gt;MAX([.B52:.O52])*0.75; 4; 5)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rgeKitchenAppliances</text:p>
          </table:table-cell>
          <table:table-cell office:value-type="float" office:value="0.860177777777778" calcext:value-type="float">
            <text:p>0.860177777777778</text:p>
          </table:table-cell>
          <table:table-cell office:value-type="float" office:value="0.920088888888889" calcext:value-type="float">
            <text:p>0.920088888888889</text:p>
          </table:table-cell>
          <table:table-cell office:value-type="float" office:value="0.930044444444444" calcext:value-type="float">
            <text:p>0.930044444444444</text:p>
          </table:table-cell>
          <table:table-cell office:value-type="float" office:value="0.952533333333334" calcext:value-type="float">
            <text:p>0.952533333333334</text:p>
          </table:table-cell>
          <table:table-cell office:value-type="float" office:value="0.929866666666667" calcext:value-type="float">
            <text:p>0.929866666666667</text:p>
          </table:table-cell>
          <table:table-cell office:value-type="float" office:value="0.953866666666667" calcext:value-type="float">
            <text:p>0.953866666666667</text:p>
          </table:table-cell>
          <table:table-cell office:value-type="float" office:value="0.810133333333333" calcext:value-type="float">
            <text:p>0.810133333333333</text:p>
          </table:table-cell>
          <table:table-cell office:value-type="float" office:value="0.792711111111111" calcext:value-type="float">
            <text:p>0.792711111111111</text:p>
          </table:table-cell>
          <table:table-cell table:number-columns-repeated="2" office:value-type="float" office:value="0.836977777777778" calcext:value-type="float">
            <text:p>0.836977777777778</text:p>
          </table:table-cell>
          <table:table-cell office:value-type="float" office:value="0.835822222222222" calcext:value-type="float">
            <text:p>0.835822222222222</text:p>
          </table:table-cell>
          <table:table-cell office:value-type="float" office:value="0.735822222222222" calcext:value-type="float">
            <text:p>0.735822222222222</text:p>
          </table:table-cell>
          <table:table-cell office:value-type="float" office:value="0.636266666666667" calcext:value-type="float">
            <text:p>0.636266666666667</text:p>
          </table:table-cell>
          <table:table-cell office:value-type="float" office:value="0.886311111111111" calcext:value-type="float">
            <text:p>0.886311111111111</text:p>
          </table:table-cell>
          <table:table-cell office:value-type="float" office:value="0.586666643619537" calcext:value-type="float">
            <text:p>0.586666643619537</text:p>
          </table:table-cell>
          <table:table-cell table:formula="of:=IF([.P53]; 1-[.P53]/MIN([.B53:.O53]); &quot;&quot;)" office:value-type="float" office:value="0.077954772182203" calcext:value-type="float">
            <text:p>0.077954772182203</text:p>
          </table:table-cell>
          <table:table-cell table:formula="of:=IF([.P53]; 1-[.P53]/MAX([.B53:.O53]); &quot;&quot;)" office:value-type="float" office:value="0.384959487399143" calcext:value-type="float">
            <text:p>0.384959487399143</text:p>
          </table:table-cell>
          <table:table-cell table:formula="of:=IF([.P53]; 1-[.P53]/AVERAGE([.B53:.O53]); &quot;&quot;)" office:value-type="float" office:value="0.310823235326448" calcext:value-type="float">
            <text:p>0.310823235326448</text:p>
          </table:table-cell>
          <table:table-cell table:formula="of:=IF([.P53]&gt;MAX([.B53:.O53]); 1; IF([.P53]&gt;AVERAGE([.B53:.O53]); 2; IF([.P53]&gt;MIN([.B53:.O53]); 3; IF([.P53]&gt;MAX([.B53:.O53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ghtning2</text:p>
          </table:table-cell>
          <table:table-cell office:value-type="float" office:value="0.768852459016393" calcext:value-type="float">
            <text:p>0.768852459016393</text:p>
          </table:table-cell>
          <table:table-cell office:value-type="float" office:value="0.773224043715847" calcext:value-type="float">
            <text:p>0.773224043715847</text:p>
          </table:table-cell>
          <table:table-cell office:value-type="float" office:value="0.776502732240437" calcext:value-type="float">
            <text:p>0.776502732240437</text:p>
          </table:table-cell>
          <table:table-cell office:value-type="float" office:value="0.816939890710382" calcext:value-type="float">
            <text:p>0.816939890710382</text:p>
          </table:table-cell>
          <table:table-cell office:value-type="float" office:value="0.658469945355191" calcext:value-type="float">
            <text:p>0.658469945355191</text:p>
          </table:table-cell>
          <table:table-cell office:value-type="float" office:value="0.800546448087432" calcext:value-type="float">
            <text:p>0.800546448087432</text:p>
          </table:table-cell>
          <table:table-cell office:value-type="float" office:value="0.848633879781421" calcext:value-type="float">
            <text:p>0.848633879781421</text:p>
          </table:table-cell>
          <table:table-cell office:value-type="float" office:value="0.627322404371585" calcext:value-type="float">
            <text:p>0.627322404371585</text:p>
          </table:table-cell>
          <table:table-cell office:value-type="float" office:value="0.808196721311475" calcext:value-type="float">
            <text:p>0.808196721311475</text:p>
          </table:table-cell>
          <table:table-cell office:value-type="float" office:value="0.797267759562842" calcext:value-type="float">
            <text:p>0.797267759562842</text:p>
          </table:table-cell>
          <table:table-cell office:value-type="float" office:value="0.819125683060109" calcext:value-type="float">
            <text:p>0.819125683060109</text:p>
          </table:table-cell>
          <table:table-cell office:value-type="float" office:value="0.681967213114754" calcext:value-type="float">
            <text:p>0.681967213114754</text:p>
          </table:table-cell>
          <table:table-cell office:value-type="float" office:value="0.76448087431694" calcext:value-type="float">
            <text:p>0.76448087431694</text:p>
          </table:table-cell>
          <table:table-cell office:value-type="float" office:value="0.744808743169399" calcext:value-type="float">
            <text:p>0.744808743169399</text:p>
          </table:table-cell>
          <table:table-cell office:value-type="float" office:value="0.737704932689667" calcext:value-type="float">
            <text:p>0.737704932689667</text:p>
          </table:table-cell>
          <table:table-cell table:formula="of:=IF([.P54]; 1-[.P54]/MIN([.B54:.O54]); &quot;&quot;)" office:value-type="float" office:value="-0.175958211517499" calcext:value-type="float">
            <text:p>-0.175958211517499</text:p>
          </table:table-cell>
          <table:table-cell table:formula="of:=IF([.P54]; 1-[.P54]/MAX([.B54:.O54]); &quot;&quot;)" office:value-type="float" office:value="0.130714728382428" calcext:value-type="float">
            <text:p>0.130714728382428</text:p>
          </table:table-cell>
          <table:table-cell table:formula="of:=IF([.P54]; 1-[.P54]/AVERAGE([.B54:.O54]); &quot;&quot;)" office:value-type="float" office:value="0.0335446729643454" calcext:value-type="float">
            <text:p>0.033544672964345</text:p>
          </table:table-cell>
          <table:table-cell table:formula="of:=IF([.P54]&gt;MAX([.B54:.O54]); 1; IF([.P54]&gt;AVERAGE([.B54:.O54]); 2; IF([.P54]&gt;MIN([.B54:.O54]); 3; IF([.P54]&gt;MAX([.B54:.O5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ghtning7</text:p>
          </table:table-cell>
          <table:table-cell office:value-type="float" office:value="0.793607305936073" calcext:value-type="float">
            <text:p>0.793607305936073</text:p>
          </table:table-cell>
          <table:table-cell office:value-type="float" office:value="0.757534246575342" calcext:value-type="float">
            <text:p>0.757534246575342</text:p>
          </table:table-cell>
          <table:table-cell office:value-type="float" office:value="0.797716894977169" calcext:value-type="float">
            <text:p>0.797716894977169</text:p>
          </table:table-cell>
          <table:table-cell office:value-type="float" office:value="0.820547945205479" calcext:value-type="float">
            <text:p>0.820547945205479</text:p>
          </table:table-cell>
          <table:table-cell office:value-type="float" office:value="0.74337899543379" calcext:value-type="float">
            <text:p>0.74337899543379</text:p>
          </table:table-cell>
          <table:table-cell office:value-type="float" office:value="0.810045662100457" calcext:value-type="float">
            <text:p>0.810045662100457</text:p>
          </table:table-cell>
          <table:table-cell office:value-type="float" office:value="0.792237442922374" calcext:value-type="float">
            <text:p>0.792237442922374</text:p>
          </table:table-cell>
          <table:table-cell office:value-type="float" office:value="0.712785388127854" calcext:value-type="float">
            <text:p>0.712785388127854</text:p>
          </table:table-cell>
          <table:table-cell office:value-type="float" office:value="0.681278538812785" calcext:value-type="float">
            <text:p>0.681278538812785</text:p>
          </table:table-cell>
          <table:table-cell office:value-type="float" office:value="0.720091324200913" calcext:value-type="float">
            <text:p>0.720091324200913</text:p>
          </table:table-cell>
          <table:table-cell office:value-type="float" office:value="0.671232876712329" calcext:value-type="float">
            <text:p>0.671232876712329</text:p>
          </table:table-cell>
          <table:table-cell office:value-type="float" office:value="0.697716894977169" calcext:value-type="float">
            <text:p>0.697716894977169</text:p>
          </table:table-cell>
          <table:table-cell office:value-type="float" office:value="0.720547945205479" calcext:value-type="float">
            <text:p>0.720547945205479</text:p>
          </table:table-cell>
          <table:table-cell office:value-type="float" office:value="0.646118721461187" calcext:value-type="float">
            <text:p>0.646118721461187</text:p>
          </table:table-cell>
          <table:table-cell office:value-type="float" office:value="0.602739751338959" calcext:value-type="float">
            <text:p>0.602739751338959</text:p>
          </table:table-cell>
          <table:table-cell table:formula="of:=IF([.P55]; 1-[.P55]/MIN([.B55:.O55]); &quot;&quot;)" office:value-type="float" office:value="0.0671377700124948" calcext:value-type="float">
            <text:p>0.067137770012495</text:p>
          </table:table-cell>
          <table:table-cell table:formula="of:=IF([.P55]; 1-[.P55]/MAX([.B55:.O55]); &quot;&quot;)" office:value-type="float" office:value="0.265442373159532" calcext:value-type="float">
            <text:p>0.265442373159532</text:p>
          </table:table-cell>
          <table:table-cell table:formula="of:=IF([.P55]; 1-[.P55]/AVERAGE([.B55:.O55]); &quot;&quot;)" office:value-type="float" office:value="0.185867184631372" calcext:value-type="float">
            <text:p>0.185867184631372</text:p>
          </table:table-cell>
          <table:table-cell table:formula="of:=IF([.P55]&gt;MAX([.B55:.O55]); 1; IF([.P55]&gt;AVERAGE([.B55:.O55]); 2; IF([.P55]&gt;MIN([.B55:.O55]); 3; IF([.P55]&gt;MAX([.B55:.O5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lat</text:p>
          </table:table-cell>
          <table:table-cell office:value-type="float" office:value="0.976702203269367" calcext:value-type="float">
            <text:p>0.976702203269367</text:p>
          </table:table-cell>
          <table:table-cell office:value-type="float" office:value="0.967192608386638" calcext:value-type="float">
            <text:p>0.967192608386638</text:p>
          </table:table-cell>
          <table:table-cell office:value-type="float" office:value="0.957171286425018" calcext:value-type="float">
            <text:p>0.957171286425018</text:p>
          </table:table-cell>
          <table:table-cell office:value-type="float" office:value="0.962601279317697" calcext:value-type="float">
            <text:p>0.962601279317697</text:p>
          </table:table-cell>
          <table:table-cell office:value-type="float" office:value="0.908031272210377" calcext:value-type="float">
            <text:p>0.908031272210377</text:p>
          </table:table-cell>
          <table:table-cell office:value-type="float" office:value="0.968969438521677" calcext:value-type="float">
            <text:p>0.968969438521677</text:p>
          </table:table-cell>
          <table:table-cell office:value-type="float" office:value="0.972011371712864" calcext:value-type="float">
            <text:p>0.972011371712864</text:p>
          </table:table-cell>
          <table:table-cell office:value-type="float" office:value="0.966439232409382" calcext:value-type="float">
            <text:p>0.966439232409382</text:p>
          </table:table-cell>
          <table:table-cell office:value-type="float" office:value="0.948457711442786" calcext:value-type="float">
            <text:p>0.948457711442786</text:p>
          </table:table-cell>
          <table:table-cell office:value-type="float" office:value="0.94090973702914" calcext:value-type="float">
            <text:p>0.94090973702914</text:p>
          </table:table-cell>
          <table:table-cell office:value-type="float" office:value="0.949793887704335" calcext:value-type="float">
            <text:p>0.949793887704335</text:p>
          </table:table-cell>
          <table:table-cell office:value-type="float" office:value="0.95407249466951" calcext:value-type="float">
            <text:p>0.95407249466951</text:p>
          </table:table-cell>
          <table:table-cell office:value-type="float" office:value="0.935721393034826" calcext:value-type="float">
            <text:p>0.935721393034826</text:p>
          </table:table-cell>
          <table:table-cell office:value-type="float" office:value="0.906112295664534" calcext:value-type="float">
            <text:p>0.906112295664534</text:p>
          </table:table-cell>
          <table:table-cell office:value-type="float" office:value="0.91087418794632" calcext:value-type="float">
            <text:p>0.91087418794632</text:p>
          </table:table-cell>
          <table:table-cell table:formula="of:=IF([.P56]; 1-[.P56]/MIN([.B56:.O56]); &quot;&quot;)" office:value-type="float" office:value="-0.00525530036902677" calcext:value-type="float">
            <text:p>-0.005255300369027</text:p>
          </table:table-cell>
          <table:table-cell table:formula="of:=IF([.P56]; 1-[.P56]/MAX([.B56:.O56]); &quot;&quot;)" office:value-type="float" office:value="0.0673982459573633" calcext:value-type="float">
            <text:p>0.067398245957363</text:p>
          </table:table-cell>
          <table:table-cell table:formula="of:=IF([.P56]; 1-[.P56]/AVERAGE([.B56:.O56]); &quot;&quot;)" office:value-type="float" office:value="0.042206678771829" calcext:value-type="float">
            <text:p>0.042206678771829</text:p>
          </table:table-cell>
          <table:table-cell table:formula="of:=IF([.P56]&gt;MAX([.B56:.O56]); 1; IF([.P56]&gt;AVERAGE([.B56:.O56]); 2; IF([.P56]&gt;MIN([.B56:.O56]); 3; IF([.P56]&gt;MAX([.B56:.O5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float" office:value="0.984444444444444" calcext:value-type="float">
            <text:p>0.984444444444444</text:p>
          </table:table-cell>
          <table:table-cell office:value-type="float" office:value="0.986111111111111" calcext:value-type="float">
            <text:p>0.986111111111111</text:p>
          </table:table-cell>
          <table:table-cell office:value-type="float" office:value="0.988888888888889" calcext:value-type="float">
            <text:p>0.988888888888889</text:p>
          </table:table-cell>
          <table:table-cell office:value-type="float" office:value="0.984444444444444" calcext:value-type="float">
            <text:p>0.984444444444444</text:p>
          </table:table-cell>
          <table:table-cell office:value-type="float" office:value="0.967777777777778" calcext:value-type="float">
            <text:p>0.967777777777778</text:p>
          </table:table-cell>
          <table:table-cell office:value-type="float" office:value="0.993888888888889" calcext:value-type="float">
            <text:p>0.993888888888889</text:p>
          </table:table-cell>
          <table:table-cell office:value-type="float" office:value="0.987222222222222" calcext:value-type="float">
            <text:p>0.987222222222222</text:p>
          </table:table-cell>
          <table:table-cell office:value-type="float" office:value="0.976666666666666" calcext:value-type="float">
            <text:p>0.976666666666666</text:p>
          </table:table-cell>
          <table:table-cell office:value-type="float" office:value="0.983888888888889" calcext:value-type="float">
            <text:p>0.983888888888889</text:p>
          </table:table-cell>
          <table:table-cell office:value-type="float" office:value="0.977222222222222" calcext:value-type="float">
            <text:p>0.977222222222222</text:p>
          </table:table-cell>
          <table:table-cell office:value-type="float" office:value="0.980555555555555" calcext:value-type="float">
            <text:p>0.980555555555555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83888888888889" calcext:value-type="float">
            <text:p>0.983888888888889</text:p>
          </table:table-cell>
          <table:table-cell office:value-type="float" office:value="0.942777777777778" calcext:value-type="float">
            <text:p>0.942777777777778</text:p>
          </table:table-cell>
          <table:table-cell office:value-type="float" office:value="0.466666668653488" calcext:value-type="float">
            <text:p>0.466666668653488</text:p>
          </table:table-cell>
          <table:table-cell table:formula="of:=IF([.P57]; 1-[.P57]/MIN([.B57:.O57]); &quot;&quot;)" office:value-type="float" office:value="0.50500883702046" calcext:value-type="float">
            <text:p>0.50500883702046</text:p>
          </table:table-cell>
          <table:table-cell table:formula="of:=IF([.P57]; 1-[.P57]/MAX([.B57:.O57]); &quot;&quot;)" office:value-type="float" office:value="0.530463944339699" calcext:value-type="float">
            <text:p>0.530463944339699</text:p>
          </table:table-cell>
          <table:table-cell table:formula="of:=IF([.P57]; 1-[.P57]/AVERAGE([.B57:.O57]); &quot;&quot;)" office:value-type="float" office:value="0.523963728543236" calcext:value-type="float">
            <text:p>0.523963728543236</text:p>
          </table:table-cell>
          <table:table-cell table:formula="of:=IF([.P57]&gt;MAX([.B57:.O57]); 1; IF([.P57]&gt;AVERAGE([.B57:.O57]); 2; IF([.P57]&gt;MIN([.B57:.O57]); 3; IF([.P57]&gt;MAX([.B57:.O57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calImages</text:p>
          </table:table-cell>
          <table:table-cell office:value-type="float" office:value="0.799122807017544" calcext:value-type="float">
            <text:p>0.799122807017544</text:p>
          </table:table-cell>
          <table:table-cell office:value-type="float" office:value="0.740350877192983" calcext:value-type="float">
            <text:p>0.740350877192983</text:p>
          </table:table-cell>
          <table:table-cell office:value-type="float" office:value="0.805131578947368" calcext:value-type="float">
            <text:p>0.805131578947368</text:p>
          </table:table-cell>
          <table:table-cell office:value-type="float" office:value="0.796359649122807" calcext:value-type="float">
            <text:p>0.796359649122807</text:p>
          </table:table-cell>
          <table:table-cell office:value-type="float" office:value="0.709824561403509" calcext:value-type="float">
            <text:p>0.709824561403509</text:p>
          </table:table-cell>
          <table:table-cell office:value-type="float" office:value="0.792236842105263" calcext:value-type="float">
            <text:p>0.792236842105263</text:p>
          </table:table-cell>
          <table:table-cell office:value-type="float" office:value="0.771447368421052" calcext:value-type="float">
            <text:p>0.771447368421052</text:p>
          </table:table-cell>
          <table:table-cell office:value-type="float" office:value="0.708771929824561" calcext:value-type="float">
            <text:p>0.708771929824561</text:p>
          </table:table-cell>
          <table:table-cell office:value-type="float" office:value="0.716798245614035" calcext:value-type="float">
            <text:p>0.716798245614035</text:p>
          </table:table-cell>
          <table:table-cell office:value-type="float" office:value="0.689605263157895" calcext:value-type="float">
            <text:p>0.689605263157895</text:p>
          </table:table-cell>
          <table:table-cell office:value-type="float" office:value="0.715833333333333" calcext:value-type="float">
            <text:p>0.715833333333333</text:p>
          </table:table-cell>
          <table:table-cell office:value-type="float" office:value="0.66671052631579" calcext:value-type="float">
            <text:p>0.66671052631579</text:p>
          </table:table-cell>
          <table:table-cell office:value-type="float" office:value="0.746228070175439" calcext:value-type="float">
            <text:p>0.746228070175439</text:p>
          </table:table-cell>
          <table:table-cell office:value-type="float" office:value="0.756754385964912" calcext:value-type="float">
            <text:p>0.756754385964912</text:p>
          </table:table-cell>
          <table:table-cell office:value-type="float" office:value="0.651315808296204" calcext:value-type="float">
            <text:p>0.651315808296204</text:p>
          </table:table-cell>
          <table:table-cell table:formula="of:=IF([.P58]; 1-[.P58]/MIN([.B58:.O58]); &quot;&quot;)" office:value-type="float" office:value="0.0230905579137273" calcext:value-type="float">
            <text:p>0.023090557913727</text:p>
          </table:table-cell>
          <table:table-cell table:formula="of:=IF([.P58]; 1-[.P58]/MAX([.B58:.O58]); &quot;&quot;)" office:value-type="float" office:value="0.191044264904208" calcext:value-type="float">
            <text:p>0.191044264904208</text:p>
          </table:table-cell>
          <table:table-cell table:formula="of:=IF([.P58]; 1-[.P58]/AVERAGE([.B58:.O58]); &quot;&quot;)" office:value-type="float" office:value="0.124506219803474" calcext:value-type="float">
            <text:p>0.124506219803474</text:p>
          </table:table-cell>
          <table:table-cell table:formula="of:=IF([.P58]&gt;MAX([.B58:.O58]); 1; IF([.P58]&gt;AVERAGE([.B58:.O58]); 2; IF([.P58]&gt;MIN([.B58:.O58]); 3; IF([.P58]&gt;MAX([.B58:.O58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ddlePhalanxOutlineAgeGroup</text:p>
          </table:table-cell>
          <table:table-cell office:value-type="float" office:value="0.694372294372294" calcext:value-type="float">
            <text:p>0.694372294372294</text:p>
          </table:table-cell>
          <table:table-cell office:value-type="float" office:value="0.697835497835498" calcext:value-type="float">
            <text:p>0.697835497835498</text:p>
          </table:table-cell>
          <table:table-cell office:value-type="float" office:value="0.710822510822511" calcext:value-type="float">
            <text:p>0.710822510822511</text:p>
          </table:table-cell>
          <table:table-cell office:value-type="float" office:value="0.594372294372294" calcext:value-type="float">
            <text:p>0.594372294372294</text:p>
          </table:table-cell>
          <table:table-cell office:value-type="float" office:value="0.667532467532468" calcext:value-type="float">
            <text:p>0.667532467532468</text:p>
          </table:table-cell>
          <table:table-cell office:value-type="float" office:value="0.596536796536797" calcext:value-type="float">
            <text:p>0.596536796536797</text:p>
          </table:table-cell>
          <table:table-cell office:value-type="float" office:value="0.658874458874459" calcext:value-type="float">
            <text:p>0.658874458874459</text:p>
          </table:table-cell>
          <table:table-cell office:value-type="float" office:value="0.66038961038961" calcext:value-type="float">
            <text:p>0.66038961038961</text:p>
          </table:table-cell>
          <table:table-cell office:value-type="float" office:value="0.659090909090909" calcext:value-type="float">
            <text:p>0.659090909090909</text:p>
          </table:table-cell>
          <table:table-cell office:value-type="float" office:value="0.677489177489177" calcext:value-type="float">
            <text:p>0.677489177489177</text:p>
          </table:table-cell>
          <table:table-cell office:value-type="float" office:value="0.656277056277056" calcext:value-type="float">
            <text:p>0.656277056277056</text:p>
          </table:table-cell>
          <table:table-cell office:value-type="float" office:value="0.69978354978355" calcext:value-type="float">
            <text:p>0.69978354978355</text:p>
          </table:table-cell>
          <table:table-cell office:value-type="float" office:value="0.659523809523809" calcext:value-type="float">
            <text:p>0.659523809523809</text:p>
          </table:table-cell>
          <table:table-cell office:value-type="float" office:value="0.688095238095238" calcext:value-type="float">
            <text:p>0.688095238095238</text:p>
          </table:table-cell>
          <table:table-cell office:value-type="float" office:value="0.642857134342194" calcext:value-type="float">
            <text:p>0.642857134342194</text:p>
          </table:table-cell>
          <table:table-cell table:formula="of:=IF([.P59]; 1-[.P59]/MIN([.B59:.O59]); &quot;&quot;)" office:value-type="float" office:value="-0.0815731830520525" calcext:value-type="float">
            <text:p>-0.081573183052053</text:p>
          </table:table-cell>
          <table:table-cell table:formula="of:=IF([.P59]; 1-[.P59]/MAX([.B59:.O59]); &quot;&quot;)" office:value-type="float" office:value="0.095615115511287" calcext:value-type="float">
            <text:p>0.095615115511287</text:p>
          </table:table-cell>
          <table:table-cell table:formula="of:=IF([.P59]; 1-[.P59]/AVERAGE([.B59:.O59]); &quot;&quot;)" office:value-type="float" office:value="0.0344379293302121" calcext:value-type="float">
            <text:p>0.034437929330212</text:p>
          </table:table-cell>
          <table:table-cell table:formula="of:=IF([.P59]&gt;MAX([.B59:.O59]); 1; IF([.P59]&gt;AVERAGE([.B59:.O59]); 2; IF([.P59]&gt;MIN([.B59:.O59]); 3; IF([.P59]&gt;MAX([.B59:.O59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dlePhalanxOutlineCorrect</text:p>
          </table:table-cell>
          <table:table-cell office:value-type="float" office:value="0.805841924398626" calcext:value-type="float">
            <text:p>0.805841924398626</text:p>
          </table:table-cell>
          <table:table-cell office:value-type="float" office:value="0.812943871706759" calcext:value-type="float">
            <text:p>0.812943871706759</text:p>
          </table:table-cell>
          <table:table-cell office:value-type="float" office:value="0.834478808705613" calcext:value-type="float">
            <text:p>0.834478808705613</text:p>
          </table:table-cell>
          <table:table-cell office:value-type="float" office:value="0.834249713631157" calcext:value-type="float">
            <text:p>0.834249713631157</text:p>
          </table:table-cell>
          <table:table-cell office:value-type="float" office:value="0.831500572737686" calcext:value-type="float">
            <text:p>0.831500572737686</text:p>
          </table:table-cell>
          <table:table-cell office:value-type="float" office:value="0.823596792668958" calcext:value-type="float">
            <text:p>0.823596792668958</text:p>
          </table:table-cell>
          <table:table-cell office:value-type="float" office:value="0.82405498281787" calcext:value-type="float">
            <text:p>0.82405498281787</text:p>
          </table:table-cell>
          <table:table-cell office:value-type="float" office:value="0.828293241695304" calcext:value-type="float">
            <text:p>0.828293241695304</text:p>
          </table:table-cell>
          <table:table-cell office:value-type="float" office:value="0.806643757159221" calcext:value-type="float">
            <text:p>0.806643757159221</text:p>
          </table:table-cell>
          <table:table-cell office:value-type="float" office:value="0.772164948453609" calcext:value-type="float">
            <text:p>0.772164948453609</text:p>
          </table:table-cell>
          <table:table-cell office:value-type="float" office:value="0.80950744558992" calcext:value-type="float">
            <text:p>0.80950744558992</text:p>
          </table:table-cell>
          <table:table-cell office:value-type="float" office:value="0.805498281786942" calcext:value-type="float">
            <text:p>0.805498281786942</text:p>
          </table:table-cell>
          <table:table-cell office:value-type="float" office:value="0.799541809851089" calcext:value-type="float">
            <text:p>0.799541809851089</text:p>
          </table:table-cell>
          <table:table-cell office:value-type="float" office:value="0.772737686139748" calcext:value-type="float">
            <text:p>0.772737686139748</text:p>
          </table:table-cell>
          <table:table-cell office:value-type="float" office:value="0.786941587924957" calcext:value-type="float">
            <text:p>0.786941587924957</text:p>
          </table:table-cell>
          <table:table-cell table:formula="of:=IF([.P60]; 1-[.P60]/MIN([.B60:.O60]); &quot;&quot;)" office:value-type="float" office:value="-0.0191366358974736" calcext:value-type="float">
            <text:p>-0.019136635897474</text:p>
          </table:table-cell>
          <table:table-cell table:formula="of:=IF([.P60]; 1-[.P60]/MAX([.B60:.O60]); &quot;&quot;)" office:value-type="float" office:value="0.0569663606609643" calcext:value-type="float">
            <text:p>0.056966360660964</text:p>
          </table:table-cell>
          <table:table-cell table:formula="of:=IF([.P60]; 1-[.P60]/AVERAGE([.B60:.O60]); &quot;&quot;)" office:value-type="float" office:value="0.0302675800428684" calcext:value-type="float">
            <text:p>0.030267580042869</text:p>
          </table:table-cell>
          <table:table-cell table:formula="of:=IF([.P60]&gt;MAX([.B60:.O60]); 1; IF([.P60]&gt;AVERAGE([.B60:.O60]); 2; IF([.P60]&gt;MIN([.B60:.O60]); 3; IF([.P60]&gt;MAX([.B60:.O60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dlePhalanxTW</text:p>
          </table:table-cell>
          <table:table-cell office:value-type="float" office:value="0.573160173160173" calcext:value-type="float">
            <text:p>0.573160173160173</text:p>
          </table:table-cell>
          <table:table-cell office:value-type="float" office:value="0.583766233766234" calcext:value-type="float">
            <text:p>0.583766233766234</text:p>
          </table:table-cell>
          <table:table-cell office:value-type="float" office:value="0.58982683982684" calcext:value-type="float">
            <text:p>0.58982683982684</text:p>
          </table:table-cell>
          <table:table-cell office:value-type="float" office:value="0.527489177489177" calcext:value-type="float">
            <text:p>0.527489177489177</text:p>
          </table:table-cell>
          <table:table-cell office:value-type="float" office:value="0.578571428571429" calcext:value-type="float">
            <text:p>0.578571428571429</text:p>
          </table:table-cell>
          <table:table-cell office:value-type="float" office:value="0.531168831168831" calcext:value-type="float">
            <text:p>0.531168831168831</text:p>
          </table:table-cell>
          <table:table-cell office:value-type="float" office:value="0.549134199134199" calcext:value-type="float">
            <text:p>0.549134199134199</text:p>
          </table:table-cell>
          <table:table-cell office:value-type="float" office:value="0.554329004329004" calcext:value-type="float">
            <text:p>0.554329004329004</text:p>
          </table:table-cell>
          <table:table-cell office:value-type="float" office:value="0.541558441558442" calcext:value-type="float">
            <text:p>0.541558441558442</text:p>
          </table:table-cell>
          <table:table-cell office:value-type="float" office:value="0.567316017316017" calcext:value-type="float">
            <text:p>0.567316017316017</text:p>
          </table:table-cell>
          <table:table-cell office:value-type="float" office:value="0.532251082251082" calcext:value-type="float">
            <text:p>0.532251082251082</text:p>
          </table:table-cell>
          <table:table-cell office:value-type="float" office:value="0.585064935064935" calcext:value-type="float">
            <text:p>0.585064935064935</text:p>
          </table:table-cell>
          <table:table-cell office:value-type="float" office:value="0.568614718614718" calcext:value-type="float">
            <text:p>0.568614718614718</text:p>
          </table:table-cell>
          <table:table-cell office:value-type="float" office:value="0.557359307359307" calcext:value-type="float">
            <text:p>0.557359307359307</text:p>
          </table:table-cell>
          <table:table-cell office:value-type="float" office:value="0.584415555000305" calcext:value-type="float">
            <text:p>0.584415555000305</text:p>
          </table:table-cell>
          <table:table-cell table:formula="of:=IF([.P61]; 1-[.P61]/MIN([.B61:.O61]); &quot;&quot;)" office:value-type="float" office:value="-0.107919517481088" calcext:value-type="float">
            <text:p>-0.107919517481088</text:p>
          </table:table-cell>
          <table:table-cell table:formula="of:=IF([.P61]; 1-[.P61]/MAX([.B61:.O61]); &quot;&quot;)" office:value-type="float" office:value="0.00917436179764808" calcext:value-type="float">
            <text:p>0.009174361797648</text:p>
          </table:table-cell>
          <table:table-cell table:formula="of:=IF([.P61]; 1-[.P61]/AVERAGE([.B61:.O61]); &quot;&quot;)" office:value-type="float" office:value="-0.0436510698092092" calcext:value-type="float">
            <text:p>-0.043651069809209</text:p>
          </table:table-cell>
          <table:table-cell table:formula="of:=IF([.P61]&gt;MAX([.B61:.O61]); 1; IF([.P61]&gt;AVERAGE([.B61:.O61]); 2; IF([.P61]&gt;MIN([.B61:.O61]); 3; IF([.P61]&gt;MAX([.B61:.O61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xedShapesRegularTrain</text:p>
          </table:table-cell>
          <table:table-cell office:value-type="float" office:value="0.971381443298969" calcext:value-type="float">
            <text:p>0.971381443298969</text:p>
          </table:table-cell>
          <table:table-cell office:value-type="float" office:value="0.965924398625429" calcext:value-type="float">
            <text:p>0.965924398625429</text:p>
          </table:table-cell>
          <table:table-cell office:value-type="float" office:value="0.96566323024055" calcext:value-type="float">
            <text:p>0.96566323024055</text:p>
          </table:table-cell>
          <table:table-cell office:value-type="float" office:value="0.966378006872852" calcext:value-type="float">
            <text:p>0.966378006872852</text:p>
          </table:table-cell>
          <table:table-cell office:value-type="float" office:value="0.960233676975945" calcext:value-type="float">
            <text:p>0.960233676975945</text:p>
          </table:table-cell>
          <table:table-cell office:value-type="float" office:value="0.970075601374571" calcext:value-type="float">
            <text:p>0.970075601374571</text:p>
          </table:table-cell>
          <table:table-cell office:value-type="float" office:value="0.963807560137457" calcext:value-type="float">
            <text:p>0.963807560137457</text:p>
          </table:table-cell>
          <table:table-cell office:value-type="float" office:value="0.963285223367697" calcext:value-type="float">
            <text:p>0.963285223367697</text:p>
          </table:table-cell>
          <table:table-cell office:value-type="float" office:value="0.932068728522337" calcext:value-type="float">
            <text:p>0.932068728522337</text:p>
          </table:table-cell>
          <table:table-cell office:value-type="float" office:value="0.933924398625429" calcext:value-type="float">
            <text:p>0.933924398625429</text:p>
          </table:table-cell>
          <table:table-cell office:value-type="float" office:value="0.917910652920962" calcext:value-type="float">
            <text:p>0.917910652920962</text:p>
          </table:table-cell>
          <table:table-cell office:value-type="float" office:value="0.937704467353952" calcext:value-type="float">
            <text:p>0.937704467353952</text:p>
          </table:table-cell>
          <table:table-cell office:value-type="float" office:value="0.922996563573883" calcext:value-type="float">
            <text:p>0.922996563573883</text:p>
          </table:table-cell>
          <table:table-cell office:value-type="float" office:value="0.921470790378007" calcext:value-type="float">
            <text:p>0.921470790378007</text:p>
          </table:table-cell>
          <table:table-cell/>
          <table:table-cell table:formula="of:=IF([.P62]; 1-[.P62]/MIN([.B62:.O62]); &quot;&quot;)">
            <text:p/>
          </table:table-cell>
          <table:table-cell table:formula="of:=IF([.P62]; 1-[.P62]/MAX([.B62:.O62]); &quot;&quot;)">
            <text:p/>
          </table:table-cell>
          <table:table-cell table:formula="of:=IF([.P62]; 1-[.P62]/AVERAGE([.B62:.O62])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MixedShapesSmallTrain</text:p>
          </table:table-cell>
          <table:table-cell office:value-type="float" office:value="0.947257731958763" calcext:value-type="float">
            <text:p>0.947257731958763</text:p>
          </table:table-cell>
          <table:table-cell office:value-type="float" office:value="0.944687285223368" calcext:value-type="float">
            <text:p>0.944687285223368</text:p>
          </table:table-cell>
          <table:table-cell office:value-type="float" office:value="0.930680412371134" calcext:value-type="float">
            <text:p>0.930680412371134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936810996563574" calcext:value-type="float">
            <text:p>0.936810996563574</text:p>
          </table:table-cell>
          <table:table-cell office:value-type="float" office:value="0.916247422680412" calcext:value-type="float">
            <text:p>0.916247422680412</text:p>
          </table:table-cell>
          <table:table-cell office:value-type="float" office:value="0.92805498281787" calcext:value-type="float">
            <text:p>0.92805498281787</text:p>
          </table:table-cell>
          <table:table-cell office:value-type="float" office:value="0.92446735395189" calcext:value-type="float">
            <text:p>0.92446735395189</text:p>
          </table:table-cell>
          <table:table-cell office:value-type="float" office:value="0.929773195876289" calcext:value-type="float">
            <text:p>0.929773195876289</text:p>
          </table:table-cell>
          <table:table-cell office:value-type="float" office:value="0.893127147766323" calcext:value-type="float">
            <text:p>0.893127147766323</text:p>
          </table:table-cell>
          <table:table-cell office:value-type="float" office:value="0.871697594501718" calcext:value-type="float">
            <text:p>0.871697594501718</text:p>
          </table:table-cell>
          <table:table-cell office:value-type="float" office:value="0.898281786941581" calcext:value-type="float">
            <text:p>0.898281786941581</text:p>
          </table:table-cell>
          <table:table-cell office:value-type="float" office:value="0.840151202749141" calcext:value-type="float">
            <text:p>0.840151202749141</text:p>
          </table:table-cell>
          <table:table-cell office:value-type="float" office:value="0.875161512027491" calcext:value-type="float">
            <text:p>0.875161512027491</text:p>
          </table:table-cell>
          <table:table-cell office:value-type="float" office:value="0.812371134757996" calcext:value-type="float">
            <text:p>0.812371134757996</text:p>
          </table:table-cell>
          <table:table-cell table:formula="of:=IF([.P63]; 1-[.P63]/MIN([.B63:.O63]); &quot;&quot;)" office:value-type="float" office:value="0.033065557604683" calcext:value-type="float">
            <text:p>0.033065557604683</text:p>
          </table:table-cell>
          <table:table-cell table:formula="of:=IF([.P63]; 1-[.P63]/MAX([.B63:.O63]); &quot;&quot;)" office:value-type="float" office:value="0.142396934487772" calcext:value-type="float">
            <text:p>0.142396934487772</text:p>
          </table:table-cell>
          <table:table-cell table:formula="of:=IF([.P63]; 1-[.P63]/AVERAGE([.B63:.O63]); &quot;&quot;)" office:value-type="float" office:value="0.107965883251754" calcext:value-type="float">
            <text:p>0.107965883251754</text:p>
          </table:table-cell>
          <table:table-cell table:formula="of:=IF([.P63]&gt;MAX([.B63:.O63]); 1; IF([.P63]&gt;AVERAGE([.B63:.O63]); 2; IF([.P63]&gt;MIN([.B63:.O63]); 3; IF([.P63]&gt;MAX([.B63:.O63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eStrain</text:p>
          </table:table-cell>
          <table:table-cell office:value-type="float" office:value="0.930111821086262" calcext:value-type="float">
            <text:p>0.930111821086262</text:p>
          </table:table-cell>
          <table:table-cell office:value-type="float" office:value="0.936501597444089" calcext:value-type="float">
            <text:p>0.936501597444089</text:p>
          </table:table-cell>
          <table:table-cell office:value-type="float" office:value="0.905484558040468" calcext:value-type="float">
            <text:p>0.905484558040468</text:p>
          </table:table-cell>
          <table:table-cell office:value-type="float" office:value="0.880564430244941" calcext:value-type="float">
            <text:p>0.880564430244941</text:p>
          </table:table-cell>
          <table:table-cell office:value-type="float" office:value="0.908892438764643" calcext:value-type="float">
            <text:p>0.908892438764643</text:p>
          </table:table-cell>
          <table:table-cell office:value-type="float" office:value="0.903115015974441" calcext:value-type="float">
            <text:p>0.903115015974441</text:p>
          </table:table-cell>
          <table:table-cell office:value-type="float" office:value="0.914962726304579" calcext:value-type="float">
            <text:p>0.914962726304579</text:p>
          </table:table-cell>
          <table:table-cell office:value-type="float" office:value="0.904765708200213" calcext:value-type="float">
            <text:p>0.904765708200213</text:p>
          </table:table-cell>
          <table:table-cell office:value-type="float" office:value="0.850985090521832" calcext:value-type="float">
            <text:p>0.850985090521832</text:p>
          </table:table-cell>
          <table:table-cell office:value-type="float" office:value="0.896698615548456" calcext:value-type="float">
            <text:p>0.896698615548456</text:p>
          </table:table-cell>
          <table:table-cell office:value-type="float" office:value="0.84419595314164" calcext:value-type="float">
            <text:p>0.84419595314164</text:p>
          </table:table-cell>
          <table:table-cell office:value-type="float" office:value="0.878035143769968" calcext:value-type="float">
            <text:p>0.878035143769968</text:p>
          </table:table-cell>
          <table:table-cell office:value-type="float" office:value="0.855457933972311" calcext:value-type="float">
            <text:p>0.855457933972311</text:p>
          </table:table-cell>
          <table:table-cell office:value-type="float" office:value="0.848482428115016" calcext:value-type="float">
            <text:p>0.848482428115016</text:p>
          </table:table-cell>
          <table:table-cell office:value-type="float" office:value="0.865015983581543" calcext:value-type="float">
            <text:p>0.865015983581543</text:p>
          </table:table-cell>
          <table:table-cell table:formula="of:=IF([.P64]; 1-[.P64]/MIN([.B64:.O64]); &quot;&quot;)" office:value-type="float" office:value="-0.0246625565574228" calcext:value-type="float">
            <text:p>-0.024662556557423</text:p>
          </table:table-cell>
          <table:table-cell table:formula="of:=IF([.P64]; 1-[.P64]/MAX([.B64:.O64]); &quot;&quot;)" office:value-type="float" office:value="0.0763326128408595" calcext:value-type="float">
            <text:p>0.07633261284086</text:p>
          </table:table-cell>
          <table:table-cell table:formula="of:=IF([.P64]; 1-[.P64]/AVERAGE([.B64:.O64]); &quot;&quot;)" office:value-type="float" office:value="0.0279356726906502" calcext:value-type="float">
            <text:p>0.02793567269065</text:p>
          </table:table-cell>
          <table:table-cell table:formula="of:=IF([.P64]&gt;MAX([.B64:.O64]); 1; IF([.P64]&gt;AVERAGE([.B64:.O64]); 2; IF([.P64]&gt;MIN([.B64:.O64]); 3; IF([.P64]&gt;MAX([.B64:.O6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iveOil</text:p>
          </table:table-cell>
          <table:table-cell office:value-type="float" office:value="0.916666666666666" calcext:value-type="float">
            <text:p>0.916666666666666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902222222222222" calcext:value-type="float">
            <text:p>0.902222222222222</text:p>
          </table:table-cell>
          <table:table-cell office:value-type="float" office:value="0.874444444444444" calcext:value-type="float">
            <text:p>0.874444444444444</text:p>
          </table:table-cell>
          <table:table-cell office:value-type="float" office:value="0.878888888888888" calcext:value-type="float">
            <text:p>0.878888888888888</text:p>
          </table:table-cell>
          <table:table-cell office:value-type="float" office:value="0.862222222222222" calcext:value-type="float">
            <text:p>0.862222222222222</text:p>
          </table:table-cell>
          <table:table-cell office:value-type="float" office:value="0.878888888888889" calcext:value-type="float">
            <text:p>0.878888888888889</text:p>
          </table:table-cell>
          <table:table-cell office:value-type="float" office:value="0.913333333333333" calcext:value-type="float">
            <text:p>0.913333333333333</text:p>
          </table:table-cell>
          <table:table-cell table:number-columns-repeated="2" office:value-type="float" office:value="0.874444444444444" calcext:value-type="float">
            <text:p>0.874444444444444</text:p>
          </table:table-cell>
          <table:table-cell office:value-type="float" office:value="0.875555555555556" calcext:value-type="float">
            <text:p>0.875555555555556</text:p>
          </table:table-cell>
          <table:table-cell table:number-columns-repeated="2" office:value-type="float" office:value="0.893333333333333" calcext:value-type="float">
            <text:p>0.893333333333333</text:p>
          </table:table-cell>
          <table:table-cell office:value-type="float" office:value="0.745555555555556" calcext:value-type="float">
            <text:p>0.745555555555556</text:p>
          </table:table-cell>
          <table:table-cell office:value-type="float" office:value="0.400000005960465" calcext:value-type="float">
            <text:p>0.400000005960465</text:p>
          </table:table-cell>
          <table:table-cell table:formula="of:=IF([.P65]; 1-[.P65]/MIN([.B65:.O65]); &quot;&quot;)" office:value-type="float" office:value="0.46348732434513" calcext:value-type="float">
            <text:p>0.46348732434513</text:p>
          </table:table-cell>
          <table:table-cell table:formula="of:=IF([.P65]; 1-[.P65]/MAX([.B65:.O65]); &quot;&quot;)" office:value-type="float" office:value="0.563636357134038" calcext:value-type="float">
            <text:p>0.563636357134038</text:p>
          </table:table-cell>
          <table:table-cell table:formula="of:=IF([.P65]; 1-[.P65]/AVERAGE([.B65:.O65]); &quot;&quot;)" office:value-type="float" office:value="0.543478254066861" calcext:value-type="float">
            <text:p>0.543478254066861</text:p>
          </table:table-cell>
          <table:table-cell table:formula="of:=IF([.P65]&gt;MAX([.B65:.O65]); 1; IF([.P65]&gt;AVERAGE([.B65:.O65]); 2; IF([.P65]&gt;MIN([.B65:.O65]); 3; IF([.P65]&gt;MAX([.B65:.O6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SULeaf</text:p>
          </table:table-cell>
          <table:table-cell office:value-type="float" office:value="0.973553719008265" calcext:value-type="float">
            <text:p>0.973553719008265</text:p>
          </table:table-cell>
          <table:table-cell office:value-type="float" office:value="0.974793388429752" calcext:value-type="float">
            <text:p>0.974793388429752</text:p>
          </table:table-cell>
          <table:table-cell office:value-type="float" office:value="0.938705234159779" calcext:value-type="float">
            <text:p>0.938705234159779</text:p>
          </table:table-cell>
          <table:table-cell office:value-type="float" office:value="0.952479338842975" calcext:value-type="float">
            <text:p>0.952479338842975</text:p>
          </table:table-cell>
          <table:table-cell office:value-type="float" office:value="0.95633608815427" calcext:value-type="float">
            <text:p>0.95633608815427</text:p>
          </table:table-cell>
          <table:table-cell office:value-type="float" office:value="0.97465564738292" calcext:value-type="float">
            <text:p>0.97465564738292</text:p>
          </table:table-cell>
          <table:table-cell office:value-type="float" office:value="0.858539944903581" calcext:value-type="float">
            <text:p>0.858539944903581</text:p>
          </table:table-cell>
          <table:table-cell office:value-type="float" office:value="0.851790633608815" calcext:value-type="float">
            <text:p>0.851790633608815</text:p>
          </table:table-cell>
          <table:table-cell office:value-type="float" office:value="0.976859504132231" calcext:value-type="float">
            <text:p>0.976859504132231</text:p>
          </table:table-cell>
          <table:table-cell office:value-type="float" office:value="0.960055096418733" calcext:value-type="float">
            <text:p>0.960055096418733</text:p>
          </table:table-cell>
          <table:table-cell office:value-type="float" office:value="0.969146005509642" calcext:value-type="float">
            <text:p>0.969146005509642</text:p>
          </table:table-cell>
          <table:table-cell office:value-type="float" office:value="0.654269972451791" calcext:value-type="float">
            <text:p>0.654269972451791</text:p>
          </table:table-cell>
          <table:table-cell office:value-type="float" office:value="0.643250688705234" calcext:value-type="float">
            <text:p>0.643250688705234</text:p>
          </table:table-cell>
          <table:table-cell office:value-type="float" office:value="0.724242424242424" calcext:value-type="float">
            <text:p>0.724242424242424</text:p>
          </table:table-cell>
          <table:table-cell office:value-type="float" office:value="0.553718984127045" calcext:value-type="float">
            <text:p>0.553718984127045</text:p>
          </table:table-cell>
          <table:table-cell table:formula="of:=IF([.P66]; 1-[.P66]/MIN([.B66:.O66]); &quot;&quot;)" office:value-type="float" office:value="0.139186333027335" calcext:value-type="float">
            <text:p>0.139186333027335</text:p>
          </table:table-cell>
          <table:table-cell table:formula="of:=IF([.P66]; 1-[.P66]/MAX([.B66:.O66]); &quot;&quot;)" office:value-type="float" office:value="0.433164153304802" calcext:value-type="float">
            <text:p>0.433164153304802</text:p>
          </table:table-cell>
          <table:table-cell table:formula="of:=IF([.P66]; 1-[.P66]/AVERAGE([.B66:.O66]); &quot;&quot;)" office:value-type="float" office:value="0.375270599013478" calcext:value-type="float">
            <text:p>0.375270599013478</text:p>
          </table:table-cell>
          <table:table-cell table:formula="of:=IF([.P66]&gt;MAX([.B66:.O66]); 1; IF([.P66]&gt;AVERAGE([.B66:.O66]); 2; IF([.P66]&gt;MIN([.B66:.O66]); 3; IF([.P66]&gt;MAX([.B66:.O66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halangesOutlinesCorrect</text:p>
          </table:table-cell>
          <table:table-cell office:value-type="float" office:value="0.825330225330225" calcext:value-type="float">
            <text:p>0.825330225330225</text:p>
          </table:table-cell>
          <table:table-cell office:value-type="float" office:value="0.826495726495727" calcext:value-type="float">
            <text:p>0.826495726495727</text:p>
          </table:table-cell>
          <table:table-cell office:value-type="float" office:value="0.844716394716395" calcext:value-type="float">
            <text:p>0.844716394716395</text:p>
          </table:table-cell>
          <table:table-cell office:value-type="float" office:value="0.861344211344211" calcext:value-type="float">
            <text:p>0.861344211344211</text:p>
          </table:table-cell>
          <table:table-cell office:value-type="float" office:value="0.833682983682984" calcext:value-type="float">
            <text:p>0.833682983682984</text:p>
          </table:table-cell>
          <table:table-cell office:value-type="float" office:value="0.847668997668998" calcext:value-type="float">
            <text:p>0.847668997668998</text:p>
          </table:table-cell>
          <table:table-cell office:value-type="float" office:value="0.829098679098679" calcext:value-type="float">
            <text:p>0.829098679098679</text:p>
          </table:table-cell>
          <table:table-cell office:value-type="float" office:value="0.821717171717172" calcext:value-type="float">
            <text:p>0.821717171717172</text:p>
          </table:table-cell>
          <table:table-cell office:value-type="float" office:value="0.818881118881119" calcext:value-type="float">
            <text:p>0.818881118881119</text:p>
          </table:table-cell>
          <table:table-cell office:value-type="float" office:value="0.779176379176379" calcext:value-type="float">
            <text:p>0.779176379176379</text:p>
          </table:table-cell>
          <table:table-cell office:value-type="float" office:value="0.817365967365967" calcext:value-type="float">
            <text:p>0.817365967365967</text:p>
          </table:table-cell>
          <table:table-cell office:value-type="float" office:value="0.812509712509712" calcext:value-type="float">
            <text:p>0.812509712509712</text:p>
          </table:table-cell>
          <table:table-cell office:value-type="float" office:value="0.805710955710955" calcext:value-type="float">
            <text:p>0.805710955710955</text:p>
          </table:table-cell>
          <table:table-cell office:value-type="float" office:value="0.791919191919192" calcext:value-type="float">
            <text:p>0.791919191919192</text:p>
          </table:table-cell>
          <table:table-cell office:value-type="float" office:value="0.8146852850914" calcext:value-type="float">
            <text:p>0.8146852850914</text:p>
          </table:table-cell>
          <table:table-cell table:formula="of:=IF([.P67]; 1-[.P67]/MIN([.B67:.O67]); &quot;&quot;)" office:value-type="float" office:value="-0.0455723593065736" calcext:value-type="float">
            <text:p>-0.045572359306574</text:p>
          </table:table-cell>
          <table:table-cell table:formula="of:=IF([.P67]; 1-[.P67]/MAX([.B67:.O67]); &quot;&quot;)" office:value-type="float" office:value="0.0541698958886543" calcext:value-type="float">
            <text:p>0.054169895888654</text:p>
          </table:table-cell>
          <table:table-cell table:formula="of:=IF([.P67]; 1-[.P67]/AVERAGE([.B67:.O67]); &quot;&quot;)" office:value-type="float" office:value="0.00955430503644605" calcext:value-type="float">
            <text:p>0.009554305036446</text:p>
          </table:table-cell>
          <table:table-cell table:formula="of:=IF([.P67]&gt;MAX([.B67:.O67]); 1; IF([.P67]&gt;AVERAGE([.B67:.O67]); 2; IF([.P67]&gt;MIN([.B67:.O67]); 3; IF([.P67]&gt;MAX([.B67:.O6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369848804500703" calcext:value-type="float">
            <text:p>0.369848804500703</text:p>
          </table:table-cell>
          <table:table-cell office:value-type="float" office:value="0.371167369901547" calcext:value-type="float">
            <text:p>0.371167369901547</text:p>
          </table:table-cell>
          <table:table-cell office:value-type="float" office:value="0.27514064697609" calcext:value-type="float">
            <text:p>0.27514064697609</text:p>
          </table:table-cell>
          <table:table-cell office:value-type="float" office:value="0.334440928270042" calcext:value-type="float">
            <text:p>0.334440928270042</text:p>
          </table:table-cell>
          <table:table-cell office:value-type="float" office:value="0.356522503516174" calcext:value-type="float">
            <text:p>0.356522503516174</text:p>
          </table:table-cell>
          <table:table-cell office:value-type="float" office:value="0.345675105485232" calcext:value-type="float">
            <text:p>0.345675105485232</text:p>
          </table:table-cell>
          <table:table-cell office:value-type="float" office:value="0.320411392405063" calcext:value-type="float">
            <text:p>0.320411392405063</text:p>
          </table:table-cell>
          <table:table-cell office:value-type="float" office:value="0.259476090014065" calcext:value-type="float">
            <text:p>0.259476090014065</text:p>
          </table:table-cell>
          <table:table-cell office:value-type="float" office:value="0.279588607594937" calcext:value-type="float">
            <text:p>0.279588607594937</text:p>
          </table:table-cell>
          <table:table-cell office:value-type="float" office:value="0.27260900140647" calcext:value-type="float">
            <text:p>0.27260900140647</text:p>
          </table:table-cell>
          <table:table-cell office:value-type="float" office:value="0.254606188466948" calcext:value-type="float">
            <text:p>0.254606188466948</text:p>
          </table:table-cell>
          <table:table-cell office:value-type="float" office:value="0.34662447257384" calcext:value-type="float">
            <text:p>0.34662447257384</text:p>
          </table:table-cell>
          <table:table-cell office:value-type="float" office:value="0.193653305203938" calcext:value-type="float">
            <text:p>0.193653305203938</text:p>
          </table:table-cell>
          <table:table-cell office:value-type="float" office:value="0.300158227848101" calcext:value-type="float">
            <text:p>0.300158227848101</text:p>
          </table:table-cell>
          <table:table-cell office:value-type="float" office:value="0.172995775938034" calcext:value-type="float">
            <text:p>0.172995775938034</text:p>
          </table:table-cell>
          <table:table-cell table:formula="of:=IF([.P68]; 1-[.P68]/MIN([.B68:.O68]); &quot;&quot;)" office:value-type="float" office:value="0.106672743045358" calcext:value-type="float">
            <text:p>0.106672743045358</text:p>
          </table:table-cell>
          <table:table-cell table:formula="of:=IF([.P68]; 1-[.P68]/MAX([.B68:.O68]); &quot;&quot;)" office:value-type="float" office:value="0.533914374035838" calcext:value-type="float">
            <text:p>0.533914374035838</text:p>
          </table:table-cell>
          <table:table-cell table:formula="of:=IF([.P68]; 1-[.P68]/AVERAGE([.B68:.O68]); &quot;&quot;)" office:value-type="float" office:value="0.434115738882464" calcext:value-type="float">
            <text:p>0.434115738882464</text:p>
          </table:table-cell>
          <table:table-cell table:formula="of:=IF([.P68]&gt;MAX([.B68:.O68]); 1; IF([.P68]&gt;AVERAGE([.B68:.O68]); 2; IF([.P68]&gt;MIN([.B68:.O68]); 3; IF([.P68]&gt;MAX([.B68:.O68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gAirwayPressure</text:p>
          </table:table-cell>
          <table:table-cell office:value-type="float" office:value="0.960096153846154" calcext:value-type="float">
            <text:p>0.960096153846154</text:p>
          </table:table-cell>
          <table:table-cell office:value-type="float" office:value="0.957692307692308" calcext:value-type="float">
            <text:p>0.957692307692308</text:p>
          </table:table-cell>
          <table:table-cell office:value-type="float" office:value="0.195512820512821" calcext:value-type="float">
            <text:p>0.195512820512821</text:p>
          </table:table-cell>
          <table:table-cell office:value-type="float" office:value="0.922115384615385" calcext:value-type="float">
            <text:p>0.922115384615385</text:p>
          </table:table-cell>
          <table:table-cell office:value-type="float" office:value="0.977403846153846" calcext:value-type="float">
            <text:p>0.977403846153846</text:p>
          </table:table-cell>
          <table:table-cell office:value-type="float" office:value="0.437019230769231" calcext:value-type="float">
            <text:p>0.437019230769231</text:p>
          </table:table-cell>
          <table:table-cell office:value-type="float" office:value="0.275480769230769" calcext:value-type="float">
            <text:p>0.275480769230769</text:p>
          </table:table-cell>
          <table:table-cell office:value-type="float" office:value="0.537820512820513" calcext:value-type="float">
            <text:p>0.537820512820513</text:p>
          </table:table-cell>
          <table:table-cell office:value-type="float" office:value="0.957371794871795" calcext:value-type="float">
            <text:p>0.957371794871795</text:p>
          </table:table-cell>
          <table:table-cell office:value-type="float" office:value="0.950961538461539" calcext:value-type="float">
            <text:p>0.950961538461539</text:p>
          </table:table-cell>
          <table:table-cell office:value-type="float" office:value="0.941826923076923" calcext:value-type="float">
            <text:p>0.941826923076923</text:p>
          </table:table-cell>
          <table:table-cell office:value-type="float" office:value="0.182532051282051" calcext:value-type="float">
            <text:p>0.182532051282051</text:p>
          </table:table-cell>
          <table:table-cell office:value-type="float" office:value="0.280128205128205" calcext:value-type="float">
            <text:p>0.280128205128205</text:p>
          </table:table-cell>
          <table:table-cell office:value-type="float" office:value="0.276923076923077" calcext:value-type="float">
            <text:p>0.276923076923077</text:p>
          </table:table-cell>
          <table:table-cell office:value-type="float" office:value="0.0240384619683027" calcext:value-type="float">
            <text:p>0.024038461968303</text:p>
          </table:table-cell>
          <table:table-cell table:formula="of:=IF([.P69]; 1-[.P69]/MIN([.B69:.O69]); &quot;&quot;)" office:value-type="float" office:value="0.86830552881281" calcext:value-type="float">
            <text:p>0.86830552881281</text:p>
          </table:table-cell>
          <table:table-cell table:formula="of:=IF([.P69]; 1-[.P69]/MAX([.B69:.O69]); &quot;&quot;)" office:value-type="float" office:value="0.975405803790423" calcext:value-type="float">
            <text:p>0.975405803790423</text:p>
          </table:table-cell>
          <table:table-cell table:formula="of:=IF([.P69]; 1-[.P69]/AVERAGE([.B69:.O69]); &quot;&quot;)" office:value-type="float" office:value="0.96198544517666" calcext:value-type="float">
            <text:p>0.96198544517666</text:p>
          </table:table-cell>
          <table:table-cell table:formula="of:=IF([.P69]&gt;MAX([.B69:.O69]); 1; IF([.P69]&gt;AVERAGE([.B69:.O69]); 2; IF([.P69]&gt;MIN([.B69:.O69]); 3; IF([.P69]&gt;MAX([.B69:.O69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gArtPressure</text:p>
          </table:table-cell>
          <table:table-cell office:value-type="float" office:value="0.968910256410256" calcext:value-type="float">
            <text:p>0.968910256410256</text:p>
          </table:table-cell>
          <table:table-cell office:value-type="float" office:value="0.966826923076923" calcext:value-type="float">
            <text:p>0.966826923076923</text:p>
          </table:table-cell>
          <table:table-cell office:value-type="float" office:value="0.90849358974359" calcext:value-type="float">
            <text:p>0.90849358974359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945673076923077" calcext:value-type="float">
            <text:p>0.945673076923077</text:p>
          </table:table-cell>
          <table:table-cell office:value-type="float" office:value="0.953685897435897" calcext:value-type="float">
            <text:p>0.953685897435897</text:p>
          </table:table-cell>
          <table:table-cell office:value-type="float" office:value="0.715705128205128" calcext:value-type="float">
            <text:p>0.715705128205128</text:p>
          </table:table-cell>
          <table:table-cell office:value-type="float" office:value="0.937820512820513" calcext:value-type="float">
            <text:p>0.937820512820513</text:p>
          </table:table-cell>
          <table:table-cell office:value-type="float" office:value="0.975" calcext:value-type="float">
            <text:p>0.975</text:p>
          </table:table-cell>
          <table:table-cell office:value-type="float" office:value="0.962179487179487" calcext:value-type="float">
            <text:p>0.962179487179487</text:p>
          </table:table-cell>
          <table:table-cell office:value-type="float" office:value="0.967628205128205" calcext:value-type="float">
            <text:p>0.967628205128205</text:p>
          </table:table-cell>
          <table:table-cell office:value-type="float" office:value="0.794551282051282" calcext:value-type="float">
            <text:p>0.794551282051282</text:p>
          </table:table-cell>
          <table:table-cell office:value-type="float" office:value="0.307211538461538" calcext:value-type="float">
            <text:p>0.307211538461538</text:p>
          </table:table-cell>
          <table:table-cell office:value-type="float" office:value="0.823557692307692" calcext:value-type="float">
            <text:p>0.823557692307692</text:p>
          </table:table-cell>
          <table:table-cell office:value-type="float" office:value="0.0240384619683027" calcext:value-type="float">
            <text:p>0.024038461968303</text:p>
          </table:table-cell>
          <table:table-cell table:formula="of:=IF([.P70]; 1-[.P70]/MIN([.B70:.O70]); &quot;&quot;)" office:value-type="float" office:value="0.921752737254977" calcext:value-type="float">
            <text:p>0.921752737254977</text:p>
          </table:table-cell>
          <table:table-cell table:formula="of:=IF([.P70]; 1-[.P70]/MAX([.B70:.O70]); &quot;&quot;)" office:value-type="float" office:value="0.975345167211997" calcext:value-type="float">
            <text:p>0.975345167211997</text:p>
          </table:table-cell>
          <table:table-cell table:formula="of:=IF([.P70]; 1-[.P70]/AVERAGE([.B70:.O70]); &quot;&quot;)" office:value-type="float" office:value="0.972325452181665" calcext:value-type="float">
            <text:p>0.972325452181665</text:p>
          </table:table-cell>
          <table:table-cell table:formula="of:=IF([.P70]&gt;MAX([.B70:.O70]); 1; IF([.P70]&gt;AVERAGE([.B70:.O70]); 2; IF([.P70]&gt;MIN([.B70:.O70]); 3; IF([.P70]&gt;MAX([.B70:.O70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gCVP</text:p>
          </table:table-cell>
          <table:table-cell office:value-type="float" office:value="0.961378205128205" calcext:value-type="float">
            <text:p>0.961378205128205</text:p>
          </table:table-cell>
          <table:table-cell office:value-type="float" office:value="0.953044871794872" calcext:value-type="float">
            <text:p>0.953044871794872</text:p>
          </table:table-cell>
          <table:table-cell office:value-type="float" office:value="0.881730769230769" calcext:value-type="float">
            <text:p>0.881730769230769</text:p>
          </table:table-cell>
          <table:table-cell office:value-type="float" office:value="0.905288461538461" calcext:value-type="float">
            <text:p>0.905288461538461</text:p>
          </table:table-cell>
          <table:table-cell office:value-type="float" office:value="0.899679487179487" calcext:value-type="float">
            <text:p>0.899679487179487</text:p>
          </table:table-cell>
          <table:table-cell office:value-type="float" office:value="0.45400641025641" calcext:value-type="float">
            <text:p>0.45400641025641</text:p>
          </table:table-cell>
          <table:table-cell office:value-type="float" office:value="0.500480769230769" calcext:value-type="float">
            <text:p>0.500480769230769</text:p>
          </table:table-cell>
          <table:table-cell office:value-type="float" office:value="0.897916666666667" calcext:value-type="float">
            <text:p>0.897916666666667</text:p>
          </table:table-cell>
          <table:table-cell office:value-type="float" office:value="0.95801282051282" calcext:value-type="float">
            <text:p>0.95801282051282</text:p>
          </table:table-cell>
          <table:table-cell office:value-type="float" office:value="0.952884615384615" calcext:value-type="float">
            <text:p>0.952884615384615</text:p>
          </table:table-cell>
          <table:table-cell office:value-type="float" office:value="0.959455128205128" calcext:value-type="float">
            <text:p>0.959455128205128</text:p>
          </table:table-cell>
          <table:table-cell office:value-type="float" office:value="0.682532051282051" calcext:value-type="float">
            <text:p>0.682532051282051</text:p>
          </table:table-cell>
          <table:table-cell office:value-type="float" office:value="0.178205128205128" calcext:value-type="float">
            <text:p>0.178205128205128</text:p>
          </table:table-cell>
          <table:table-cell office:value-type="float" office:value="0.476121794871795" calcext:value-type="float">
            <text:p>0.476121794871795</text:p>
          </table:table-cell>
          <table:table-cell office:value-type="float" office:value="0.0769230797886848" calcext:value-type="float">
            <text:p>0.076923079788685</text:p>
          </table:table-cell>
          <table:table-cell table:formula="of:=IF([.P71]; 1-[.P71]/MIN([.B71:.O71]); &quot;&quot;)" office:value-type="float" office:value="0.568345307660617" calcext:value-type="float">
            <text:p>0.568345307660617</text:p>
          </table:table-cell>
          <table:table-cell table:formula="of:=IF([.P71]; 1-[.P71]/MAX([.B71:.O71]); &quot;&quot;)" office:value-type="float" office:value="0.919986661463345" calcext:value-type="float">
            <text:p>0.919986661463345</text:p>
          </table:table-cell>
          <table:table-cell table:formula="of:=IF([.P71]; 1-[.P71]/AVERAGE([.B71:.O71]); &quot;&quot;)" office:value-type="float" office:value="0.898982303108105" calcext:value-type="float">
            <text:p>0.898982303108105</text:p>
          </table:table-cell>
          <table:table-cell table:formula="of:=IF([.P71]&gt;MAX([.B71:.O71]); 1; IF([.P71]&gt;AVERAGE([.B71:.O71]); 2; IF([.P71]&gt;MIN([.B71:.O71]); 3; IF([.P71]&gt;MAX([.B71:.O71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6825396825397" calcext:value-type="float">
            <text:p>0.996825396825397</text:p>
          </table:table-cell>
          <table:table-cell office:value-type="float" office:value="0.999047619047619" calcext:value-type="float">
            <text:p>0.999047619047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920634920635" calcext:value-type="float">
            <text:p>0.994920634920635</text:p>
          </table:table-cell>
          <table:table-cell office:value-type="float" office:value="0.997777777777778" calcext:value-type="float">
            <text:p>0.997777777777778</text:p>
          </table:table-cell>
          <table:table-cell office:value-type="float" office:value="1" calcext:value-type="float">
            <text:p>1</text:p>
          </table:table-cell>
          <table:table-cell office:value-type="float" office:value="0.998095238095238" calcext:value-type="float">
            <text:p>0.998095238095238</text:p>
          </table:table-cell>
          <table:table-cell office:value-type="float" office:value="0.996507936507937" calcext:value-type="float">
            <text:p>0.996507936507937</text:p>
          </table:table-cell>
          <table:table-cell office:value-type="float" office:value="0.995873015873016" calcext:value-type="float">
            <text:p>0.995873015873016</text:p>
          </table:table-cell>
          <table:table-cell office:value-type="float" office:value="0.988253968253968" calcext:value-type="float">
            <text:p>0.988253968253968</text:p>
          </table:table-cell>
          <table:table-cell office:value-type="float" office:value="0.980952382087708" calcext:value-type="float">
            <text:p>0.980952382087708</text:p>
          </table:table-cell>
          <table:table-cell table:formula="of:=IF([.P72]; 1-[.P72]/MIN([.B72:.O72]); &quot;&quot;)" office:value-type="float" office:value="0.00738837019714755" calcext:value-type="float">
            <text:p>0.007388370197148</text:p>
          </table:table-cell>
          <table:table-cell table:formula="of:=IF([.P72]; 1-[.P72]/MAX([.B72:.O72]); &quot;&quot;)" office:value-type="float" office:value="0.0190476179122924" calcext:value-type="float">
            <text:p>0.019047617912292</text:p>
          </table:table-cell>
          <table:table-cell table:formula="of:=IF([.P72]; 1-[.P72]/AVERAGE([.B72:.O72]); &quot;&quot;)" office:value-type="float" office:value="0.0167511409853421" calcext:value-type="float">
            <text:p>0.016751140985342</text:p>
          </table:table-cell>
          <table:table-cell table:formula="of:=IF([.P72]&gt;MAX([.B72:.O72]); 1; IF([.P72]&gt;AVERAGE([.B72:.O72]); 2; IF([.P72]&gt;MIN([.B72:.O72]); 3; IF([.P72]&gt;MAX([.B72:.O72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werCons</text:p>
          </table:table-cell>
          <table:table-cell office:value-type="float" office:value="0.979444444444444" calcext:value-type="float">
            <text:p>0.979444444444444</text:p>
          </table:table-cell>
          <table:table-cell office:value-type="float" office:value="0.992407407407407" calcext:value-type="float">
            <text:p>0.992407407407407</text:p>
          </table:table-cell>
          <table:table-cell office:value-type="float" office:value="0.956111111111111" calcext:value-type="float">
            <text:p>0.956111111111111</text:p>
          </table:table-cell>
          <table:table-cell office:value-type="float" office:value="0.986296296296296" calcext:value-type="float">
            <text:p>0.986296296296296</text:p>
          </table:table-cell>
          <table:table-cell office:value-type="float" office:value="0.940555555555555" calcext:value-type="float">
            <text:p>0.940555555555555</text:p>
          </table:table-cell>
          <table:table-cell office:value-type="float" office:value="0.886111111111111" calcext:value-type="float">
            <text:p>0.886111111111111</text:p>
          </table:table-cell>
          <table:table-cell office:value-type="float" office:value="0.987407407407407" calcext:value-type="float">
            <text:p>0.987407407407407</text:p>
          </table:table-cell>
          <table:table-cell office:value-type="float" office:value="0.919444444444444" calcext:value-type="float">
            <text:p>0.919444444444444</text:p>
          </table:table-cell>
          <table:table-cell office:value-type="float" office:value="0.897037037037037" calcext:value-type="float">
            <text:p>0.897037037037037</text:p>
          </table:table-cell>
          <table:table-cell office:value-type="float" office:value="0.897592592592593" calcext:value-type="float">
            <text:p>0.897592592592593</text:p>
          </table:table-cell>
          <table:table-cell office:value-type="float" office:value="0.89" calcext:value-type="float">
            <text:p>0.89</text:p>
          </table:table-cell>
          <table:table-cell office:value-type="float" office:value="0.957962962962963" calcext:value-type="float">
            <text:p>0.957962962962963</text:p>
          </table:table-cell>
          <table:table-cell office:value-type="float" office:value="0.993148148148148" calcext:value-type="float">
            <text:p>0.993148148148148</text:p>
          </table:table-cell>
          <table:table-cell office:value-type="float" office:value="0.886296296296296" calcext:value-type="float">
            <text:p>0.886296296296296</text:p>
          </table:table-cell>
          <table:table-cell office:value-type="float" office:value="0.949999988079071" calcext:value-type="float">
            <text:p>0.949999988079071</text:p>
          </table:table-cell>
          <table:table-cell table:formula="of:=IF([.P73]; 1-[.P73]/MIN([.B73:.O73]); &quot;&quot;)" office:value-type="float" office:value="-0.0721003000265379" calcext:value-type="float">
            <text:p>-0.072100300026538</text:p>
          </table:table-cell>
          <table:table-cell table:formula="of:=IF([.P73]; 1-[.P73]/MAX([.B73:.O73]); &quot;&quot;)" office:value-type="float" office:value="0.0434458445595779" calcext:value-type="float">
            <text:p>0.043445844559578</text:p>
          </table:table-cell>
          <table:table-cell table:formula="of:=IF([.P73]; 1-[.P73]/AVERAGE([.B73:.O73]); &quot;&quot;)" office:value-type="float" office:value="-0.00988510621620398" calcext:value-type="float">
            <text:p>-0.009885106216204</text:p>
          </table:table-cell>
          <table:table-cell table:formula="of:=IF([.P73]&gt;MAX([.B73:.O73]); 1; IF([.P73]&gt;AVERAGE([.B73:.O73]); 2; IF([.P73]&gt;MIN([.B73:.O73]); 3; IF([.P73]&gt;MAX([.B73:.O73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ximalPhalanxOutlineAgeGroup</text:p>
          </table:table-cell>
          <table:table-cell office:value-type="float" office:value="0.846341463414634" calcext:value-type="float">
            <text:p>0.846341463414634</text:p>
          </table:table-cell>
          <table:table-cell office:value-type="float" office:value="0.855934959349594" calcext:value-type="float">
            <text:p>0.855934959349594</text:p>
          </table:table-cell>
          <table:table-cell office:value-type="float" office:value="0.852357723577236" calcext:value-type="float">
            <text:p>0.852357723577236</text:p>
          </table:table-cell>
          <table:table-cell office:value-type="float" office:value="0.822113821138212" calcext:value-type="float">
            <text:p>0.822113821138212</text:p>
          </table:table-cell>
          <table:table-cell office:value-type="float" office:value="0.845528455284553" calcext:value-type="float">
            <text:p>0.845528455284553</text:p>
          </table:table-cell>
          <table:table-cell office:value-type="float" office:value="0.81739837398374" calcext:value-type="float">
            <text:p>0.81739837398374</text:p>
          </table:table-cell>
          <table:table-cell office:value-type="float" office:value="0.840162601626016" calcext:value-type="float">
            <text:p>0.840162601626016</text:p>
          </table:table-cell>
          <table:table-cell office:value-type="float" office:value="0.844878048780488" calcext:value-type="float">
            <text:p>0.844878048780488</text:p>
          </table:table-cell>
          <table:table-cell office:value-type="float" office:value="0.832520325203252" calcext:value-type="float">
            <text:p>0.832520325203252</text:p>
          </table:table-cell>
          <table:table-cell office:value-type="float" office:value="0.849756097560976" calcext:value-type="float">
            <text:p>0.849756097560976</text:p>
          </table:table-cell>
          <table:table-cell office:value-type="float" office:value="0.828455284552846" calcext:value-type="float">
            <text:p>0.828455284552846</text:p>
          </table:table-cell>
          <table:table-cell office:value-type="float" office:value="0.857235772357724" calcext:value-type="float">
            <text:p>0.857235772357724</text:p>
          </table:table-cell>
          <table:table-cell office:value-type="float" office:value="0.845040650406504" calcext:value-type="float">
            <text:p>0.845040650406504</text:p>
          </table:table-cell>
          <table:table-cell office:value-type="float" office:value="0.858373983739837" calcext:value-type="float">
            <text:p>0.858373983739837</text:p>
          </table:table-cell>
          <table:table-cell office:value-type="float" office:value="0.848780512809753" calcext:value-type="float">
            <text:p>0.848780512809753</text:p>
          </table:table-cell>
          <table:table-cell table:formula="of:=IF([.P74]; 1-[.P74]/MIN([.B74:.O74]); &quot;&quot;)" office:value-type="float" office:value="-0.0383927101213413" calcext:value-type="float">
            <text:p>-0.038392710121341</text:p>
          </table:table-cell>
          <table:table-cell table:formula="of:=IF([.P74]; 1-[.P74]/MAX([.B74:.O74]); &quot;&quot;)" office:value-type="float" office:value="0.0111763300284172" calcext:value-type="float">
            <text:p>0.011176330028417</text:p>
          </table:table-cell>
          <table:table-cell table:formula="of:=IF([.P74]; 1-[.P74]/AVERAGE([.B74:.O74]); &quot;&quot;)" office:value-type="float" office:value="-0.00736087658754103" calcext:value-type="float">
            <text:p>-0.007360876587541</text:p>
          </table:table-cell>
          <table:table-cell table:formula="of:=IF([.P74]&gt;MAX([.B74:.O74]); 1; IF([.P74]&gt;AVERAGE([.B74:.O74]); 2; IF([.P74]&gt;MIN([.B74:.O74]); 3; IF([.P74]&gt;MAX([.B74:.O74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ximalPhalanxOutlineCorrect</text:p>
          </table:table-cell>
          <table:table-cell office:value-type="float" office:value="0.875486827033219" calcext:value-type="float">
            <text:p>0.875486827033219</text:p>
          </table:table-cell>
          <table:table-cell office:value-type="float" office:value="0.885223367697595" calcext:value-type="float">
            <text:p>0.885223367697595</text:p>
          </table:table-cell>
          <table:table-cell office:value-type="float" office:value="0.899312714776633" calcext:value-type="float">
            <text:p>0.899312714776633</text:p>
          </table:table-cell>
          <table:table-cell office:value-type="float" office:value="0.906300114547537" calcext:value-type="float">
            <text:p>0.906300114547537</text:p>
          </table:table-cell>
          <table:table-cell office:value-type="float" office:value="0.895303550973654" calcext:value-type="float">
            <text:p>0.895303550973654</text:p>
          </table:table-cell>
          <table:table-cell office:value-type="float" office:value="0.90561282932417" calcext:value-type="float">
            <text:p>0.90561282932417</text:p>
          </table:table-cell>
          <table:table-cell office:value-type="float" office:value="0.865864833906071" calcext:value-type="float">
            <text:p>0.865864833906071</text:p>
          </table:table-cell>
          <table:table-cell office:value-type="float" office:value="0.876288659793815" calcext:value-type="float">
            <text:p>0.876288659793815</text:p>
          </table:table-cell>
          <table:table-cell office:value-type="float" office:value="0.866208476517755" calcext:value-type="float">
            <text:p>0.866208476517755</text:p>
          </table:table-cell>
          <table:table-cell office:value-type="float" office:value="0.864604810996564" calcext:value-type="float">
            <text:p>0.864604810996564</text:p>
          </table:table-cell>
          <table:table-cell office:value-type="float" office:value="0.865521191294388" calcext:value-type="float">
            <text:p>0.865521191294388</text:p>
          </table:table-cell>
          <table:table-cell office:value-type="float" office:value="0.873654066437572" calcext:value-type="float">
            <text:p>0.873654066437572</text:p>
          </table:table-cell>
          <table:table-cell office:value-type="float" office:value="0.848911798396335" calcext:value-type="float">
            <text:p>0.848911798396335</text:p>
          </table:table-cell>
          <table:table-cell office:value-type="float" office:value="0.833676975945017" calcext:value-type="float">
            <text:p>0.833676975945017</text:p>
          </table:table-cell>
          <table:table-cell office:value-type="float" office:value="0.869415819644928" calcext:value-type="float">
            <text:p>0.869415819644928</text:p>
          </table:table-cell>
          <table:table-cell table:formula="of:=IF([.P75]; 1-[.P75]/MIN([.B75:.O75]); &quot;&quot;)" office:value-type="float" office:value="-0.0428689345287474" calcext:value-type="float">
            <text:p>-0.042868934528747</text:p>
          </table:table-cell>
          <table:table-cell table:formula="of:=IF([.P75]; 1-[.P75]/MAX([.B75:.O75]); &quot;&quot;)" office:value-type="float" office:value="0.0406976610844005" calcext:value-type="float">
            <text:p>0.040697661084401</text:p>
          </table:table-cell>
          <table:table-cell table:formula="of:=IF([.P75]; 1-[.P75]/AVERAGE([.B75:.O75]); &quot;&quot;)" office:value-type="float" office:value="0.00735189704519457" calcext:value-type="float">
            <text:p>0.007351897045195</text:p>
          </table:table-cell>
          <table:table-cell table:formula="of:=IF([.P75]&gt;MAX([.B75:.O75]); 1; IF([.P75]&gt;AVERAGE([.B75:.O75]); 2; IF([.P75]&gt;MIN([.B75:.O75]); 3; IF([.P75]&gt;MAX([.B75:.O75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ximalPhalanxTW</text:p>
          </table:table-cell>
          <table:table-cell office:value-type="float" office:value="0.811056910569106" calcext:value-type="float">
            <text:p>0.811056910569106</text:p>
          </table:table-cell>
          <table:table-cell office:value-type="float" office:value="0.81609756097561" calcext:value-type="float">
            <text:p>0.81609756097561</text:p>
          </table:table-cell>
          <table:table-cell office:value-type="float" office:value="0.803577235772358" calcext:value-type="float">
            <text:p>0.803577235772358</text:p>
          </table:table-cell>
          <table:table-cell office:value-type="float" office:value="0.781626016260163" calcext:value-type="float">
            <text:p>0.781626016260163</text:p>
          </table:table-cell>
          <table:table-cell office:value-type="float" office:value="0.807642276422764" calcext:value-type="float">
            <text:p>0.807642276422764</text:p>
          </table:table-cell>
          <table:table-cell office:value-type="float" office:value="0.789430894308943" calcext:value-type="float">
            <text:p>0.789430894308943</text:p>
          </table:table-cell>
          <table:table-cell office:value-type="float" office:value="0.790731707317073" calcext:value-type="float">
            <text:p>0.790731707317073</text:p>
          </table:table-cell>
          <table:table-cell office:value-type="float" office:value="0.801463414634147" calcext:value-type="float">
            <text:p>0.801463414634147</text:p>
          </table:table-cell>
          <table:table-cell office:value-type="float" office:value="0.774634146341464" calcext:value-type="float">
            <text:p>0.774634146341464</text:p>
          </table:table-cell>
          <table:table-cell office:value-type="float" office:value="0.794634146341464" calcext:value-type="float">
            <text:p>0.794634146341464</text:p>
          </table:table-cell>
          <table:table-cell office:value-type="float" office:value="0.768617886178862" calcext:value-type="float">
            <text:p>0.768617886178862</text:p>
          </table:table-cell>
          <table:table-cell office:value-type="float" office:value="0.813170731707317" calcext:value-type="float">
            <text:p>0.813170731707317</text:p>
          </table:table-cell>
          <table:table-cell office:value-type="float" office:value="0.801626016260163" calcext:value-type="float">
            <text:p>0.801626016260163</text:p>
          </table:table-cell>
          <table:table-cell office:value-type="float" office:value="0.786341463414634" calcext:value-type="float">
            <text:p>0.786341463414634</text:p>
          </table:table-cell>
          <table:table-cell office:value-type="float" office:value="0.795121967792511" calcext:value-type="float">
            <text:p>0.795121967792511</text:p>
          </table:table-cell>
          <table:table-cell table:formula="of:=IF([.P76]; 1-[.P76]/MIN([.B76:.O76]); &quot;&quot;)" office:value-type="float" office:value="-0.0344827801827674" calcext:value-type="float">
            <text:p>-0.034482780182767</text:p>
          </table:table-cell>
          <table:table-cell table:formula="of:=IF([.P76]; 1-[.P76]/MAX([.B76:.O76]); &quot;&quot;)" office:value-type="float" office:value="0.0257023108340423" calcext:value-type="float">
            <text:p>0.025702310834042</text:p>
          </table:table-cell>
          <table:table-cell table:formula="of:=IF([.P76]; 1-[.P76]/AVERAGE([.B76:.O76]); &quot;&quot;)" office:value-type="float" office:value="0.000802723098078051" calcext:value-type="float">
            <text:p>0.000802723098078</text:p>
          </table:table-cell>
          <table:table-cell table:formula="of:=IF([.P76]&gt;MAX([.B76:.O76]); 1; IF([.P76]&gt;AVERAGE([.B76:.O76]); 2; IF([.P76]&gt;MIN([.B76:.O76]); 3; IF([.P76]&gt;MAX([.B76:.O7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rigerationDevices</text:p>
          </table:table-cell>
          <table:table-cell office:value-type="float" office:value="0.726844444444445" calcext:value-type="float">
            <text:p>0.726844444444445</text:p>
          </table:table-cell>
          <table:table-cell office:value-type="float" office:value="0.790933333333333" calcext:value-type="float">
            <text:p>0.790933333333333</text:p>
          </table:table-cell>
          <table:table-cell office:value-type="float" office:value="0.729955555555556" calcext:value-type="float">
            <text:p>0.729955555555556</text:p>
          </table:table-cell>
          <table:table-cell office:value-type="float" office:value="0.758933333333333" calcext:value-type="float">
            <text:p>0.758933333333333</text:p>
          </table:table-cell>
          <table:table-cell office:value-type="float" office:value="0.777155555555556" calcext:value-type="float">
            <text:p>0.777155555555556</text:p>
          </table:table-cell>
          <table:table-cell office:value-type="float" office:value="0.786844444444445" calcext:value-type="float">
            <text:p>0.786844444444445</text:p>
          </table:table-cell>
          <table:table-cell office:value-type="float" office:value="0.672355555555555" calcext:value-type="float">
            <text:p>0.672355555555555</text:p>
          </table:table-cell>
          <table:table-cell office:value-type="float" office:value="0.739733333333333" calcext:value-type="float">
            <text:p>0.739733333333333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62933333333333" calcext:value-type="float">
            <text:p>0.762933333333333</text:p>
          </table:table-cell>
          <table:table-cell office:value-type="float" office:value="0.782844444444445" calcext:value-type="float">
            <text:p>0.782844444444445</text:p>
          </table:table-cell>
          <table:table-cell office:value-type="float" office:value="0.651822222222222" calcext:value-type="float">
            <text:p>0.651822222222222</text:p>
          </table:table-cell>
          <table:table-cell office:value-type="float" office:value="0.611644444444445" calcext:value-type="float">
            <text:p>0.611644444444445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458666652441025" calcext:value-type="float">
            <text:p>0.458666652441025</text:p>
          </table:table-cell>
          <table:table-cell table:formula="of:=IF([.P77]; 1-[.P77]/MIN([.B77:.O77]); &quot;&quot;)" office:value-type="float" office:value="0.250109019043522" calcext:value-type="float">
            <text:p>0.250109019043522</text:p>
          </table:table-cell>
          <table:table-cell table:formula="of:=IF([.P77]; 1-[.P77]/MAX([.B77:.O77]); &quot;&quot;)" office:value-type="float" office:value="0.420094421222575" calcext:value-type="float">
            <text:p>0.420094421222575</text:p>
          </table:table-cell>
          <table:table-cell table:formula="of:=IF([.P77]; 1-[.P77]/AVERAGE([.B77:.O77]); &quot;&quot;)" office:value-type="float" office:value="0.375308084853457" calcext:value-type="float">
            <text:p>0.375308084853457</text:p>
          </table:table-cell>
          <table:table-cell table:formula="of:=IF([.P77]&gt;MAX([.B77:.O77]); 1; IF([.P77]&gt;AVERAGE([.B77:.O77]); 2; IF([.P77]&gt;MIN([.B77:.O77]); 3; IF([.P77]&gt;MAX([.B77:.O77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0.832" calcext:value-type="float">
            <text:p>0.832</text:p>
          </table:table-cell>
          <table:table-cell office:value-type="float" office:value="0.855333333333333" calcext:value-type="float">
            <text:p>0.855333333333333</text:p>
          </table:table-cell>
          <table:table-cell office:value-type="float" office:value="0.804666666666667" calcext:value-type="float">
            <text:p>0.804666666666667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333333333333" calcext:value-type="float">
            <text:p>0.867333333333333</text:p>
          </table:table-cell>
          <table:table-cell office:value-type="float" office:value="0.416" calcext:value-type="float">
            <text:p>0.416</text:p>
          </table:table-cell>
          <table:table-cell office:value-type="float" office:value="0.774666666666667" calcext:value-type="float">
            <text:p>0.774666666666667</text:p>
          </table:table-cell>
          <table:table-cell office:value-type="float" office:value="0.854666666666667" calcext:value-type="float">
            <text:p>0.85466666666666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01333333333333" calcext:value-type="float">
            <text:p>0.801333333333333</text:p>
          </table:table-cell>
          <table:table-cell office:value-type="float" office:value="0.802666666666667" calcext:value-type="float">
            <text:p>0.802666666666667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" calcext:value-type="float">
            <text:p>0.76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759999990463257" calcext:value-type="float">
            <text:p>0.759999990463257</text:p>
          </table:table-cell>
          <table:table-cell table:formula="of:=IF([.P78]; 1-[.P78]/MIN([.B78:.O78]); &quot;&quot;)" office:value-type="float" office:value="-0.826923053998213" calcext:value-type="float">
            <text:p>-0.826923053998213</text:p>
          </table:table-cell>
          <table:table-cell table:formula="of:=IF([.P78]; 1-[.P78]/MAX([.B78:.O78]); &quot;&quot;)" office:value-type="float" office:value="0.123750971794861" calcext:value-type="float">
            <text:p>0.123750971794861</text:p>
          </table:table-cell>
          <table:table-cell table:formula="of:=IF([.P78]; 1-[.P78]/AVERAGE([.B78:.O78]); &quot;&quot;)" office:value-type="float" office:value="0.00653596017874925" calcext:value-type="float">
            <text:p>0.006535960178749</text:p>
          </table:table-cell>
          <table:table-cell table:formula="of:=IF([.P78]&gt;MAX([.B78:.O78]); 1; IF([.P78]&gt;AVERAGE([.B78:.O78]); 2; IF([.P78]&gt;MIN([.B78:.O78]); 3; IF([.P78]&gt;MAX([.B78:.O78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creenType</text:p>
          </table:table-cell>
          <table:table-cell office:value-type="float" office:value="0.594222222222222" calcext:value-type="float">
            <text:p>0.594222222222222</text:p>
          </table:table-cell>
          <table:table-cell office:value-type="float" office:value="0.724177777777777" calcext:value-type="float">
            <text:p>0.724177777777777</text:p>
          </table:table-cell>
          <table:table-cell office:value-type="float" office:value="0.608977777777778" calcext:value-type="float">
            <text:p>0.608977777777778</text:p>
          </table:table-cell>
          <table:table-cell office:value-type="float" office:value="0.706044444444445" calcext:value-type="float">
            <text:p>0.706044444444445</text:p>
          </table:table-cell>
          <table:table-cell office:value-type="float" office:value="0.717866666666667" calcext:value-type="float">
            <text:p>0.717866666666667</text:p>
          </table:table-cell>
          <table:table-cell office:value-type="float" office:value="0.755288888888889" calcext:value-type="float">
            <text:p>0.755288888888889</text:p>
          </table:table-cell>
          <table:table-cell office:value-type="float" office:value="0.572" calcext:value-type="float">
            <text:p>0.572</text:p>
          </table:table-cell>
          <table:table-cell office:value-type="float" office:value="0.595911111111111" calcext:value-type="float">
            <text:p>0.595911111111111</text:p>
          </table:table-cell>
          <table:table-cell office:value-type="float" office:value="0.588977777777778" calcext:value-type="float">
            <text:p>0.588977777777778</text:p>
          </table:table-cell>
          <table:table-cell office:value-type="float" office:value="0.577066666666667" calcext:value-type="float">
            <text:p>0.577066666666667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605866666666667" calcext:value-type="float">
            <text:p>0.605866666666667</text:p>
          </table:table-cell>
          <table:table-cell office:value-type="float" office:value="0.471822222222222" calcext:value-type="float">
            <text:p>0.471822222222222</text:p>
          </table:table-cell>
          <table:table-cell office:value-type="float" office:value="0.600711111111111" calcext:value-type="float">
            <text:p>0.600711111111111</text:p>
          </table:table-cell>
          <table:table-cell office:value-type="float" office:value="0.453333348035812" calcext:value-type="float">
            <text:p>0.453333348035812</text:p>
          </table:table-cell>
          <table:table-cell table:formula="of:=IF([.P79]; 1-[.P79]/MIN([.B79:.O79]); &quot;&quot;)" office:value-type="float" office:value="0.0391861029760944" calcext:value-type="float">
            <text:p>0.039186102976094</text:p>
          </table:table-cell>
          <table:table-cell table:formula="of:=IF([.P79]; 1-[.P79]/MAX([.B79:.O79]); &quot;&quot;)" office:value-type="float" office:value="0.399788141061211" calcext:value-type="float">
            <text:p>0.399788141061211</text:p>
          </table:table-cell>
          <table:table-cell table:formula="of:=IF([.P79]; 1-[.P79]/AVERAGE([.B79:.O79]); &quot;&quot;)" office:value-type="float" office:value="0.27081096933484" calcext:value-type="float">
            <text:p>0.27081096933484</text:p>
          </table:table-cell>
          <table:table-cell table:formula="of:=IF([.P79]&gt;MAX([.B79:.O79]); 1; IF([.P79]&gt;AVERAGE([.B79:.O79]); 2; IF([.P79]&gt;MIN([.B79:.O79]); 3; IF([.P79]&gt;MAX([.B79:.O79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gHandGenderCh2</text:p>
          </table:table-cell>
          <table:table-cell office:value-type="float" office:value="0.938888888888889" calcext:value-type="float">
            <text:p>0.938888888888889</text:p>
          </table:table-cell>
          <table:table-cell office:value-type="float" office:value="0.969166666666667" calcext:value-type="float">
            <text:p>0.969166666666667</text:p>
          </table:table-cell>
          <table:table-cell office:value-type="float" office:value="0.923111111111111" calcext:value-type="float">
            <text:p>0.92311111111111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932277777777778" calcext:value-type="float">
            <text:p>0.932277777777778</text:p>
          </table:table-cell>
          <table:table-cell office:value-type="float" office:value="0.808888888888889" calcext:value-type="float">
            <text:p>0.808888888888889</text:p>
          </table:table-cell>
          <table:table-cell office:value-type="float" office:value="0.963111111111111" calcext:value-type="float">
            <text:p>0.963111111111111</text:p>
          </table:table-cell>
          <table:table-cell office:value-type="float" office:value="0.781444444444445" calcext:value-type="float">
            <text:p>0.781444444444445</text:p>
          </table:table-cell>
          <table:table-cell office:value-type="float" office:value="0.885166666666667" calcext:value-type="float">
            <text:p>0.885166666666667</text:p>
          </table:table-cell>
          <table:table-cell office:value-type="float" office:value="0.879111111111111" calcext:value-type="float">
            <text:p>0.87911111111111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87" calcext:value-type="float">
            <text:p>0.87</text:p>
          </table:table-cell>
          <table:table-cell office:value-type="float" office:value="0.947388888888889" calcext:value-type="float">
            <text:p>0.947388888888889</text:p>
          </table:table-cell>
          <table:table-cell office:value-type="float" office:value="0.870611111111111" calcext:value-type="float">
            <text:p>0.870611111111111</text:p>
          </table:table-cell>
          <table:table-cell office:value-type="float" office:value="0.783333361148834" calcext:value-type="float">
            <text:p>0.783333361148834</text:p>
          </table:table-cell>
          <table:table-cell table:formula="of:=IF([.P80]; 1-[.P80]/MIN([.B80:.O80]); &quot;&quot;)" office:value-type="float" office:value="-0.00241721176446785" calcext:value-type="float">
            <text:p>-0.002417211764468</text:p>
          </table:table-cell>
          <table:table-cell table:formula="of:=IF([.P80]; 1-[.P80]/MAX([.B80:.O80]); &quot;&quot;)" office:value-type="float" office:value="0.191745457112123" calcext:value-type="float">
            <text:p>0.191745457112123</text:p>
          </table:table-cell>
          <table:table-cell table:formula="of:=IF([.P80]; 1-[.P80]/AVERAGE([.B80:.O80]); &quot;&quot;)" office:value-type="float" office:value="0.125569743963348" calcext:value-type="float">
            <text:p>0.125569743963348</text:p>
          </table:table-cell>
          <table:table-cell table:formula="of:=IF([.P80]&gt;MAX([.B80:.O80]); 1; IF([.P80]&gt;AVERAGE([.B80:.O80]); 2; IF([.P80]&gt;MIN([.B80:.O80]); 3; IF([.P80]&gt;MAX([.B80:.O80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gHandMovementCh2</text:p>
          </table:table-cell>
          <table:table-cell office:value-type="float" office:value="0.884962962962963" calcext:value-type="float">
            <text:p>0.884962962962963</text:p>
          </table:table-cell>
          <table:table-cell office:value-type="float" office:value="0.888962962962963" calcext:value-type="float">
            <text:p>0.888962962962963</text:p>
          </table:table-cell>
          <table:table-cell office:value-type="float" office:value="0.652592592592592" calcext:value-type="float">
            <text:p>0.652592592592592</text:p>
          </table:table-cell>
          <table:table-cell office:value-type="float" office:value="0.551555555555556" calcext:value-type="float">
            <text:p>0.551555555555556</text:p>
          </table:table-cell>
          <table:table-cell office:value-type="float" office:value="0.788296296296296" calcext:value-type="float">
            <text:p>0.788296296296296</text:p>
          </table:table-cell>
          <table:table-cell office:value-type="float" office:value="0.420962962962963" calcext:value-type="float">
            <text:p>0.420962962962963</text:p>
          </table:table-cell>
          <table:table-cell office:value-type="float" office:value="0.890888888888889" calcext:value-type="float">
            <text:p>0.890888888888889</text:p>
          </table:table-cell>
          <table:table-cell office:value-type="float" office:value="0.460296296296296" calcext:value-type="float">
            <text:p>0.460296296296296</text:p>
          </table:table-cell>
          <table:table-cell office:value-type="float" office:value="0.681777777777778" calcext:value-type="float">
            <text:p>0.681777777777778</text:p>
          </table:table-cell>
          <table:table-cell office:value-type="float" office:value="0.692148148148148" calcext:value-type="float">
            <text:p>0.692148148148148</text:p>
          </table:table-cell>
          <table:table-cell office:value-type="float" office:value="0.664888888888889" calcext:value-type="float">
            <text:p>0.664888888888889</text:p>
          </table:table-cell>
          <table:table-cell office:value-type="float" office:value="0.724" calcext:value-type="float">
            <text:p>0.724</text:p>
          </table:table-cell>
          <table:table-cell office:value-type="float" office:value="0.864148148148148" calcext:value-type="float">
            <text:p>0.864148148148148</text:p>
          </table:table-cell>
          <table:table-cell office:value-type="float" office:value="0.682518518518519" calcext:value-type="float">
            <text:p>0.682518518518519</text:p>
          </table:table-cell>
          <table:table-cell office:value-type="float" office:value="0.446666657924652" calcext:value-type="float">
            <text:p>0.446666657924652</text:p>
          </table:table-cell>
          <table:table-cell table:formula="of:=IF([.P81]; 1-[.P81]/MIN([.B81:.O81]); &quot;&quot;)" office:value-type="float" office:value="-0.0610592788989621" calcext:value-type="float">
            <text:p>-0.061059278898962</text:p>
          </table:table-cell>
          <table:table-cell table:formula="of:=IF([.P81]; 1-[.P81]/MAX([.B81:.O81]); &quot;&quot;)" office:value-type="float" office:value="0.498628096617377" calcext:value-type="float">
            <text:p>0.498628096617377</text:p>
          </table:table-cell>
          <table:table-cell table:formula="of:=IF([.P81]; 1-[.P81]/AVERAGE([.B81:.O81]); &quot;&quot;)" office:value-type="float" office:value="0.36501490546861" calcext:value-type="float">
            <text:p>0.36501490546861</text:p>
          </table:table-cell>
          <table:table-cell table:formula="of:=IF([.P81]&gt;MAX([.B81:.O81]); 1; IF([.P81]&gt;AVERAGE([.B81:.O81]); 2; IF([.P81]&gt;MIN([.B81:.O81]); 3; IF([.P81]&gt;MAX([.B81:.O81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gHandSubjectCh2</text:p>
          </table:table-cell>
          <table:table-cell office:value-type="float" office:value="0.933111111111111" calcext:value-type="float">
            <text:p>0.933111111111111</text:p>
          </table:table-cell>
          <table:table-cell office:value-type="float" office:value="0.950592592592593" calcext:value-type="float">
            <text:p>0.950592592592593</text:p>
          </table:table-cell>
          <table:table-cell office:value-type="float" office:value="0.911851851851852" calcext:value-type="float">
            <text:p>0.911851851851852</text:p>
          </table:table-cell>
          <table:table-cell office:value-type="float" office:value="0.762888888888889" calcext:value-type="float">
            <text:p>0.762888888888889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554740740740741" calcext:value-type="float">
            <text:p>0.554740740740741</text:p>
          </table:table-cell>
          <table:table-cell office:value-type="float" office:value="0.938074074074074" calcext:value-type="float">
            <text:p>0.938074074074074</text:p>
          </table:table-cell>
          <table:table-cell office:value-type="float" office:value="0.793481481481482" calcext:value-type="float">
            <text:p>0.793481481481482</text:p>
          </table:table-cell>
          <table:table-cell office:value-type="float" office:value="0.842740740740741" calcext:value-type="float">
            <text:p>0.842740740740741</text:p>
          </table:table-cell>
          <table:table-cell office:value-type="float" office:value="0.845407407407407" calcext:value-type="float">
            <text:p>0.845407407407407</text:p>
          </table:table-cell>
          <table:table-cell office:value-type="float" office:value="0.835111111111111" calcext:value-type="float">
            <text:p>0.835111111111111</text:p>
          </table:table-cell>
          <table:table-cell office:value-type="float" office:value="0.824148148148148" calcext:value-type="float">
            <text:p>0.824148148148148</text:p>
          </table:table-cell>
          <table:table-cell office:value-type="float" office:value="0.916" calcext:value-type="float">
            <text:p>0.916</text:p>
          </table:table-cell>
          <table:table-cell office:value-type="float" office:value="0.848740740740741" calcext:value-type="float">
            <text:p>0.848740740740741</text:p>
          </table:table-cell>
          <table:table-cell office:value-type="float" office:value="0.706666648387909" calcext:value-type="float">
            <text:p>0.706666648387909</text:p>
          </table:table-cell>
          <table:table-cell table:formula="of:=IF([.P82]; 1-[.P82]/MIN([.B82:.O82]); &quot;&quot;)" office:value-type="float" office:value="-0.273868307282249" calcext:value-type="float">
            <text:p>-0.273868307282249</text:p>
          </table:table-cell>
          <table:table-cell table:formula="of:=IF([.P82]; 1-[.P82]/MAX([.B82:.O82]); &quot;&quot;)" office:value-type="float" office:value="0.256604086866924" calcext:value-type="float">
            <text:p>0.256604086866924</text:p>
          </table:table-cell>
          <table:table-cell table:formula="of:=IF([.P82]; 1-[.P82]/AVERAGE([.B82:.O82]); &quot;&quot;)" office:value-type="float" office:value="0.166541881675186" calcext:value-type="float">
            <text:p>0.166541881675186</text:p>
          </table:table-cell>
          <table:table-cell table:formula="of:=IF([.P82]&gt;MAX([.B82:.O82]); 1; IF([.P82]&gt;AVERAGE([.B82:.O82]); 2; IF([.P82]&gt;MIN([.B82:.O82]); 3; IF([.P82]&gt;MAX([.B82:.O82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peletSi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148148148148" calcext:value-type="float">
            <text:p>0.998148148148148</text:p>
          </table:table-cell>
          <table:table-cell office:value-type="float" office:value="0.923518518518518" calcext:value-type="float">
            <text:p>0.923518518518518</text:p>
          </table:table-cell>
          <table:table-cell office:value-type="float" office:value="0.99962962962963" calcext:value-type="float">
            <text:p>0.99962962962963</text:p>
          </table:table-cell>
          <table:table-cell office:value-type="float" office:value="0.727222222222222" calcext:value-type="float">
            <text:p>0.727222222222222</text:p>
          </table:table-cell>
          <table:table-cell office:value-type="float" office:value="0.789259259259259" calcext:value-type="float">
            <text:p>0.789259259259259</text:p>
          </table:table-cell>
          <table:table-cell office:value-type="float" office:value="0.997407407407408" calcext:value-type="float">
            <text:p>0.997407407407408</text:p>
          </table:table-cell>
          <table:table-cell office:value-type="float" office:value="1" calcext:value-type="float">
            <text:p>1</text:p>
          </table:table-cell>
          <table:table-cell office:value-type="float" office:value="0.985185185185185" calcext:value-type="float">
            <text:p>0.985185185185185</text:p>
          </table:table-cell>
          <table:table-cell office:value-type="float" office:value="1" calcext:value-type="float">
            <text:p>1</text:p>
          </table:table-cell>
          <table:table-cell office:value-type="float" office:value="0.767592592592593" calcext:value-type="float">
            <text:p>0.767592592592593</text:p>
          </table:table-cell>
          <table:table-cell office:value-type="float" office:value="0.513703703703704" calcext:value-type="float">
            <text:p>0.513703703703704</text:p>
          </table:table-cell>
          <table:table-cell office:value-type="float" office:value="0.993703703703704" calcext:value-type="float">
            <text:p>0.993703703703704</text:p>
          </table:table-cell>
          <table:table-cell office:value-type="float" office:value="0.522222220897675" calcext:value-type="float">
            <text:p>0.522222220897675</text:p>
          </table:table-cell>
          <table:table-cell table:formula="of:=IF([.P83]; 1-[.P83]/MIN([.B83:.O83]); &quot;&quot;)" office:value-type="float" office:value="-0.0165825496926608" calcext:value-type="float">
            <text:p>-0.016582549692661</text:p>
          </table:table-cell>
          <table:table-cell table:formula="of:=IF([.P83]; 1-[.P83]/MAX([.B83:.O83]); &quot;&quot;)" office:value-type="float" office:value="0.477777779102325" calcext:value-type="float">
            <text:p>0.477777779102325</text:p>
          </table:table-cell>
          <table:table-cell table:formula="of:=IF([.P83]; 1-[.P83]/AVERAGE([.B83:.O83]); &quot;&quot;)" office:value-type="float" office:value="0.424112028300428" calcext:value-type="float">
            <text:p>0.424112028300428</text:p>
          </table:table-cell>
          <table:table-cell table:formula="of:=IF([.P83]&gt;MAX([.B83:.O83]); 1; IF([.P83]&gt;AVERAGE([.B83:.O83]); 2; IF([.P83]&gt;MIN([.B83:.O83]); 3; IF([.P83]&gt;MAX([.B83:.O83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pesAll</text:p>
          </table:table-cell>
          <table:table-cell office:value-type="float" office:value="0.941055555555555" calcext:value-type="float">
            <text:p>0.941055555555555</text:p>
          </table:table-cell>
          <table:table-cell office:value-type="float" office:value="0.931277777777778" calcext:value-type="float">
            <text:p>0.931277777777778</text:p>
          </table:table-cell>
          <table:table-cell office:value-type="float" office:value="0.923222222222222" calcext:value-type="float">
            <text:p>0.923222222222222</text:p>
          </table:table-cell>
          <table:table-cell office:value-type="float" office:value="0.938055555555555" calcext:value-type="float">
            <text:p>0.938055555555555</text:p>
          </table:table-cell>
          <table:table-cell office:value-type="float" office:value="0.865333333333333" calcext:value-type="float">
            <text:p>0.865333333333333</text:p>
          </table:table-cell>
          <table:table-cell office:value-type="float" office:value="0.933055555555556" calcext:value-type="float">
            <text:p>0.933055555555556</text:p>
          </table:table-cell>
          <table:table-cell office:value-type="float" office:value="0.890055555555556" calcext:value-type="float">
            <text:p>0.890055555555556</text:p>
          </table:table-cell>
          <table:table-cell office:value-type="float" office:value="0.916" calcext:value-type="float">
            <text:p>0.916</text:p>
          </table:table-cell>
          <table:table-cell office:value-type="float" office:value="0.920444444444444" calcext:value-type="float">
            <text:p>0.920444444444444</text:p>
          </table:table-cell>
          <table:table-cell office:value-type="float" office:value="0.904055555555556" calcext:value-type="float">
            <text:p>0.904055555555556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850055555555555" calcext:value-type="float">
            <text:p>0.850055555555555</text:p>
          </table:table-cell>
          <table:table-cell office:value-type="float" office:value="0.804277777777778" calcext:value-type="float">
            <text:p>0.804277777777778</text:p>
          </table:table-cell>
          <table:table-cell office:value-type="float" office:value="0.829333333333333" calcext:value-type="float">
            <text:p>0.829333333333333</text:p>
          </table:table-cell>
          <table:table-cell office:value-type="float" office:value="0.736666679382324" calcext:value-type="float">
            <text:p>0.736666679382324</text:p>
          </table:table-cell>
          <table:table-cell table:formula="of:=IF([.P84]; 1-[.P84]/MIN([.B84:.O84]); &quot;&quot;)" office:value-type="float" office:value="0.0840643621688312" calcext:value-type="float">
            <text:p>0.084064362168831</text:p>
          </table:table-cell>
          <table:table-cell table:formula="of:=IF([.P84]; 1-[.P84]/MAX([.B84:.O84]); &quot;&quot;)" office:value-type="float" office:value="0.217191083955261" calcext:value-type="float">
            <text:p>0.217191083955261</text:p>
          </table:table-cell>
          <table:table-cell table:formula="of:=IF([.P84]; 1-[.P84]/AVERAGE([.B84:.O84]); &quot;&quot;)" office:value-type="float" office:value="0.178529534241893" calcext:value-type="float">
            <text:p>0.178529534241893</text:p>
          </table:table-cell>
          <table:table-cell table:formula="of:=IF([.P84]&gt;MAX([.B84:.O84]); 1; IF([.P84]&gt;AVERAGE([.B84:.O84]); 2; IF([.P84]&gt;MIN([.B84:.O84]); 3; IF([.P84]&gt;MAX([.B84:.O84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allKitchenAppliances</text:p>
          </table:table-cell>
          <table:table-cell office:value-type="float" office:value="0.837955555555556" calcext:value-type="float">
            <text:p>0.837955555555556</text:p>
          </table:table-cell>
          <table:table-cell office:value-type="float" office:value="0.828266666666667" calcext:value-type="float">
            <text:p>0.828266666666667</text:p>
          </table:table-cell>
          <table:table-cell office:value-type="float" office:value="0.818311111111111" calcext:value-type="float">
            <text:p>0.818311111111111</text:p>
          </table:table-cell>
          <table:table-cell office:value-type="float" office:value="0.770755555555556" calcext:value-type="float">
            <text:p>0.77075555555555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796622222222222" calcext:value-type="float">
            <text:p>0.796622222222222</text:p>
          </table:table-cell>
          <table:table-cell office:value-type="float" office:value="0.738133333333333" calcext:value-type="float">
            <text:p>0.738133333333333</text:p>
          </table:table-cell>
          <table:table-cell office:value-type="float" office:value="0.805244444444444" calcext:value-type="float">
            <text:p>0.805244444444444</text:p>
          </table:table-cell>
          <table:table-cell office:value-type="float" office:value="0.790933333333333" calcext:value-type="float">
            <text:p>0.790933333333333</text:p>
          </table:table-cell>
          <table:table-cell office:value-type="float" office:value="0.773777777777778" calcext:value-type="float">
            <text:p>0.773777777777778</text:p>
          </table:table-cell>
          <table:table-cell office:value-type="float" office:value="0.747111111111111" calcext:value-type="float">
            <text:p>0.747111111111111</text:p>
          </table:table-cell>
          <table:table-cell office:value-type="float" office:value="0.805955555555556" calcext:value-type="float">
            <text:p>0.805955555555556</text:p>
          </table:table-cell>
          <table:table-cell office:value-type="float" office:value="0.788177777777778" calcext:value-type="float">
            <text:p>0.788177777777778</text:p>
          </table:table-cell>
          <table:table-cell office:value-type="float" office:value="0.816977777777778" calcext:value-type="float">
            <text:p>0.816977777777778</text:p>
          </table:table-cell>
          <table:table-cell office:value-type="float" office:value="0.610666692256928" calcext:value-type="float">
            <text:p>0.610666692256928</text:p>
          </table:table-cell>
          <table:table-cell table:formula="of:=IF([.P85]; 1-[.P85]/MIN([.B85:.O85]); &quot;&quot;)" office:value-type="float" office:value="0.172687826602789" calcext:value-type="float">
            <text:p>0.172687826602789</text:p>
          </table:table-cell>
          <table:table-cell table:formula="of:=IF([.P85]; 1-[.P85]/MAX([.B85:.O85]); &quot;&quot;)" office:value-type="float" office:value="0.271242146187501" calcext:value-type="float">
            <text:p>0.271242146187501</text:p>
          </table:table-cell>
          <table:table-cell table:formula="of:=IF([.P85]; 1-[.P85]/AVERAGE([.B85:.O85]); &quot;&quot;)" office:value-type="float" office:value="0.231936337838864" calcext:value-type="float">
            <text:p>0.231936337838864</text:p>
          </table:table-cell>
          <table:table-cell table:formula="of:=IF([.P85]&gt;MAX([.B85:.O85]); 1; IF([.P85]&gt;AVERAGE([.B85:.O85]); 2; IF([.P85]&gt;MIN([.B85:.O85]); 3; IF([.P85]&gt;MAX([.B85:.O8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moothSubspace</text:p>
          </table:table-cell>
          <table:table-cell office:value-type="float" office:value="0.997333333333333" calcext:value-type="float">
            <text:p>0.997333333333333</text:p>
          </table:table-cell>
          <table:table-cell office:value-type="float" office:value="0.986222222222222" calcext:value-type="float">
            <text:p>0.986222222222222</text:p>
          </table:table-cell>
          <table:table-cell office:value-type="float" office:value="0.974888888888889" calcext:value-type="float">
            <text:p>0.974888888888889</text:p>
          </table:table-cell>
          <table:table-cell office:value-type="float" office:value="0.984666666666667" calcext:value-type="float">
            <text:p>0.984666666666667</text:p>
          </table:table-cell>
          <table:table-cell office:value-type="float" office:value="0.935777777777778" calcext:value-type="float">
            <text:p>0.935777777777778</text:p>
          </table:table-cell>
          <table:table-cell office:value-type="float" office:value="0.992888888888889" calcext:value-type="float">
            <text:p>0.992888888888889</text:p>
          </table:table-cell>
          <table:table-cell office:value-type="float" office:value="0.998" calcext:value-type="float">
            <text:p>0.998</text:p>
          </table:table-cell>
          <table:table-cell office:value-type="float" office:value="0.855333333333333" calcext:value-type="float">
            <text:p>0.855333333333333</text:p>
          </table:table-cell>
          <table:table-cell office:value-type="float" office:value="0.411777777777778" calcext:value-type="float">
            <text:p>0.41177777777777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07333333333333" calcext:value-type="float">
            <text:p>0.407333333333333</text:p>
          </table:table-cell>
          <table:table-cell office:value-type="float" office:value="0.848444444444444" calcext:value-type="float">
            <text:p>0.848444444444444</text:p>
          </table:table-cell>
          <table:table-cell office:value-type="float" office:value="0.987333333333334" calcext:value-type="float">
            <text:p>0.987333333333334</text:p>
          </table:table-cell>
          <table:table-cell office:value-type="float" office:value="0.855333333333333" calcext:value-type="float">
            <text:p>0.855333333333333</text:p>
          </table:table-cell>
          <table:table-cell office:value-type="float" office:value="0.873333334922791" calcext:value-type="float">
            <text:p>0.873333334922791</text:p>
          </table:table-cell>
          <table:table-cell table:formula="of:=IF([.P86]; 1-[.P86]/MIN([.B86:.O86]); &quot;&quot;)" office:value-type="float" office:value="-1.14402619048148" calcext:value-type="float">
            <text:p>-1.14402619048148</text:p>
          </table:table-cell>
          <table:table-cell table:formula="of:=IF([.P86]; 1-[.P86]/MAX([.B86:.O86]); &quot;&quot;)" office:value-type="float" office:value="0.124916498073356" calcext:value-type="float">
            <text:p>0.124916498073356</text:p>
          </table:table-cell>
          <table:table-cell table:formula="of:=IF([.P86]; 1-[.P86]/AVERAGE([.B86:.O86]); &quot;&quot;)" office:value-type="float" office:value="-0.0468634073507963" calcext:value-type="float">
            <text:p>-0.046863407350796</text:p>
          </table:table-cell>
          <table:table-cell table:formula="of:=IF([.P86]&gt;MAX([.B86:.O86]); 1; IF([.P86]&gt;AVERAGE([.B86:.O86]); 2; IF([.P86]&gt;MIN([.B86:.O86]); 3; IF([.P86]&gt;MAX([.B86:.O86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yAIBORobotSurface1</text:p>
          </table:table-cell>
          <table:table-cell office:value-type="float" office:value="0.889739323349972" calcext:value-type="float">
            <text:p>0.889739323349972</text:p>
          </table:table-cell>
          <table:table-cell office:value-type="float" office:value="0.826344980587909" calcext:value-type="float">
            <text:p>0.826344980587909</text:p>
          </table:table-cell>
          <table:table-cell office:value-type="float" office:value="0.958069883527454" calcext:value-type="float">
            <text:p>0.958069883527454</text:p>
          </table:table-cell>
          <table:table-cell office:value-type="float" office:value="0.954187465335552" calcext:value-type="float">
            <text:p>0.954187465335552</text:p>
          </table:table-cell>
          <table:table-cell office:value-type="float" office:value="0.800942872989462" calcext:value-type="float">
            <text:p>0.800942872989462</text:p>
          </table:table-cell>
          <table:table-cell office:value-type="float" office:value="0.960399334442596" calcext:value-type="float">
            <text:p>0.960399334442596</text:p>
          </table:table-cell>
          <table:table-cell office:value-type="float" office:value="0.920133111480865" calcext:value-type="float">
            <text:p>0.920133111480865</text:p>
          </table:table-cell>
          <table:table-cell office:value-type="float" office:value="0.909262340543538" calcext:value-type="float">
            <text:p>0.909262340543538</text:p>
          </table:table-cell>
          <table:table-cell office:value-type="float" office:value="0.895341098169717" calcext:value-type="float">
            <text:p>0.895341098169717</text:p>
          </table:table-cell>
          <table:table-cell office:value-type="float" office:value="0.622850804215197" calcext:value-type="float">
            <text:p>0.622850804215197</text:p>
          </table:table-cell>
          <table:table-cell office:value-type="float" office:value="0.897670549084858" calcext:value-type="float">
            <text:p>0.897670549084858</text:p>
          </table:table-cell>
          <table:table-cell office:value-type="float" office:value="0.86699944536883" calcext:value-type="float">
            <text:p>0.86699944536883</text:p>
          </table:table-cell>
          <table:table-cell office:value-type="float" office:value="0.863727121464226" calcext:value-type="float">
            <text:p>0.863727121464226</text:p>
          </table:table-cell>
          <table:table-cell office:value-type="float" office:value="0.883361064891847" calcext:value-type="float">
            <text:p>0.883361064891847</text:p>
          </table:table-cell>
          <table:table-cell office:value-type="float" office:value="0.762063205242157" calcext:value-type="float">
            <text:p>0.762063205242157</text:p>
          </table:table-cell>
          <table:table-cell table:formula="of:=IF([.P87]; 1-[.P87]/MIN([.B87:.O87]); &quot;&quot;)" office:value-type="float" office:value="-0.223508423020133" calcext:value-type="float">
            <text:p>-0.223508423020133</text:p>
          </table:table-cell>
          <table:table-cell table:formula="of:=IF([.P87]; 1-[.P87]/MAX([.B87:.O87]); &quot;&quot;)" office:value-type="float" office:value="0.206514230161926" calcext:value-type="float">
            <text:p>0.206514230161926</text:p>
          </table:table-cell>
          <table:table-cell table:formula="of:=IF([.P87]; 1-[.P87]/AVERAGE([.B87:.O87]); &quot;&quot;)" office:value-type="float" office:value="0.129001610743829" calcext:value-type="float">
            <text:p>0.129001610743829</text:p>
          </table:table-cell>
          <table:table-cell table:formula="of:=IF([.P87]&gt;MAX([.B87:.O87]); 1; IF([.P87]&gt;AVERAGE([.B87:.O87]); 2; IF([.P87]&gt;MIN([.B87:.O87]); 3; IF([.P87]&gt;MAX([.B87:.O87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nyAIBORobotSurface2</text:p>
          </table:table-cell>
          <table:table-cell office:value-type="float" office:value="0.901084295208115" calcext:value-type="float">
            <text:p>0.901084295208115</text:p>
          </table:table-cell>
          <table:table-cell office:value-type="float" office:value="0.936656173487233" calcext:value-type="float">
            <text:p>0.936656173487233</text:p>
          </table:table-cell>
          <table:table-cell office:value-type="float" office:value="0.93504721930745" calcext:value-type="float">
            <text:p>0.93504721930745</text:p>
          </table:table-cell>
          <table:table-cell office:value-type="float" office:value="0.951276670164393" calcext:value-type="float">
            <text:p>0.951276670164393</text:p>
          </table:table-cell>
          <table:table-cell office:value-type="float" office:value="0.936970968870234" calcext:value-type="float">
            <text:p>0.936970968870234</text:p>
          </table:table-cell>
          <table:table-cell office:value-type="float" office:value="0.968870234347674" calcext:value-type="float">
            <text:p>0.968870234347674</text:p>
          </table:table-cell>
          <table:table-cell office:value-type="float" office:value="0.899020636586219" calcext:value-type="float">
            <text:p>0.899020636586219</text:p>
          </table:table-cell>
          <table:table-cell office:value-type="float" office:value="0.935292060160895" calcext:value-type="float">
            <text:p>0.935292060160895</text:p>
          </table:table-cell>
          <table:table-cell office:value-type="float" office:value="0.884260230849947" calcext:value-type="float">
            <text:p>0.884260230849947</text:p>
          </table:table-cell>
          <table:table-cell office:value-type="float" office:value="0.875795732773697" calcext:value-type="float">
            <text:p>0.875795732773697</text:p>
          </table:table-cell>
          <table:table-cell office:value-type="float" office:value="0.879363413781042" calcext:value-type="float">
            <text:p>0.879363413781042</text:p>
          </table:table-cell>
          <table:table-cell office:value-type="float" office:value="0.912486883525708" calcext:value-type="float">
            <text:p>0.912486883525708</text:p>
          </table:table-cell>
          <table:table-cell office:value-type="float" office:value="0.874326687653026" calcext:value-type="float">
            <text:p>0.874326687653026</text:p>
          </table:table-cell>
          <table:table-cell office:value-type="float" office:value="0.902343476740119" calcext:value-type="float">
            <text:p>0.902343476740119</text:p>
          </table:table-cell>
          <table:table-cell office:value-type="float" office:value="0.862539350986481" calcext:value-type="float">
            <text:p>0.862539350986481</text:p>
          </table:table-cell>
          <table:table-cell table:formula="of:=IF([.P88]; 1-[.P88]/MIN([.B88:.O88]); &quot;&quot;)" office:value-type="float" office:value="0.0134816160057819" calcext:value-type="float">
            <text:p>0.013481616005782</text:p>
          </table:table-cell>
          <table:table-cell table:formula="of:=IF([.P88]; 1-[.P88]/MAX([.B88:.O88]); &quot;&quot;)" office:value-type="float" office:value="0.109747290804928" calcext:value-type="float">
            <text:p>0.109747290804928</text:p>
          </table:table-cell>
          <table:table-cell table:formula="of:=IF([.P88]; 1-[.P88]/AVERAGE([.B88:.O88]); &quot;&quot;)" office:value-type="float" office:value="0.0560662300453082" calcext:value-type="float">
            <text:p>0.056066230045308</text:p>
          </table:table-cell>
          <table:table-cell table:formula="of:=IF([.P88]&gt;MAX([.B88:.O88]); 1; IF([.P88]&gt;AVERAGE([.B88:.O88]); 2; IF([.P88]&gt;MIN([.B88:.O88]); 3; IF([.P88]&gt;MAX([.B88:.O88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rLightCurves</text:p>
          </table:table-cell>
          <table:table-cell office:value-type="float" office:value="0.981127570017808" calcext:value-type="float">
            <text:p>0.981127570017808</text:p>
          </table:table-cell>
          <table:table-cell office:value-type="float" office:value="0.979557228428039" calcext:value-type="float">
            <text:p>0.979557228428039</text:p>
          </table:table-cell>
          <table:table-cell office:value-type="float" office:value="0.980994010037235" calcext:value-type="float">
            <text:p>0.980994010037235</text:p>
          </table:table-cell>
          <table:table-cell office:value-type="float" office:value="0.978128541363121" calcext:value-type="float">
            <text:p>0.978128541363121</text:p>
          </table:table-cell>
          <table:table-cell office:value-type="float" office:value="0.978606119475474" calcext:value-type="float">
            <text:p>0.978606119475474</text:p>
          </table:table-cell>
          <table:table-cell office:value-type="float" office:value="0.972029302250283" calcext:value-type="float">
            <text:p>0.972029302250283</text:p>
          </table:table-cell>
          <table:table-cell office:value-type="float" office:value="0.979569370244455" calcext:value-type="float">
            <text:p>0.979569370244455</text:p>
          </table:table-cell>
          <table:table-cell office:value-type="float" office:value="0.980431439209973" calcext:value-type="float">
            <text:p>0.980431439209973</text:p>
          </table:table-cell>
          <table:table-cell office:value-type="float" office:value="0.952096486967784" calcext:value-type="float">
            <text:p>0.952096486967784</text:p>
          </table:table-cell>
          <table:table-cell office:value-type="float" office:value="0.977752145054233" calcext:value-type="float">
            <text:p>0.977752145054233</text:p>
          </table:table-cell>
          <table:table-cell office:value-type="float" office:value="0.976578436134046" calcext:value-type="float">
            <text:p>0.976578436134046</text:p>
          </table:table-cell>
          <table:table-cell office:value-type="float" office:value="0.974380767362797" calcext:value-type="float">
            <text:p>0.974380767362797</text:p>
          </table:table-cell>
          <table:table-cell office:value-type="float" office:value="0.970426582483406" calcext:value-type="float">
            <text:p>0.970426582483406</text:p>
          </table:table-cell>
          <table:table-cell office:value-type="float" office:value="0.970175651610814" calcext:value-type="float">
            <text:p>0.970175651610814</text:p>
          </table:table-cell>
          <table:table-cell/>
          <table:table-cell table:formula="of:=IF([.P89]; 1-[.P89]/MIN([.B89:.O89]); &quot;&quot;)">
            <text:p/>
          </table:table-cell>
          <table:table-cell table:formula="of:=IF([.P89]; 1-[.P89]/MAX([.B89:.O89]); &quot;&quot;)">
            <text:p/>
          </table:table-cell>
          <table:table-cell table:formula="of:=IF([.P89]; 1-[.P89]/AVERAGE([.B89:.O89]); &quot;&quot;)">
            <text:p/>
          </table:table-cell>
          <table:table-cell/>
        </table:table-row>
        <table:table-row table:style-name="ro1">
          <table:table-cell office:value-type="string" calcext:value-type="string">
            <text:p>Strawberry</text:p>
          </table:table-cell>
          <table:table-cell office:value-type="float" office:value="0.973963963963964" calcext:value-type="float">
            <text:p>0.973963963963964</text:p>
          </table:table-cell>
          <table:table-cell office:value-type="float" office:value="0.975135135135135" calcext:value-type="float">
            <text:p>0.975135135135135</text:p>
          </table:table-cell>
          <table:table-cell office:value-type="float" office:value="0.978738738738739" calcext:value-type="float">
            <text:p>0.978738738738739</text:p>
          </table:table-cell>
          <table:table-cell office:value-type="float" office:value="0.975495495495495" calcext:value-type="float">
            <text:p>0.975495495495495</text:p>
          </table:table-cell>
          <table:table-cell office:value-type="float" office:value="0.971711711711711" calcext:value-type="float">
            <text:p>0.971711711711711</text:p>
          </table:table-cell>
          <table:table-cell office:value-type="float" office:value="0.974864864864865" calcext:value-type="float">
            <text:p>0.974864864864865</text:p>
          </table:table-cell>
          <table:table-cell office:value-type="float" office:value="0.96045045045045" calcext:value-type="float">
            <text:p>0.96045045045045</text:p>
          </table:table-cell>
          <table:table-cell office:value-type="float" office:value="0.978558558558558" calcext:value-type="float">
            <text:p>0.978558558558558</text:p>
          </table:table-cell>
          <table:table-cell office:value-type="float" office:value="0.966036036036036" calcext:value-type="float">
            <text:p>0.966036036036036</text:p>
          </table:table-cell>
          <table:table-cell office:value-type="float" office:value="0.972162162162162" calcext:value-type="float">
            <text:p>0.972162162162162</text:p>
          </table:table-cell>
          <table:table-cell office:value-type="float" office:value="0.97045045045045" calcext:value-type="float">
            <text:p>0.97045045045045</text:p>
          </table:table-cell>
          <table:table-cell office:value-type="float" office:value="0.972972972972973" calcext:value-type="float">
            <text:p>0.972972972972973</text:p>
          </table:table-cell>
          <table:table-cell office:value-type="float" office:value="0.967477477477477" calcext:value-type="float">
            <text:p>0.967477477477477</text:p>
          </table:table-cell>
          <table:table-cell office:value-type="float" office:value="0.922882882882883" calcext:value-type="float">
            <text:p>0.922882882882883</text:p>
          </table:table-cell>
          <table:table-cell office:value-type="float" office:value="0.96486485004425" calcext:value-type="float">
            <text:p>0.96486485004425</text:p>
          </table:table-cell>
          <table:table-cell table:formula="of:=IF([.P90]; 1-[.P90]/MIN([.B90:.O90]); &quot;&quot;)" office:value-type="float" office:value="-0.0454900268929301" calcext:value-type="float">
            <text:p>-0.04549002689293</text:p>
          </table:table-cell>
          <table:table-cell table:formula="of:=IF([.P90]; 1-[.P90]/MAX([.B90:.O90]); &quot;&quot;)" office:value-type="float" office:value="0.0141752728745236" calcext:value-type="float">
            <text:p>0.014175272874524</text:p>
          </table:table-cell>
          <table:table-cell table:formula="of:=IF([.P90]; 1-[.P90]/AVERAGE([.B90:.O90]); &quot;&quot;)" office:value-type="float" office:value="0.00389303046067446" calcext:value-type="float">
            <text:p>0.003893030460674</text:p>
          </table:table-cell>
          <table:table-cell table:formula="of:=IF([.P90]&gt;MAX([.B90:.O90]); 1; IF([.P90]&gt;AVERAGE([.B90:.O90]); 2; IF([.P90]&gt;MIN([.B90:.O90]); 3; IF([.P90]&gt;MAX([.B90:.O90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edishLeaf</text:p>
          </table:table-cell>
          <table:table-cell office:value-type="float" office:value="0.96192" calcext:value-type="float">
            <text:p>0.96192</text:p>
          </table:table-cell>
          <table:table-cell office:value-type="float" office:value="0.94944" calcext:value-type="float">
            <text:p>0.94944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96976" calcext:value-type="float">
            <text:p>0.96976</text:p>
          </table:table-cell>
          <table:table-cell office:value-type="float" office:value="0.933973333333333" calcext:value-type="float">
            <text:p>0.933973333333333</text:p>
          </table:table-cell>
          <table:table-cell office:value-type="float" office:value="0.95856" calcext:value-type="float">
            <text:p>0.95856</text:p>
          </table:table-cell>
          <table:table-cell office:value-type="float" office:value="0.953066666666667" calcext:value-type="float">
            <text:p>0.953066666666667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2544" calcext:value-type="float">
            <text:p>0.92544</text:p>
          </table:table-cell>
          <table:table-cell office:value-type="float" office:value="0.91056" calcext:value-type="float">
            <text:p>0.91056</text:p>
          </table:table-cell>
          <table:table-cell office:value-type="float" office:value="0.92016" calcext:value-type="float">
            <text:p>0.92016</text:p>
          </table:table-cell>
          <table:table-cell office:value-type="float" office:value="0.922933333333333" calcext:value-type="float">
            <text:p>0.922933333333333</text:p>
          </table:table-cell>
          <table:table-cell office:value-type="float" office:value="0.897866666666667" calcext:value-type="float">
            <text:p>0.897866666666667</text:p>
          </table:table-cell>
          <table:table-cell office:value-type="float" office:value="0.88048" calcext:value-type="float">
            <text:p>0.88048</text:p>
          </table:table-cell>
          <table:table-cell office:value-type="float" office:value="0.924799978733063" calcext:value-type="float">
            <text:p>0.924799978733063</text:p>
          </table:table-cell>
          <table:table-cell table:formula="of:=IF([.P91]; 1-[.P91]/MIN([.B91:.O91]); &quot;&quot;)" office:value-type="float" office:value="-0.0503361561115103" calcext:value-type="float">
            <text:p>-0.05033615611151</text:p>
          </table:table-cell>
          <table:table-cell table:formula="of:=IF([.P91]; 1-[.P91]/MAX([.B91:.O91]); &quot;&quot;)" office:value-type="float" office:value="0.046362008400983" calcext:value-type="float">
            <text:p>0.046362008400983</text:p>
          </table:table-cell>
          <table:table-cell table:formula="of:=IF([.P91]; 1-[.P91]/AVERAGE([.B91:.O91]); &quot;&quot;)" office:value-type="float" office:value="0.0120382128398044" calcext:value-type="float">
            <text:p>0.012038212839805</text:p>
          </table:table-cell>
          <table:table-cell table:formula="of:=IF([.P91]&gt;MAX([.B91:.O91]); 1; IF([.P91]&gt;AVERAGE([.B91:.O91]); 2; IF([.P91]&gt;MIN([.B91:.O91]); 3; IF([.P91]&gt;MAX([.B91:.O91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mbols</text:p>
          </table:table-cell>
          <table:table-cell office:value-type="float" office:value="0.970820770519263" calcext:value-type="float">
            <text:p>0.970820770519263</text:p>
          </table:table-cell>
          <table:table-cell office:value-type="float" office:value="0.968509212730318" calcext:value-type="float">
            <text:p>0.968509212730318</text:p>
          </table:table-cell>
          <table:table-cell office:value-type="float" office:value="0.96857621440536" calcext:value-type="float">
            <text:p>0.96857621440536</text:p>
          </table:table-cell>
          <table:table-cell office:value-type="float" office:value="0.969581239530988" calcext:value-type="float">
            <text:p>0.969581239530988</text:p>
          </table:table-cell>
          <table:table-cell office:value-type="float" office:value="0.901407035175879" calcext:value-type="float">
            <text:p>0.901407035175879</text:p>
          </table:table-cell>
          <table:table-cell office:value-type="float" office:value="0.946700167504188" calcext:value-type="float">
            <text:p>0.946700167504188</text:p>
          </table:table-cell>
          <table:table-cell office:value-type="float" office:value="0.967035175879397" calcext:value-type="float">
            <text:p>0.967035175879397</text:p>
          </table:table-cell>
          <table:table-cell office:value-type="float" office:value="0.95323283082077" calcext:value-type="float">
            <text:p>0.95323283082077</text:p>
          </table:table-cell>
          <table:table-cell office:value-type="float" office:value="0.964154103852596" calcext:value-type="float">
            <text:p>0.964154103852596</text:p>
          </table:table-cell>
          <table:table-cell office:value-type="float" office:value="0.96251256281407" calcext:value-type="float">
            <text:p>0.96251256281407</text:p>
          </table:table-cell>
          <table:table-cell office:value-type="float" office:value="0.963182579564489" calcext:value-type="float">
            <text:p>0.963182579564489</text:p>
          </table:table-cell>
          <table:table-cell office:value-type="float" office:value="0.912730318257956" calcext:value-type="float">
            <text:p>0.912730318257956</text:p>
          </table:table-cell>
          <table:table-cell office:value-type="float" office:value="0.877889447236181" calcext:value-type="float">
            <text:p>0.877889447236181</text:p>
          </table:table-cell>
          <table:table-cell office:value-type="float" office:value="0.948006700167504" calcext:value-type="float">
            <text:p>0.948006700167504</text:p>
          </table:table-cell>
          <table:table-cell office:value-type="float" office:value="0.845226109027862" calcext:value-type="float">
            <text:p>0.845226109027862</text:p>
          </table:table-cell>
          <table:table-cell table:formula="of:=IF([.P92]; 1-[.P92]/MIN([.B92:.O92]); &quot;&quot;)" office:value-type="float" office:value="0.0372066645876097" calcext:value-type="float">
            <text:p>0.03720666458761</text:p>
          </table:table-cell>
          <table:table-cell table:formula="of:=IF([.P92]; 1-[.P92]/MAX([.B92:.O92]); &quot;&quot;)" office:value-type="float" office:value="0.12936956573789" calcext:value-type="float">
            <text:p>0.12936956573789</text:p>
          </table:table-cell>
          <table:table-cell table:formula="of:=IF([.P92]; 1-[.P92]/AVERAGE([.B92:.O92]); &quot;&quot;)" office:value-type="float" office:value="0.108568336375915" calcext:value-type="float">
            <text:p>0.108568336375915</text:p>
          </table:table-cell>
          <table:table-cell table:formula="of:=IF([.P92]&gt;MAX([.B92:.O92]); 1; IF([.P92]&gt;AVERAGE([.B92:.O92]); 2; IF([.P92]&gt;MIN([.B92:.O92]); 3; IF([.P92]&gt;MAX([.B92:.O92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yntheticControl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4222222222222" calcext:value-type="float">
            <text:p>0.994222222222222</text:p>
          </table:table-cell>
          <table:table-cell office:value-type="float" office:value="0.997777777777777" calcext:value-type="float">
            <text:p>0.997777777777777</text:p>
          </table:table-cell>
          <table:table-cell office:value-type="float" office:value="0.995777777777778" calcext:value-type="float">
            <text:p>0.995777777777778</text:p>
          </table:table-cell>
          <table:table-cell office:value-type="float" office:value="0.991888888888889" calcext:value-type="float">
            <text:p>0.991888888888889</text:p>
          </table:table-cell>
          <table:table-cell office:value-type="float" office:value="0.994444444444444" calcext:value-type="float">
            <text:p>0.994444444444444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987" calcext:value-type="float">
            <text:p>0.987</text:p>
          </table:table-cell>
          <table:table-cell office:value-type="float" office:value="0.964888888888889" calcext:value-type="float">
            <text:p>0.964888888888889</text:p>
          </table:table-cell>
          <table:table-cell office:value-type="float" office:value="0.951111111111111" calcext:value-type="float">
            <text:p>0.951111111111111</text:p>
          </table:table-cell>
          <table:table-cell office:value-type="float" office:value="0.966555555555556" calcext:value-type="float">
            <text:p>0.966555555555556</text:p>
          </table:table-cell>
          <table:table-cell office:value-type="float" office:value="0.677888888888889" calcext:value-type="float">
            <text:p>0.677888888888889</text:p>
          </table:table-cell>
          <table:table-cell office:value-type="float" office:value="0.991555555555555" calcext:value-type="float">
            <text:p>0.991555555555555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6666648387909" calcext:value-type="float">
            <text:p>0.956666648387909</text:p>
          </table:table-cell>
          <table:table-cell table:formula="of:=IF([.P93]; 1-[.P93]/MIN([.B93:.O93]); &quot;&quot;)" office:value-type="float" office:value="-0.411244031386851" calcext:value-type="float">
            <text:p>-0.411244031386851</text:p>
          </table:table-cell>
          <table:table-cell table:formula="of:=IF([.P93]; 1-[.P93]/MAX([.B93:.O93]); &quot;&quot;)" office:value-type="float" office:value="0.0423757273394306" calcext:value-type="float">
            <text:p>0.042375727339431</text:p>
          </table:table-cell>
          <table:table-cell table:formula="of:=IF([.P93]; 1-[.P93]/AVERAGE([.B93:.O93]); &quot;&quot;)" office:value-type="float" office:value="0.00624089881137624" calcext:value-type="float">
            <text:p>0.006240898811376</text:p>
          </table:table-cell>
          <table:table-cell table:formula="of:=IF([.P93]&gt;MAX([.B93:.O93]); 1; IF([.P93]&gt;AVERAGE([.B93:.O93]); 2; IF([.P93]&gt;MIN([.B93:.O93]); 3; IF([.P93]&gt;MAX([.B93:.O93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eSegmentation1</text:p>
          </table:table-cell>
          <table:table-cell office:value-type="float" office:value="0.959795321637426" calcext:value-type="float">
            <text:p>0.959795321637426</text:p>
          </table:table-cell>
          <table:table-cell office:value-type="float" office:value="0.959649122807017" calcext:value-type="float">
            <text:p>0.959649122807017</text:p>
          </table:table-cell>
          <table:table-cell office:value-type="float" office:value="0.932894736842106" calcext:value-type="float">
            <text:p>0.932894736842106</text:p>
          </table:table-cell>
          <table:table-cell office:value-type="float" office:value="0.953070175438596" calcext:value-type="float">
            <text:p>0.953070175438596</text:p>
          </table:table-cell>
          <table:table-cell office:value-type="float" office:value="0.953362573099415" calcext:value-type="float">
            <text:p>0.953362573099415</text:p>
          </table:table-cell>
          <table:table-cell office:value-type="float" office:value="0.954239766081871" calcext:value-type="float">
            <text:p>0.954239766081871</text:p>
          </table:table-cell>
          <table:table-cell office:value-type="float" office:value="0.835526315789474" calcext:value-type="float">
            <text:p>0.835526315789474</text:p>
          </table:table-cell>
          <table:table-cell office:value-type="float" office:value="0.942982456140351" calcext:value-type="float">
            <text:p>0.942982456140351</text:p>
          </table:table-cell>
          <table:table-cell office:value-type="float" office:value="0.920321637426901" calcext:value-type="float">
            <text:p>0.920321637426901</text:p>
          </table:table-cell>
          <table:table-cell office:value-type="float" office:value="0.951754385964912" calcext:value-type="float">
            <text:p>0.951754385964912</text:p>
          </table:table-cell>
          <table:table-cell office:value-type="float" office:value="0.92485380116959" calcext:value-type="float">
            <text:p>0.92485380116959</text:p>
          </table:table-cell>
          <table:table-cell office:value-type="float" office:value="0.880409356725146" calcext:value-type="float">
            <text:p>0.880409356725146</text:p>
          </table:table-cell>
          <table:table-cell office:value-type="float" office:value="0.667105263157895" calcext:value-type="float">
            <text:p>0.667105263157895</text:p>
          </table:table-cell>
          <table:table-cell office:value-type="float" office:value="0.812719298245614" calcext:value-type="float">
            <text:p>0.812719298245614</text:p>
          </table:table-cell>
          <table:table-cell office:value-type="float" office:value="0.706140339374542" calcext:value-type="float">
            <text:p>0.706140339374542</text:p>
          </table:table-cell>
          <table:table-cell table:formula="of:=IF([.P94]; 1-[.P94]/MIN([.B94:.O94]); &quot;&quot;)" office:value-type="float" office:value="-0.0585141181945794" calcext:value-type="float">
            <text:p>-0.058514118194579</text:p>
          </table:table-cell>
          <table:table-cell table:formula="of:=IF([.P94]; 1-[.P94]/MAX([.B94:.O94]); &quot;&quot;)" office:value-type="float" office:value="0.264280286165747" calcext:value-type="float">
            <text:p>0.264280286165747</text:p>
          </table:table-cell>
          <table:table-cell table:formula="of:=IF([.P94]; 1-[.P94]/AVERAGE([.B94:.O94]); &quot;&quot;)" office:value-type="float" office:value="0.218419514101204" calcext:value-type="float">
            <text:p>0.218419514101204</text:p>
          </table:table-cell>
          <table:table-cell table:formula="of:=IF([.P94]&gt;MAX([.B94:.O94]); 1; IF([.P94]&gt;AVERAGE([.B94:.O94]); 2; IF([.P94]&gt;MIN([.B94:.O94]); 3; IF([.P94]&gt;MAX([.B94:.O9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eSegmentation2</text:p>
          </table:table-cell>
          <table:table-cell office:value-type="float" office:value="0.962564102564102" calcext:value-type="float">
            <text:p>0.962564102564102</text:p>
          </table:table-cell>
          <table:table-cell office:value-type="float" office:value="0.968205128205128" calcext:value-type="float">
            <text:p>0.968205128205128</text:p>
          </table:table-cell>
          <table:table-cell office:value-type="float" office:value="0.932564102564102" calcext:value-type="float">
            <text:p>0.932564102564102</text:p>
          </table:table-cell>
          <table:table-cell office:value-type="float" office:value="0.963589743589743" calcext:value-type="float">
            <text:p>0.963589743589743</text:p>
          </table:table-cell>
          <table:table-cell office:value-type="float" office:value="0.945128205128205" calcext:value-type="float">
            <text:p>0.945128205128205</text:p>
          </table:table-cell>
          <table:table-cell office:value-type="float" office:value="0.953076923076923" calcext:value-type="float">
            <text:p>0.953076923076923</text:p>
          </table:table-cell>
          <table:table-cell office:value-type="float" office:value="0.885897435897436" calcext:value-type="float">
            <text:p>0.885897435897436</text:p>
          </table:table-cell>
          <table:table-cell office:value-type="float" office:value="0.928461538461538" calcext:value-type="float">
            <text:p>0.928461538461538</text:p>
          </table:table-cell>
          <table:table-cell office:value-type="float" office:value="0.963076923076923" calcext:value-type="float">
            <text:p>0.963076923076923</text:p>
          </table:table-cell>
          <table:table-cell office:value-type="float" office:value="0.964871794871794" calcext:value-type="float">
            <text:p>0.964871794871794</text:p>
          </table:table-cell>
          <table:table-cell office:value-type="float" office:value="0.961538461538461" calcext:value-type="float">
            <text:p>0.961538461538461</text:p>
          </table:table-cell>
          <table:table-cell office:value-type="float" office:value="0.911794871794872" calcext:value-type="float">
            <text:p>0.911794871794872</text:p>
          </table:table-cell>
          <table:table-cell office:value-type="float" office:value="0.802564102564103" calcext:value-type="float">
            <text:p>0.802564102564103</text:p>
          </table:table-cell>
          <table:table-cell office:value-type="float" office:value="0.835128205128205" calcext:value-type="float">
            <text:p>0.835128205128205</text:p>
          </table:table-cell>
          <table:table-cell office:value-type="float" office:value="0.761538445949554" calcext:value-type="float">
            <text:p>0.761538445949554</text:p>
          </table:table-cell>
          <table:table-cell table:formula="of:=IF([.P95]; 1-[.P95]/MIN([.B95:.O95]); &quot;&quot;)" office:value-type="float" office:value="0.0511182302864983" calcext:value-type="float">
            <text:p>0.051118230286498</text:p>
          </table:table-cell>
          <table:table-cell table:formula="of:=IF([.P95]; 1-[.P95]/MAX([.B95:.O95]); &quot;&quot;)" office:value-type="float" office:value="0.213453405931339" calcext:value-type="float">
            <text:p>0.213453405931339</text:p>
          </table:table-cell>
          <table:table-cell table:formula="of:=IF([.P95]; 1-[.P95]/AVERAGE([.B95:.O95]); &quot;&quot;)" office:value-type="float" office:value="0.178520642704961" calcext:value-type="float">
            <text:p>0.178520642704961</text:p>
          </table:table-cell>
          <table:table-cell table:formula="of:=IF([.P95]&gt;MAX([.B95:.O95]); 1; IF([.P95]&gt;AVERAGE([.B95:.O95]); 2; IF([.P95]&gt;MIN([.B95:.O95]); 3; IF([.P95]&gt;MAX([.B95:.O95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3" calcext:value-type="float">
            <text:p>0.98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9666666666667" calcext:value-type="float">
            <text:p>0.999666666666667</text:p>
          </table:table-cell>
          <table:table-cell office:value-type="float" office:value="0.990000009536743" calcext:value-type="float">
            <text:p>0.990000009536743</text:p>
          </table:table-cell>
          <table:table-cell table:formula="of:=IF([.P96]; 1-[.P96]/MIN([.B96:.O96]); &quot;&quot;)" office:value-type="float" office:value="-0.00712106768742937" calcext:value-type="float">
            <text:p>-0.007121067687429</text:p>
          </table:table-cell>
          <table:table-cell table:formula="of:=IF([.P96]; 1-[.P96]/MAX([.B96:.O96]); &quot;&quot;)" office:value-type="float" office:value="0.00999999046325684" calcext:value-type="float">
            <text:p>0.009999990463257</text:p>
          </table:table-cell>
          <table:table-cell table:formula="of:=IF([.P96]; 1-[.P96]/AVERAGE([.B96:.O96]); &quot;&quot;)" office:value-type="float" office:value="0.00820531436544203" calcext:value-type="float">
            <text:p>0.008205314365442</text:p>
          </table:table-cell>
          <table:table-cell table:formula="of:=IF([.P96]&gt;MAX([.B96:.O96]); 1; IF([.P96]&gt;AVERAGE([.B96:.O96]); 2; IF([.P96]&gt;MIN([.B96:.O96]); 3; IF([.P96]&gt;MAX([.B96:.O9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woLeadECG</text:p>
          </table:table-cell>
          <table:table-cell office:value-type="float" office:value="0.990079016681299" calcext:value-type="float">
            <text:p>0.990079016681299</text:p>
          </table:table-cell>
          <table:table-cell office:value-type="float" office:value="0.996283289435177" calcext:value-type="float">
            <text:p>0.996283289435177</text:p>
          </table:table-cell>
          <table:table-cell office:value-type="float" office:value="0.998536728124085" calcext:value-type="float">
            <text:p>0.998536728124085</text:p>
          </table:table-cell>
          <table:table-cell office:value-type="float" office:value="0.994820017559263" calcext:value-type="float">
            <text:p>0.994820017559263</text:p>
          </table:table-cell>
          <table:table-cell office:value-type="float" office:value="0.999122036874451" calcext:value-type="float">
            <text:p>0.999122036874451</text:p>
          </table:table-cell>
          <table:table-cell office:value-type="float" office:value="0.999443956687152" calcext:value-type="float">
            <text:p>0.999443956687152</text:p>
          </table:table-cell>
          <table:table-cell office:value-type="float" office:value="0.981796897863623" calcext:value-type="float">
            <text:p>0.981796897863623</text:p>
          </table:table-cell>
          <table:table-cell office:value-type="float" office:value="0.997541703248463" calcext:value-type="float">
            <text:p>0.997541703248463</text:p>
          </table:table-cell>
          <table:table-cell office:value-type="float" office:value="0.985601404741001" calcext:value-type="float">
            <text:p>0.985601404741001</text:p>
          </table:table-cell>
          <table:table-cell office:value-type="float" office:value="0.993766461808604" calcext:value-type="float">
            <text:p>0.993766461808604</text:p>
          </table:table-cell>
          <table:table-cell office:value-type="float" office:value="0.984723441615452" calcext:value-type="float">
            <text:p>0.984723441615452</text:p>
          </table:table-cell>
          <table:table-cell office:value-type="float" office:value="0.910740415569213" calcext:value-type="float">
            <text:p>0.910740415569213</text:p>
          </table:table-cell>
          <table:table-cell office:value-type="float" office:value="0.870646766169154" calcext:value-type="float">
            <text:p>0.870646766169154</text:p>
          </table:table-cell>
          <table:table-cell office:value-type="float" office:value="0.853906935908692" calcext:value-type="float">
            <text:p>0.853906935908692</text:p>
          </table:table-cell>
          <table:table-cell office:value-type="float" office:value="0.800702393054962" calcext:value-type="float">
            <text:p>0.800702393054962</text:p>
          </table:table-cell>
          <table:table-cell table:formula="of:=IF([.P97]; 1-[.P97]/MIN([.B97:.O97]); &quot;&quot;)" office:value-type="float" office:value="0.0623071913534837" calcext:value-type="float">
            <text:p>0.062307191353484</text:p>
          </table:table-cell>
          <table:table-cell table:formula="of:=IF([.P97]; 1-[.P97]/MAX([.B97:.O97]); &quot;&quot;)" office:value-type="float" office:value="0.198852134031564" calcext:value-type="float">
            <text:p>0.198852134031564</text:p>
          </table:table-cell>
          <table:table-cell table:formula="of:=IF([.P97]; 1-[.P97]/AVERAGE([.B97:.O97]); &quot;&quot;)" office:value-type="float" office:value="0.173133731562845" calcext:value-type="float">
            <text:p>0.173133731562845</text:p>
          </table:table-cell>
          <table:table-cell table:formula="of:=IF([.P97]&gt;MAX([.B97:.O97]); 1; IF([.P97]&gt;AVERAGE([.B97:.O97]); 2; IF([.P97]&gt;MIN([.B97:.O97]); 3; IF([.P97]&gt;MAX([.B97:.O97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woPatterns</text:p>
          </table:table-cell>
          <table:table-cell office:value-type="float" office:value="0.999991666666667" calcext:value-type="float">
            <text:p>0.999991666666667</text:p>
          </table:table-cell>
          <table:table-cell office:value-type="float" office:value="0.999483333333333" calcext:value-type="float">
            <text:p>0.99948333333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0258333333333" calcext:value-type="float">
            <text:p>0.990258333333333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999991666666667" calcext:value-type="float">
            <text:p>0.999991666666667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9575" calcext:value-type="float">
            <text:p>0.99575</text:p>
          </table:table-cell>
          <table:table-cell office:value-type="float" office:value="0.99205" calcext:value-type="float">
            <text:p>0.99205</text:p>
          </table:table-cell>
          <table:table-cell office:value-type="float" office:value="0.991691666666667" calcext:value-type="float">
            <text:p>0.991691666666667</text:p>
          </table:table-cell>
          <table:table-cell office:value-type="float" office:value="0.438966666666667" calcext:value-type="float">
            <text:p>0.438966666666667</text:p>
          </table:table-cell>
          <table:table-cell office:value-type="float" office:value="0.993825" calcext:value-type="float">
            <text:p>0.993825</text:p>
          </table:table-cell>
          <table:table-cell office:value-type="float" office:value="0.848558333333333" calcext:value-type="float">
            <text:p>0.848558333333333</text:p>
          </table:table-cell>
          <table:table-cell office:value-type="float" office:value="0.980000019073486" calcext:value-type="float">
            <text:p>0.980000019073486</text:p>
          </table:table-cell>
          <table:table-cell table:formula="of:=IF([.P98]; 1-[.P98]/MIN([.B98:.O98]); &quot;&quot;)" office:value-type="float" office:value="-1.23251580015222" calcext:value-type="float">
            <text:p>-1.23251580015222</text:p>
          </table:table-cell>
          <table:table-cell table:formula="of:=IF([.P98]; 1-[.P98]/MAX([.B98:.O98]); &quot;&quot;)" office:value-type="float" office:value="0.0199999809265137" calcext:value-type="float">
            <text:p>0.019999980926514</text:p>
          </table:table-cell>
          <table:table-cell table:formula="of:=IF([.P98]; 1-[.P98]/AVERAGE([.B98:.O98]); &quot;&quot;)" office:value-type="float" office:value="-0.0369005541872207" calcext:value-type="float">
            <text:p>-0.036900554187221</text:p>
          </table:table-cell>
          <table:table-cell table:formula="of:=IF([.P98]&gt;MAX([.B98:.O98]); 1; IF([.P98]&gt;AVERAGE([.B98:.O98]); 2; IF([.P98]&gt;MIN([.B98:.O98]); 3; IF([.P98]&gt;MAX([.B98:.O98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MD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967361111111111" calcext:value-type="float">
            <text:p>0.967361111111111</text:p>
          </table:table-cell>
          <table:table-cell office:value-type="float" office:value="0.98287037037037" calcext:value-type="float">
            <text:p>0.98287037037037</text:p>
          </table:table-cell>
          <table:table-cell office:value-type="float" office:value="0.979861111111111" calcext:value-type="float">
            <text:p>0.979861111111111</text:p>
          </table:table-cell>
          <table:table-cell office:value-type="float" office:value="0.936805555555556" calcext:value-type="float">
            <text:p>0.936805555555556</text:p>
          </table:table-cell>
          <table:table-cell office:value-type="float" office:value="0.952546296296297" calcext:value-type="float">
            <text:p>0.952546296296297</text:p>
          </table:table-cell>
          <table:table-cell office:value-type="float" office:value="0.954398148148149" calcext:value-type="float">
            <text:p>0.954398148148149</text:p>
          </table:table-cell>
          <table:table-cell office:value-type="float" office:value="0.932175925925926" calcext:value-type="float">
            <text:p>0.932175925925926</text:p>
          </table:table-cell>
          <table:table-cell office:value-type="float" office:value="0.93912037037037" calcext:value-type="float">
            <text:p>0.93912037037037</text:p>
          </table:table-cell>
          <table:table-cell office:value-type="float" office:value="0.921759259259259" calcext:value-type="float">
            <text:p>0.921759259259259</text:p>
          </table:table-cell>
          <table:table-cell office:value-type="float" office:value="0.966435185185185" calcext:value-type="float">
            <text:p>0.966435185185185</text:p>
          </table:table-cell>
          <table:table-cell office:value-type="float" office:value="0.541203703703704" calcext:value-type="float">
            <text:p>0.54120370370370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69444444444444" calcext:value-type="float">
            <text:p>0.869444444444444</text:p>
          </table:table-cell>
          <table:table-cell office:value-type="float" office:value="1" calcext:value-type="float">
            <text:p>1</text:p>
          </table:table-cell>
          <table:table-cell table:formula="of:=IF([.P99]; 1-[.P99]/MIN([.B99:.O99]); &quot;&quot;)" office:value-type="float" office:value="-0.847733105218134" calcext:value-type="float">
            <text:p>-0.847733105218134</text:p>
          </table:table-cell>
          <table:table-cell table:formula="of:=IF([.P99]; 1-[.P99]/MAX([.B99:.O99]); &quot;&quot;)" office:value-type="float" office:value="-0.0169491525423731" calcext:value-type="float">
            <text:p>-0.016949152542373</text:p>
          </table:table-cell>
          <table:table-cell table:formula="of:=IF([.P99]; 1-[.P99]/AVERAGE([.B99:.O99]); &quot;&quot;)" office:value-type="float" office:value="-0.0971229546856294" calcext:value-type="float">
            <text:p>-0.097122954685629</text:p>
          </table:table-cell>
          <table:table-cell table:formula="of:=IF([.P99]&gt;MAX([.B99:.O99]); 1; IF([.P99]&gt;AVERAGE([.B99:.O99]); 2; IF([.P99]&gt;MIN([.B99:.O99]); 3; IF([.P99]&gt;MAX([.B99:.O99])*0.75; 4; 5)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WaveGestureLibraryAll</text:p>
          </table:table-cell>
          <table:table-cell office:value-type="float" office:value="0.97074260189838" calcext:value-type="float">
            <text:p>0.97074260189838</text:p>
          </table:table-cell>
          <table:table-cell office:value-type="float" office:value="0.966620137725665" calcext:value-type="float">
            <text:p>0.966620137725665</text:p>
          </table:table-cell>
          <table:table-cell office:value-type="float" office:value="0.977265959426764" calcext:value-type="float">
            <text:p>0.977265959426764</text:p>
          </table:table-cell>
          <table:table-cell office:value-type="float" office:value="0.951191140889633" calcext:value-type="float">
            <text:p>0.951191140889633</text:p>
          </table:table-cell>
          <table:table-cell office:value-type="float" office:value="0.957965754699423" calcext:value-type="float">
            <text:p>0.957965754699423</text:p>
          </table:table-cell>
          <table:table-cell office:value-type="float" office:value="0.868993113716732" calcext:value-type="float">
            <text:p>0.868993113716732</text:p>
          </table:table-cell>
          <table:table-cell office:value-type="float" office:value="0.973059743160246" calcext:value-type="float">
            <text:p>0.973059743160246</text:p>
          </table:table-cell>
          <table:table-cell office:value-type="float" office:value="0.957761027359017" calcext:value-type="float">
            <text:p>0.957761027359017</text:p>
          </table:table-cell>
          <table:table-cell office:value-type="float" office:value="0.947710776102736" calcext:value-type="float">
            <text:p>0.947710776102736</text:p>
          </table:table-cell>
          <table:table-cell table:number-columns-repeated="2" office:value-type="float" office:value="0.944853899125256" calcext:value-type="float">
            <text:p>0.944853899125256</text:p>
          </table:table-cell>
          <table:table-cell office:value-type="float" office:value="0.917373906569887" calcext:value-type="float">
            <text:p>0.917373906569887</text:p>
          </table:table-cell>
          <table:table-cell office:value-type="float" office:value="0.962367392518146" calcext:value-type="float">
            <text:p>0.962367392518146</text:p>
          </table:table-cell>
          <table:table-cell office:value-type="float" office:value="0.826391215335939" calcext:value-type="float">
            <text:p>0.826391215335939</text:p>
          </table:table-cell>
          <table:table-cell office:value-type="float" office:value="0.963149070739746" calcext:value-type="float">
            <text:p>0.963149070739746</text:p>
          </table:table-cell>
          <table:table-cell table:formula="of:=IF([.P100]; 1-[.P100]/MIN([.B100:.O100]); &quot;&quot;)" office:value-type="float" office:value="-0.165488031414048" calcext:value-type="float">
            <text:p>-0.165488031414048</text:p>
          </table:table-cell>
          <table:table-cell table:formula="of:=IF([.P100]; 1-[.P100]/MAX([.B100:.O100]); &quot;&quot;)" office:value-type="float" office:value="0.0144452884609821" calcext:value-type="float">
            <text:p>0.014445288460982</text:p>
          </table:table-cell>
          <table:table-cell table:formula="of:=IF([.P100]; 1-[.P100]/AVERAGE([.B100:.O100]); &quot;&quot;)" office:value-type="float" office:value="-0.0240702360829657" calcext:value-type="float">
            <text:p>-0.024070236082966</text:p>
          </table:table-cell>
          <table:table-cell table:formula="of:=IF([.P100]&gt;MAX([.B100:.O100]); 1; IF([.P100]&gt;AVERAGE([.B100:.O100]); 2; IF([.P100]&gt;MIN([.B100:.O100]); 3; IF([.P100]&gt;MAX([.B100:.O100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WaveGestureLibraryX</text:p>
          </table:table-cell>
          <table:table-cell office:value-type="float" office:value="0.84678019728271" calcext:value-type="float">
            <text:p>0.84678019728271</text:p>
          </table:table-cell>
          <table:table-cell office:value-type="float" office:value="0.833454308579937" calcext:value-type="float">
            <text:p>0.833454308579937</text:p>
          </table:table-cell>
          <table:table-cell office:value-type="float" office:value="0.8571282337614" calcext:value-type="float">
            <text:p>0.8571282337614</text:p>
          </table:table-cell>
          <table:table-cell office:value-type="float" office:value="0.833538060673739" calcext:value-type="float">
            <text:p>0.833538060673739</text:p>
          </table:table-cell>
          <table:table-cell office:value-type="float" office:value="0.820165643029965" calcext:value-type="float">
            <text:p>0.820165643029965</text:p>
          </table:table-cell>
          <table:table-cell office:value-type="float" office:value="0.790396426577331" calcext:value-type="float">
            <text:p>0.790396426577331</text:p>
          </table:table-cell>
          <table:table-cell office:value-type="float" office:value="0.831397729387679" calcext:value-type="float">
            <text:p>0.831397729387679</text:p>
          </table:table-cell>
          <table:table-cell office:value-type="float" office:value="0.817606551274893" calcext:value-type="float">
            <text:p>0.817606551274893</text:p>
          </table:table-cell>
          <table:table-cell office:value-type="float" office:value="0.788172343197469" calcext:value-type="float">
            <text:p>0.788172343197469</text:p>
          </table:table-cell>
          <table:table-cell office:value-type="float" office:value="0.774055462497674" calcext:value-type="float">
            <text:p>0.774055462497674</text:p>
          </table:table-cell>
          <table:table-cell office:value-type="float" office:value="0.752587009119672" calcext:value-type="float">
            <text:p>0.752587009119672</text:p>
          </table:table-cell>
          <table:table-cell office:value-type="float" office:value="0.633947515354551" calcext:value-type="float">
            <text:p>0.633947515354551</text:p>
          </table:table-cell>
          <table:table-cell office:value-type="float" office:value="0.7999906942118" calcext:value-type="float">
            <text:p>0.7999906942118</text:p>
          </table:table-cell>
          <table:table-cell office:value-type="float" office:value="0.768546435883119" calcext:value-type="float">
            <text:p>0.768546435883119</text:p>
          </table:table-cell>
          <table:table-cell office:value-type="float" office:value="0.800949215888977" calcext:value-type="float">
            <text:p>0.800949215888977</text:p>
          </table:table-cell>
          <table:table-cell table:formula="of:=IF([.P101]; 1-[.P101]/MIN([.B101:.O101]); &quot;&quot;)" office:value-type="float" office:value="-0.263431430030964" calcext:value-type="float">
            <text:p>-0.263431430030964</text:p>
          </table:table-cell>
          <table:table-cell table:formula="of:=IF([.P101]; 1-[.P101]/MAX([.B101:.O101]); &quot;&quot;)" office:value-type="float" office:value="0.0655433057267153" calcext:value-type="float">
            <text:p>0.065543305726715</text:p>
          </table:table-cell>
          <table:table-cell table:formula="of:=IF([.P101]; 1-[.P101]/AVERAGE([.B101:.O101]); &quot;&quot;)" office:value-type="float" office:value="-0.00587762678401194" calcext:value-type="float">
            <text:p>-0.005877626784012</text:p>
          </table:table-cell>
          <table:table-cell table:formula="of:=IF([.P101]&gt;MAX([.B101:.O101]); 1; IF([.P101]&gt;AVERAGE([.B101:.O101]); 2; IF([.P101]&gt;MIN([.B101:.O101]); 3; IF([.P101]&gt;MAX([.B101:.O101])*0.75; 4; 5))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WaveGestureLibraryY</text:p>
          </table:table-cell>
          <table:table-cell office:value-type="float" office:value="0.788023450586265" calcext:value-type="float">
            <text:p>0.788023450586265</text:p>
          </table:table-cell>
          <table:table-cell office:value-type="float" office:value="0.754680811464731" calcext:value-type="float">
            <text:p>0.754680811464731</text:p>
          </table:table-cell>
          <table:table-cell office:value-type="float" office:value="0.783631118555742" calcext:value-type="float">
            <text:p>0.783631118555742</text:p>
          </table:table-cell>
          <table:table-cell office:value-type="float" office:value="0.770761213474781" calcext:value-type="float">
            <text:p>0.770761213474781</text:p>
          </table:table-cell>
          <table:table-cell office:value-type="float" office:value="0.744919039642658" calcext:value-type="float">
            <text:p>0.744919039642658</text:p>
          </table:table-cell>
          <table:table-cell office:value-type="float" office:value="0.675851479620324" calcext:value-type="float">
            <text:p>0.675851479620324</text:p>
          </table:table-cell>
          <table:table-cell office:value-type="float" office:value="0.767215708170482" calcext:value-type="float">
            <text:p>0.767215708170482</text:p>
          </table:table-cell>
          <table:table-cell office:value-type="float" office:value="0.725823562255723" calcext:value-type="float">
            <text:p>0.725823562255723</text:p>
          </table:table-cell>
          <table:table-cell office:value-type="float" office:value="0.714824120603015" calcext:value-type="float">
            <text:p>0.714824120603015</text:p>
          </table:table-cell>
          <table:table-cell office:value-type="float" office:value="0.694369998138842" calcext:value-type="float">
            <text:p>0.694369998138842</text:p>
          </table:table-cell>
          <table:table-cell office:value-type="float" office:value="0.66212544202494" calcext:value-type="float">
            <text:p>0.66212544202494</text:p>
          </table:table-cell>
          <table:table-cell office:value-type="float" office:value="0.66822073329611" calcext:value-type="float">
            <text:p>0.66822073329611</text:p>
          </table:table-cell>
          <table:table-cell office:value-type="float" office:value="0.721877908058813" calcext:value-type="float">
            <text:p>0.721877908058813</text:p>
          </table:table-cell>
          <table:table-cell office:value-type="float" office:value="0.704383026242323" calcext:value-type="float">
            <text:p>0.704383026242323</text:p>
          </table:table-cell>
          <table:table-cell office:value-type="float" office:value="0.709938585758209" calcext:value-type="float">
            <text:p>0.709938585758209</text:p>
          </table:table-cell>
          <table:table-cell table:formula="of:=IF([.P102]; 1-[.P102]/MIN([.B102:.O102]); &quot;&quot;)" office:value-type="float" office:value="-0.0722116093093252" calcext:value-type="float">
            <text:p>-0.072211609309325</text:p>
          </table:table-cell>
          <table:table-cell table:formula="of:=IF([.P102]; 1-[.P102]/MAX([.B102:.O102]); &quot;&quot;)" office:value-type="float" office:value="0.0990895191887541" calcext:value-type="float">
            <text:p>0.099089519188754</text:p>
          </table:table-cell>
          <table:table-cell table:formula="of:=IF([.P102]; 1-[.P102]/AVERAGE([.B102:.O102]); &quot;&quot;)" office:value-type="float" office:value="0.0233442308233895" calcext:value-type="float">
            <text:p>0.02334423082339</text:p>
          </table:table-cell>
          <table:table-cell table:formula="of:=IF([.P102]&gt;MAX([.B102:.O102]); 1; IF([.P102]&gt;AVERAGE([.B102:.O102]); 2; IF([.P102]&gt;MIN([.B102:.O102]); 3; IF([.P102]&gt;MAX([.B102:.O102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WaveGestureLibraryZ</text:p>
          </table:table-cell>
          <table:table-cell office:value-type="float" office:value="0.791178112786153" calcext:value-type="float">
            <text:p>0.791178112786153</text:p>
          </table:table-cell>
          <table:table-cell office:value-type="float" office:value="0.775144239717104" calcext:value-type="float">
            <text:p>0.775144239717104</text:p>
          </table:table-cell>
          <table:table-cell office:value-type="float" office:value="0.795831006886283" calcext:value-type="float">
            <text:p>0.795831006886283</text:p>
          </table:table-cell>
          <table:table-cell office:value-type="float" office:value="0.77321794155965" calcext:value-type="float">
            <text:p>0.77321794155965</text:p>
          </table:table-cell>
          <table:table-cell office:value-type="float" office:value="0.772473478503629" calcext:value-type="float">
            <text:p>0.772473478503629</text:p>
          </table:table-cell>
          <table:table-cell office:value-type="float" office:value="0.751386562441839" calcext:value-type="float">
            <text:p>0.751386562441839</text:p>
          </table:table-cell>
          <table:table-cell office:value-type="float" office:value="0.767383212358087" calcext:value-type="float">
            <text:p>0.767383212358087</text:p>
          </table:table-cell>
          <table:table-cell office:value-type="float" office:value="0.754820398287735" calcext:value-type="float">
            <text:p>0.754820398287735</text:p>
          </table:table-cell>
          <table:table-cell office:value-type="float" office:value="0.736376326074818" calcext:value-type="float">
            <text:p>0.736376326074818</text:p>
          </table:table-cell>
          <table:table-cell office:value-type="float" office:value="0.710580681183696" calcext:value-type="float">
            <text:p>0.710580681183696</text:p>
          </table:table-cell>
          <table:table-cell office:value-type="float" office:value="0.695495998511074" calcext:value-type="float">
            <text:p>0.695495998511074</text:p>
          </table:table-cell>
          <table:table-cell office:value-type="float" office:value="0.663521310254979" calcext:value-type="float">
            <text:p>0.663521310254979</text:p>
          </table:table-cell>
          <table:table-cell office:value-type="float" office:value="0.733407779638935" calcext:value-type="float">
            <text:p>0.733407779638935</text:p>
          </table:table-cell>
          <table:table-cell office:value-type="float" office:value="0.706374464917179" calcext:value-type="float">
            <text:p>0.706374464917179</text:p>
          </table:table-cell>
          <table:table-cell office:value-type="float" office:value="0.710217773914337" calcext:value-type="float">
            <text:p>0.710217773914337</text:p>
          </table:table-cell>
          <table:table-cell table:formula="of:=IF([.P103]; 1-[.P103]/MIN([.B103:.O103]); &quot;&quot;)" office:value-type="float" office:value="-0.0703767353627474" calcext:value-type="float">
            <text:p>-0.070376735362747</text:p>
          </table:table-cell>
          <table:table-cell table:formula="of:=IF([.P103]; 1-[.P103]/MAX([.B103:.O103]); &quot;&quot;)" office:value-type="float" office:value="0.107577151720829" calcext:value-type="float">
            <text:p>0.107577151720829</text:p>
          </table:table-cell>
          <table:table-cell table:formula="of:=IF([.P103]; 1-[.P103]/AVERAGE([.B103:.O103]); &quot;&quot;)" office:value-type="float" office:value="0.0464307841388751" calcext:value-type="float">
            <text:p>0.046430784138875</text:p>
          </table:table-cell>
          <table:table-cell table:formula="of:=IF([.P103]&gt;MAX([.B103:.O103]); 1; IF([.P103]&gt;AVERAGE([.B103:.O103]); 2; IF([.P103]&gt;MIN([.B103:.O103]); 3; IF([.P103]&gt;MAX([.B103:.O103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fer</text:p>
          </table:table-cell>
          <table:table-cell office:value-type="float" office:value="0.998923858966039" calcext:value-type="float">
            <text:p>0.998923858966039</text:p>
          </table:table-cell>
          <table:table-cell office:value-type="float" office:value="0.999859398658879" calcext:value-type="float">
            <text:p>0.999859398658879</text:p>
          </table:table-cell>
          <table:table-cell office:value-type="float" office:value="0.998648064027688" calcext:value-type="float">
            <text:p>0.998648064027688</text:p>
          </table:table-cell>
          <table:table-cell office:value-type="float" office:value="0.998626433052131" calcext:value-type="float">
            <text:p>0.998626433052131</text:p>
          </table:table-cell>
          <table:table-cell office:value-type="float" office:value="0.999978369024443" calcext:value-type="float">
            <text:p>0.999978369024443</text:p>
          </table:table-cell>
          <table:table-cell office:value-type="float" office:value="0.998880597014925" calcext:value-type="float">
            <text:p>0.998880597014925</text:p>
          </table:table-cell>
          <table:table-cell office:value-type="float" office:value="0.996144278606965" calcext:value-type="float">
            <text:p>0.996144278606965</text:p>
          </table:table-cell>
          <table:table-cell office:value-type="float" office:value="0.999913476097772" calcext:value-type="float">
            <text:p>0.999913476097772</text:p>
          </table:table-cell>
          <table:table-cell office:value-type="float" office:value="0.999042829331603" calcext:value-type="float">
            <text:p>0.999042829331603</text:p>
          </table:table-cell>
          <table:table-cell office:value-type="float" office:value="0.998929266709928" calcext:value-type="float">
            <text:p>0.998929266709928</text:p>
          </table:table-cell>
          <table:table-cell office:value-type="float" office:value="0.998907635734371" calcext:value-type="float">
            <text:p>0.998907635734371</text:p>
          </table:table-cell>
          <table:table-cell office:value-type="float" office:value="0.995354747999135" calcext:value-type="float">
            <text:p>0.995354747999135</text:p>
          </table:table-cell>
          <table:table-cell office:value-type="float" office:value="0.996593121349773" calcext:value-type="float">
            <text:p>0.996593121349773</text:p>
          </table:table-cell>
          <table:table-cell office:value-type="float" office:value="0.997252866104261" calcext:value-type="float">
            <text:p>0.997252866104261</text:p>
          </table:table-cell>
          <table:table-cell office:value-type="float" office:value="0.997404277324676" calcext:value-type="float">
            <text:p>0.997404277324676</text:p>
          </table:table-cell>
          <table:table-cell table:formula="of:=IF([.P104]; 1-[.P104]/MIN([.B104:.O104]); &quot;&quot;)" office:value-type="float" office:value="-0.00205909433763329" calcext:value-type="float">
            <text:p>-0.002059094337633</text:p>
          </table:table-cell>
          <table:table-cell table:formula="of:=IF([.P104]; 1-[.P104]/MAX([.B104:.O104]); &quot;&quot;)" office:value-type="float" office:value="0.00257414738108575" calcext:value-type="float">
            <text:p>0.002574147381086</text:p>
          </table:table-cell>
          <table:table-cell table:formula="of:=IF([.P104]; 1-[.P104]/AVERAGE([.B104:.O104]); &quot;&quot;)" office:value-type="float" office:value="0.000958360698114169" calcext:value-type="float">
            <text:p>0.000958360698114</text:p>
          </table:table-cell>
          <table:table-cell table:formula="of:=IF([.P104]&gt;MAX([.B104:.O104]); 1; IF([.P104]&gt;AVERAGE([.B104:.O104]); 2; IF([.P104]&gt;MIN([.B104:.O104]); 3; IF([.P104]&gt;MAX([.B104:.O104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898148148148148" calcext:value-type="float">
            <text:p>0.898148148148148</text:p>
          </table:table-cell>
          <table:table-cell office:value-type="float" office:value="0.891975308641976" calcext:value-type="float">
            <text:p>0.891975308641976</text:p>
          </table:table-cell>
          <table:table-cell office:value-type="float" office:value="0.914197530864197" calcext:value-type="float">
            <text:p>0.914197530864197</text:p>
          </table:table-cell>
          <table:table-cell office:value-type="float" office:value="0.887037037037037" calcext:value-type="float">
            <text:p>0.887037037037037</text:p>
          </table:table-cell>
          <table:table-cell office:value-type="float" office:value="0.885802469135802" calcext:value-type="float">
            <text:p>0.885802469135802</text:p>
          </table:table-cell>
          <table:table-cell table:number-columns-repeated="2" office:value-type="float" office:value="0.856172839506173" calcext:value-type="float">
            <text:p>0.856172839506173</text:p>
          </table:table-cell>
          <table:table-cell office:value-type="float" office:value="0.930246913580247" calcext:value-type="float">
            <text:p>0.930246913580247</text:p>
          </table:table-cell>
          <table:table-cell office:value-type="float" office:value="0.893827160493827" calcext:value-type="float">
            <text:p>0.893827160493827</text:p>
          </table:table-cell>
          <table:table-cell office:value-type="float" office:value="0.877777777777778" calcext:value-type="float">
            <text:p>0.877777777777778</text:p>
          </table:table-cell>
          <table:table-cell office:value-type="float" office:value="0.892592592592592" calcext:value-type="float">
            <text:p>0.892592592592592</text:p>
          </table:table-cell>
          <table:table-cell office:value-type="float" office:value="0.870987654320988" calcext:value-type="float">
            <text:p>0.870987654320988</text:p>
          </table:table-cell>
          <table:table-cell office:value-type="float" office:value="0.862345679012346" calcext:value-type="float">
            <text:p>0.862345679012346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formula="of:=IF([.P105]; 1-[.P105]/MIN([.B105:.O105]); &quot;&quot;)" office:value-type="float" office:value="0.285714285714286" calcext:value-type="float">
            <text:p>0.285714285714286</text:p>
          </table:table-cell>
          <table:table-cell table:formula="of:=IF([.P105]; 1-[.P105]/MAX([.B105:.O105]); &quot;&quot;)" office:value-type="float" office:value="0.462508294625083" calcext:value-type="float">
            <text:p>0.462508294625083</text:p>
          </table:table-cell>
          <table:table-cell table:formula="of:=IF([.P105]; 1-[.P105]/AVERAGE([.B105:.O105]); &quot;&quot;)" office:value-type="float" office:value="0.427041228779305" calcext:value-type="float">
            <text:p>0.427041228779305</text:p>
          </table:table-cell>
          <table:table-cell table:formula="of:=IF([.P105]&gt;MAX([.B105:.O105]); 1; IF([.P105]&gt;AVERAGE([.B105:.O105]); 2; IF([.P105]&gt;MIN([.B105:.O105]); 3; IF([.P105]&gt;MAX([.B105:.O105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dSynonyms</text:p>
          </table:table-cell>
          <table:table-cell office:value-type="float" office:value="0.79367816091954" calcext:value-type="float">
            <text:p>0.79367816091954</text:p>
          </table:table-cell>
          <table:table-cell office:value-type="float" office:value="0.693155694879833" calcext:value-type="float">
            <text:p>0.693155694879833</text:p>
          </table:table-cell>
          <table:table-cell office:value-type="float" office:value="0.764420062695925" calcext:value-type="float">
            <text:p>0.764420062695925</text:p>
          </table:table-cell>
          <table:table-cell office:value-type="float" office:value="0.75208986415883" calcext:value-type="float">
            <text:p>0.75208986415883</text:p>
          </table:table-cell>
          <table:table-cell office:value-type="float" office:value="0.623040752351097" calcext:value-type="float">
            <text:p>0.623040752351097</text:p>
          </table:table-cell>
          <table:table-cell office:value-type="float" office:value="0.613322884012539" calcext:value-type="float">
            <text:p>0.613322884012539</text:p>
          </table:table-cell>
          <table:table-cell office:value-type="float" office:value="0.77816091954023" calcext:value-type="float">
            <text:p>0.77816091954023</text:p>
          </table:table-cell>
          <table:table-cell office:value-type="float" office:value="0.712748171368861" calcext:value-type="float">
            <text:p>0.712748171368861</text:p>
          </table:table-cell>
          <table:table-cell office:value-type="float" office:value="0.737565308254963" calcext:value-type="float">
            <text:p>0.737565308254963</text:p>
          </table:table-cell>
          <table:table-cell office:value-type="float" office:value="0.667816091954023" calcext:value-type="float">
            <text:p>0.667816091954023</text:p>
          </table:table-cell>
          <table:table-cell office:value-type="float" office:value="0.65841170323929" calcext:value-type="float">
            <text:p>0.65841170323929</text:p>
          </table:table-cell>
          <table:table-cell office:value-type="float" office:value="0.591640543364681" calcext:value-type="float">
            <text:p>0.591640543364681</text:p>
          </table:table-cell>
          <table:table-cell office:value-type="float" office:value="0.647910135841171" calcext:value-type="float">
            <text:p>0.647910135841171</text:p>
          </table:table-cell>
          <table:table-cell office:value-type="float" office:value="0.543991640543365" calcext:value-type="float">
            <text:p>0.543991640543365</text:p>
          </table:table-cell>
          <table:table-cell office:value-type="float" office:value="0.615987479686737" calcext:value-type="float">
            <text:p>0.615987479686737</text:p>
          </table:table-cell>
          <table:table-cell table:formula="of:=IF([.P106]; 1-[.P106]/MIN([.B106:.O106]); &quot;&quot;)" office:value-type="float" office:value="-0.13234732627777" calcext:value-type="float">
            <text:p>-0.13234732627777</text:p>
          </table:table-cell>
          <table:table-cell table:formula="of:=IF([.P106]; 1-[.P106]/MAX([.B106:.O106]); &quot;&quot;)" office:value-type="float" office:value="0.223882538265805" calcext:value-type="float">
            <text:p>0.223882538265805</text:p>
          </table:table-cell>
          <table:table-cell table:formula="of:=IF([.P106]; 1-[.P106]/AVERAGE([.B106:.O106]); &quot;&quot;)" office:value-type="float" office:value="0.0996170396523164" calcext:value-type="float">
            <text:p>0.099617039652316</text:p>
          </table:table-cell>
          <table:table-cell table:formula="of:=IF([.P106]&gt;MAX([.B106:.O106]); 1; IF([.P106]&gt;AVERAGE([.B106:.O106]); 2; IF([.P106]&gt;MIN([.B106:.O106]); 3; IF([.P106]&gt;MAX([.B106:.O106])*0.75; 4; 5))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ms</text:p>
          </table:table-cell>
          <table:table-cell office:value-type="float" office:value="0.768398268398268" calcext:value-type="float">
            <text:p>0.768398268398268</text:p>
          </table:table-cell>
          <table:table-cell office:value-type="float" office:value="0.716450216450216" calcext:value-type="float">
            <text:p>0.716450216450216</text:p>
          </table:table-cell>
          <table:table-cell office:value-type="float" office:value="0.720346320346321" calcext:value-type="float">
            <text:p>0.720346320346321</text:p>
          </table:table-cell>
          <table:table-cell office:value-type="float" office:value="0.780952380952381" calcext:value-type="float">
            <text:p>0.78095238095238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58874458874459" calcext:value-type="float">
            <text:p>0.758874458874459</text:p>
          </table:table-cell>
          <table:table-cell office:value-type="float" office:value="0.693073593073593" calcext:value-type="float">
            <text:p>0.693073593073593</text:p>
          </table:table-cell>
          <table:table-cell office:value-type="float" office:value="0.778354978354978" calcext:value-type="float">
            <text:p>0.778354978354978</text:p>
          </table:table-cell>
          <table:table-cell office:value-type="float" office:value="0.717316017316017" calcext:value-type="float">
            <text:p>0.717316017316017</text:p>
          </table:table-cell>
          <table:table-cell office:value-type="float" office:value="0.662337662337662" calcext:value-type="float">
            <text:p>0.662337662337662</text:p>
          </table:table-cell>
          <table:table-cell office:value-type="float" office:value="0.725541125541125" calcext:value-type="float">
            <text:p>0.725541125541125</text:p>
          </table:table-cell>
          <table:table-cell office:value-type="float" office:value="0.686580086580087" calcext:value-type="float">
            <text:p>0.686580086580087</text:p>
          </table:table-cell>
          <table:table-cell office:value-type="float" office:value="0.612121212121212" calcext:value-type="float">
            <text:p>0.612121212121212</text:p>
          </table:table-cell>
          <table:table-cell office:value-type="float" office:value="0.725108225108225" calcext:value-type="float">
            <text:p>0.725108225108225</text:p>
          </table:table-cell>
          <table:table-cell office:value-type="float" office:value="0.597402572631836" calcext:value-type="float">
            <text:p>0.597402572631836</text:p>
          </table:table-cell>
          <table:table-cell table:formula="of:=IF([.P107]; 1-[.P107]/MIN([.B107:.O107]); &quot;&quot;)" office:value-type="float" office:value="0.0240453021361096" calcext:value-type="float">
            <text:p>0.02404530213611</text:p>
          </table:table-cell>
          <table:table-cell table:formula="of:=IF([.P107]; 1-[.P107]/MAX([.B107:.O107]); &quot;&quot;)" office:value-type="float" office:value="0.235033291142161" calcext:value-type="float">
            <text:p>0.235033291142161</text:p>
          </table:table-cell>
          <table:table-cell table:formula="of:=IF([.P107]; 1-[.P107]/AVERAGE([.B107:.O107]); &quot;&quot;)" office:value-type="float" office:value="0.17017441805199" calcext:value-type="float">
            <text:p>0.17017441805199</text:p>
          </table:table-cell>
          <table:table-cell table:formula="of:=IF([.P107]&gt;MAX([.B107:.O107]); 1; IF([.P107]&gt;AVERAGE([.B107:.O107]); 2; IF([.P107]&gt;MIN([.B107:.O107]); 3; IF([.P107]&gt;MAX([.B107:.O107])*0.75; 4; 5))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msTwoClass</text:p>
          </table:table-cell>
          <table:table-cell office:value-type="float" office:value="0.786147186147186" calcext:value-type="float">
            <text:p>0.786147186147186</text:p>
          </table:table-cell>
          <table:table-cell office:value-type="float" office:value="0.789610389610389" calcext:value-type="float">
            <text:p>0.789610389610389</text:p>
          </table:table-cell>
          <table:table-cell office:value-type="float" office:value="0.78961038961039" calcext:value-type="float">
            <text:p>0.78961038961039</text:p>
          </table:table-cell>
          <table:table-cell office:value-type="float" office:value="0.802597402597402" calcext:value-type="float">
            <text:p>0.802597402597402</text:p>
          </table:table-cell>
          <table:table-cell office:value-type="float" office:value="0.785281385281385" calcext:value-type="float">
            <text:p>0.785281385281385</text:p>
          </table:table-cell>
          <table:table-cell office:value-type="float" office:value="0.767965367965368" calcext:value-type="float">
            <text:p>0.767965367965368</text:p>
          </table:table-cell>
          <table:table-cell office:value-type="float" office:value="0.769264069264069" calcext:value-type="float">
            <text:p>0.769264069264069</text:p>
          </table:table-cell>
          <table:table-cell office:value-type="float" office:value="0.800432900432901" calcext:value-type="float">
            <text:p>0.800432900432901</text:p>
          </table:table-cell>
          <table:table-cell office:value-type="float" office:value="0.807792207792208" calcext:value-type="float">
            <text:p>0.807792207792208</text:p>
          </table:table-cell>
          <table:table-cell office:value-type="float" office:value="0.790909090909091" calcext:value-type="float">
            <text:p>0.790909090909091</text:p>
          </table:table-cell>
          <table:table-cell office:value-type="float" office:value="0.807792207792208" calcext:value-type="float">
            <text:p>0.807792207792208</text:p>
          </table:table-cell>
          <table:table-cell office:value-type="float" office:value="0.785281385281385" calcext:value-type="float">
            <text:p>0.785281385281385</text:p>
          </table:table-cell>
          <table:table-cell office:value-type="float" office:value="0.693506493506493" calcext:value-type="float">
            <text:p>0.693506493506493</text:p>
          </table:table-cell>
          <table:table-cell office:value-type="float" office:value="0.792207792207792" calcext:value-type="float">
            <text:p>0.792207792207792</text:p>
          </table:table-cell>
          <table:table-cell office:value-type="float" office:value="0.493506491184235" calcext:value-type="float">
            <text:p>0.493506491184235</text:p>
          </table:table-cell>
          <table:table-cell table:formula="of:=IF([.P108]; 1-[.P108]/MIN([.B108:.O108]); &quot;&quot;)" office:value-type="float" office:value="0.288389516457189" calcext:value-type="float">
            <text:p>0.288389516457189</text:p>
          </table:table-cell>
          <table:table-cell table:formula="of:=IF([.P108]; 1-[.P108]/MAX([.B108:.O108]); &quot;&quot;)" office:value-type="float" office:value="0.389067526990578" calcext:value-type="float">
            <text:p>0.389067526990578</text:p>
          </table:table-cell>
          <table:table-cell table:style-name="ce3" table:formula="of:=IF([.P108]; 1-[.P108]/AVERAGE([.B108:.O108]); &quot;&quot;)" office:value-type="float" office:value="0.370091173978839" calcext:value-type="float">
            <text:p>0.370091173978839</text:p>
          </table:table-cell>
          <table:table-cell table:formula="of:=IF([.P108]&gt;MAX([.B108:.O108]); 1; IF([.P108]&gt;AVERAGE([.B108:.O108]); 2; IF([.P108]&gt;MIN([.B108:.O108]); 3; IF([.P108]&gt;MAX([.B108:.O108])*0.75; 4; 5))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ga</text:p>
          </table:table-cell>
          <table:table-cell office:value-type="float" office:value="0.872633333333333" calcext:value-type="float">
            <text:p>0.872633333333333</text:p>
          </table:table-cell>
          <table:table-cell office:value-type="float" office:value="0.912433333333333" calcext:value-type="float">
            <text:p>0.912433333333333</text:p>
          </table:table-cell>
          <table:table-cell office:value-type="float" office:value="0.913844444444444" calcext:value-type="float">
            <text:p>0.913844444444444</text:p>
          </table:table-cell>
          <table:table-cell office:value-type="float" office:value="0.912411111111111" calcext:value-type="float">
            <text:p>0.912411111111111</text:p>
          </table:table-cell>
          <table:table-cell office:value-type="float" office:value="0.879988888888889" calcext:value-type="float">
            <text:p>0.879988888888889</text:p>
          </table:table-cell>
          <table:table-cell office:value-type="float" office:value="0.877211111111111" calcext:value-type="float">
            <text:p>0.877211111111111</text:p>
          </table:table-cell>
          <table:table-cell office:value-type="float" office:value="0.887444444444444" calcext:value-type="float">
            <text:p>0.887444444444444</text:p>
          </table:table-cell>
          <table:table-cell office:value-type="float" office:value="0.892377777777778" calcext:value-type="float">
            <text:p>0.892377777777778</text:p>
          </table:table-cell>
          <table:table-cell office:value-type="float" office:value="0.915055555555555" calcext:value-type="float">
            <text:p>0.915055555555555</text:p>
          </table:table-cell>
          <table:table-cell office:value-type="float" office:value="0.912122222222222" calcext:value-type="float">
            <text:p>0.912122222222222</text:p>
          </table:table-cell>
          <table:table-cell office:value-type="float" office:value="0.910155555555555" calcext:value-type="float">
            <text:p>0.910155555555555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03822222222222" calcext:value-type="float">
            <text:p>0.803822222222222</text:p>
          </table:table-cell>
          <table:table-cell office:value-type="float" office:value="0.791666686534882" calcext:value-type="float">
            <text:p>0.791666686534882</text:p>
          </table:table-cell>
          <table:table-cell table:formula="of:=IF([.P109]; 1-[.P109]/MIN([.B109:.O109]); &quot;&quot;)" office:value-type="float" office:value="0.0151221692450051" calcext:value-type="float">
            <text:p>0.015122169245005</text:p>
          </table:table-cell>
          <table:table-cell table:formula="of:=IF([.P109]; 1-[.P109]/MAX([.B109:.O109]); &quot;&quot;)" office:value-type="float" office:value="0.134843035782413" calcext:value-type="float">
            <text:p>0.134843035782413</text:p>
          </table:table-cell>
          <table:table-cell table:formula="of:=IF([.P109]; 1-[.P109]/AVERAGE([.B109:.O109]); &quot;&quot;)" office:value-type="float" office:value="0.105641830826036" calcext:value-type="float">
            <text:p>0.105641830826036</text:p>
          </table:table-cell>
          <table:table-cell table:formula="of:=IF([.P109]&gt;MAX([.B109:.O109]); 1; IF([.P109]&gt;AVERAGE([.B109:.O109]); 2; IF([.P109]&gt;MIN([.B109:.O109]); 3; IF([.P109]&gt;MAX([.B109:.O109])*0.75; 4; 5))))" office:value-type="float" office:value="4" calcext:value-type="float">
            <text:p>4</text:p>
          </table:table-cell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16"/>
          <table:table-cell table:style-name="Default" table:formula="of:=AVERAGE([.Q2:.Q109])" office:value-type="float" office:value="-0.0398034538713962" calcext:value-type="float">
            <text:p>-0.039803453871396</text:p>
          </table:table-cell>
          <table:table-cell table:formula="of:=AVERAGE([.R2:.R109])" office:value-type="float" office:value="0.206283435739921" calcext:value-type="float">
            <text:p>0.206283435739921</text:p>
          </table:table-cell>
          <table:table-cell table:formula="of:=AVERAGE([.S2:.S109])" office:value-type="float" office:value="0.155166648983105" calcext:value-type="float">
            <text:p>0.155166648983105</text:p>
          </table:table-cell>
          <table:table-cell table:style-name="Default"/>
        </table:table-row>
        <calcext:conditional-formats>
          <calcext:conditional-format calcext:target-range-address="results_all.P2:results_all.P2">
            <calcext:condition calcext:apply-style-name="Good" calcext:value="formula-is([$results_all.$Q$2]&lt;0)" calcext:base-cell-address="results_all.P2"/>
          </calcext:conditional-format>
          <calcext:conditional-format calcext:target-range-address="results_all.S108:results_all.S108">
            <calcext:color-scale>
              <calcext:color-scale-entry calcext:value="0" calcext:type="minimum" calcext:color="#ff0000"/>
              <calcext:color-scale-entry calcext:value="=50" calcext:type="formula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sults_all.T2:results_all.T109">
            <calcext:condition calcext:apply-style-name="VeryGood" calcext:value="=1" calcext:base-cell-address="results_all.T2"/>
            <calcext:condition calcext:apply-style-name="Good" calcext:value="=2" calcext:base-cell-address="results_all.T2"/>
            <calcext:condition calcext:apply-style-name="Neutral" calcext:value="=3" calcext:base-cell-address="results_all.T2"/>
            <calcext:condition calcext:apply-style-name="Bad" calcext:value="=4" calcext:base-cell-address="results_all.T2"/>
            <calcext:condition calcext:apply-style-name="Error" calcext:value="=5" calcext:base-cell-address="results_all.T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eryGood" style:family="table-cell" style:parent-style-name="Good">
      <style:table-cell-properties fo:background-color="#00a9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00:24:03.413885636</dc:date>
    <meta:editing-duration>PT5M54S</meta:editing-duration>
    <meta:editing-cycles>1</meta:editing-cycles>
    <meta:document-statistic meta:table-count="1" meta:cell-count="2171" meta:object-count="0"/>
    <meta:generator>LibreOffice/6.4.7.2$Linux_X86_64 LibreOffice_project/40$Build-2</meta:generator>
  </office:meta>
</office:document-meta>
</file>